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3.572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0.222cm"/>
    </style:style>
    <style:style style:name="co7" style:family="table-column">
      <style:table-column-properties fo:break-before="auto" style:column-width="4.671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30.378cm"/>
    </style:style>
    <style:style style:name="co10" style:family="table-column">
      <style:table-column-properties fo:break-before="auto" style:column-width="0.22cm"/>
    </style:style>
    <style:style style:name="co11" style:family="table-column">
      <style:table-column-properties fo:break-before="auto" style:column-width="2.828cm"/>
    </style:style>
    <style:style style:name="ro1" style:family="table-row">
      <style:table-row-properties style:row-height="0.2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212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053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274e13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 style:data-style-name="N36">
      <style:table-cell-properties fo:background-color="#274e13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3">
      <style:table-cell-properties fo:background-color="#94bd5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ackground-color="#94bd5e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cell-protect="none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94bd5e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 style:data-style-name="N3">
      <style:table-cell-properties fo:background-color="#94bd5e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274e1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fo:background-color="#274e1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ackground-color="#94bd5e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fo:background-color="#94bd5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274e1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2" style:family="table-cell" style:parent-style-name="Default">
      <style:table-cell-properties fo:background-color="#274e13"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3" style:family="table-cell" style:parent-style-name="Default" style:data-style-name="N11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 style:data-style-name="N1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fo:background-color="#94bd5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gr1" style:family="graphic">
      <style:graphic-properties draw:stroke="solid" svg:stroke-width="0cm" svg:stroke-color="#b3b3b3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shadow="visible" draw:shadow-color="#b3b3b3" draw:ole-draw-aspect="1"/>
    </style:style>
    <style:style style:name="gr2" style:family="graphic">
      <style:graphic-properties draw:stroke="solid" svg:stroke-width="0cm" svg:stroke-color="#b3b3b3" draw:fill="bitmap" draw:fill-color="#ffffff" draw:fill-image-name="Empty" draw:textarea-horizontal-align="center" draw:textarea-vertical-align="top" draw:auto-grow-height="false" fo:padding-top="0.125cm" fo:padding-bottom="0.125cm" fo:padding-left="0.25cm" fo:padding-right="0.25cm" fo:wrap-option="wrap" draw:shadow="visible" draw:shadow-color="#b3b3b3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 table:structure-protected="true" table:protection-key="pa2/7VrnCaUfBZvderIAjODoCm0=" table:protection-key-digest-algorithm="http://www.w3.org/2000/09/xmldsig#sha1">
      <table:calculation-settings table:case-sensitive="false" table:automatic-find-labels="false" table:use-regular-expressions="false">
        <table:iteration table:maximum-difference="0.0001"/>
      </table:calculation-settings>
      <table:table table:name="Steps" table:style-name="ta1">
        <office:forms form:automatic-focus="false" form:apply-design-mode="false"/>
        <table:table-column table:style-name="co1" table:default-cell-style-name="ce4"/>
        <table:table-column table:style-name="co2" table:visibility="collapse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11" table:visibility="collapse" table:number-columns-repeated="1013" table:default-cell-style-name="ce4"/>
        <table:table-row table:style-name="ro1">
          <table:table-cell table:style-name="ce1" table:number-columns-repeated="5"/>
          <table:table-cell table:style-name="ce17" table:number-columns-repeated="2"/>
          <table:table-cell table:style-name="ce1" table:number-columns-repeated="2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Distance (KM)</text:p>
          </table:table-cell>
          <table:table-cell table:style-name="ce1" office:value-type="string" calcext:value-type="string">
            <text:p>Calories</text:p>
          </table:table-cell>
          <table:table-cell table:style-name="ce17" table:number-columns-spanned="2" table:number-rows-spanned="1"/>
          <table:covered-table-cell table:style-name="ce17"/>
          <table:table-cell table:style-name="ce1" table:number-columns-repeated="2"/>
          <table:table-cell table:style-name="ce26">
            <draw:frame table:end-cell-address="Steps.J14" table:end-x="29.749cm" table:end-y="0.459cm" draw:z-index="0" draw:name="Chart 2" draw:style-name="gr1" draw:text-style-name="P1" svg:width="14cm" svg:height="5.542cm" svg:x="15.749cm" svg:y="0.315cm">
              <draw:object draw:notify-on-update-of-ranges="Steps.G15:Steps.G15 Steps.G16:Steps.G380" xlink:href="./Object 1" xlink:type="simple" xlink:show="embed" xlink:actuate="onLoad"/>
              <draw:image xlink:href="./ObjectReplacements/Object 1" xlink:type="simple" xlink:show="embed" xlink:actuate="onLoad"/>
            </draw:frame>
            <draw:frame table:end-cell-address="Steps.J14" table:end-x="14.749cm" table:end-y="0.461cm" draw:z-index="1" draw:name="Chart 3" draw:style-name="gr2" draw:text-style-name="P1" svg:width="14cm" svg:height="5.544cm" svg:x="0.749cm" svg:y="0.315cm">
              <draw:object draw:notify-on-update-of-ranges="Steps.A16:Steps.A380 Steps.C15:Steps.C15 Steps.C16:Steps.C380 Steps.H15:Steps.H15 Steps.H16:Steps.H38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7"/>
          <table:table-cell table:number-columns-repeated="1013"/>
        </table:table-row>
        <table:table-row table:style-name="ro3">
          <table:table-cell table:style-name="ce1" office:value-type="string" calcext:value-type="string">
            <text:p>Total</text:p>
          </table:table-cell>
          <table:table-cell table:style-name="ce5"/>
          <table:table-cell table:style-name="ce7" table:formula="of:=IF(NoDays=0;&quot;&quot;;SUM(Steps))">
            <text:p/>
          </table:table-cell>
          <table:table-cell table:style-name="ce13" table:formula="of:=IF(NoDays=0;&quot;&quot;;SUM(Distance))">
            <text:p/>
          </table:table-cell>
          <table:table-cell table:style-name="ce7" table:formula="of:=IF(NoDays=0;&quot;&quot;;SUM(Calories))">
            <text:p/>
          </table:table-cell>
          <table:table-cell table:style-name="ce18" office:value-type="string" calcext:value-type="string" table:number-columns-spanned="2" table:number-rows-spanned="1">
            <text:p>Number of Days</text:p>
          </table:table-cell>
          <table:covered-table-cell table:style-name="ce18"/>
          <table:table-cell table:style-name="ce7" table:formula="of:=COUNTA(Steps)" office:value-type="float" office:value="0" calcext:value-type="float">
            <text:p>0</text:p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5"/>
          <table:table-cell table:style-name="ce7" table:formula="of:=IF(NoDays=0;&quot;&quot;;ROUND(TotalSteps/NoDays;0))">
            <text:p/>
          </table:table-cell>
          <table:table-cell table:style-name="ce14" table:formula="of:=IF(NoDays=0;&quot;&quot;;TotalDistance/NoDays)">
            <text:p/>
          </table:table-cell>
          <table:table-cell table:style-name="ce7" table:formula="of:=IF(NoDays=0;&quot;&quot;;TotalCalories/NoDays)">
            <text:p/>
          </table:table-cell>
          <table:table-cell table:style-name="ce18" office:value-type="string" calcext:value-type="string" table:number-columns-spanned="2" table:number-rows-spanned="1">
            <text:p>Distance (m) /Step</text:p>
          </table:table-cell>
          <table:covered-table-cell table:style-name="ce18"/>
          <table:table-cell table:style-name="ce14" table:formula="of:=IF(NoDays=0;&quot;&quot;;TotalDistance*1000/TotalSteps)">
            <text:p/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Max</text:p>
          </table:table-cell>
          <table:table-cell table:style-name="ce5"/>
          <table:table-cell table:style-name="ce7" table:formula="of:=IF(NoDays=0;&quot;&quot;;MAX(Steps))">
            <text:p/>
          </table:table-cell>
          <table:table-cell table:style-name="ce14" table:formula="of:=IF(NoDays=0;&quot;&quot;;MAX(Distance))">
            <text:p/>
          </table:table-cell>
          <table:table-cell table:style-name="ce7" table:formula="of:=IF(NoDays=0;&quot;&quot;;MAX(Calories))">
            <text:p/>
          </table:table-cell>
          <table:table-cell table:style-name="ce18" office:value-type="string" calcext:value-type="string" table:number-columns-spanned="2" table:number-rows-spanned="1">
            <text:p>Steps/Calorie</text:p>
          </table:table-cell>
          <table:covered-table-cell table:style-name="ce18"/>
          <table:table-cell table:style-name="ce24" table:formula="of:=IF(NoDays=0;&quot;&quot;;ROUND(TotalSteps/TotalCalories))">
            <text:p/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4">
          <table:table-cell table:style-name="ce1" table:number-columns-repeated="9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Goal</text:p>
          </table:table-cell>
          <table:table-cell table:style-name="ce5"/>
          <table:table-cell table:style-name="ce9" table:formula="of:=0.9*Goal" office:value-type="float" office:value="9000" calcext:value-type="float">
            <text:p>9000</text:p>
          </table:table-cell>
          <table:table-cell table:style-name="ce15" office:value-type="float" office:value="10000" calcext:value-type="float">
            <text:p>10,000</text:p>
          </table:table-cell>
          <table:table-cell table:style-name="ce16" table:formula="of:=2*Goal" office:value-type="float" office:value="20000" calcext:value-type="float">
            <text:p>20,000</text:p>
          </table:table-cell>
          <table:table-cell table:style-name="ce19" table:formula="of:=3*Goal" office:value-type="float" office:value="30000" calcext:value-type="float" table:number-columns-spanned="2" table:number-rows-spanned="1">
            <text:p>30000</text:p>
          </table:table-cell>
          <table:covered-table-cell table:style-name="ce19"/>
          <table:table-cell table:style-name="ce9" table:formula="of:=4*Goal" office:value-type="float" office:value="40000" calcext:value-type="float">
            <text:p>40000</text:p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Time Goal Achieved</text:p>
          </table:table-cell>
          <table:table-cell table:style-name="ce5"/>
          <table:table-cell table:style-name="ce7" table:formula="of:=COUNTIF(Steps;&quot;&gt;=&quot;&amp;[.C7])" office:value-type="float" office:value="0" calcext:value-type="float">
            <text:p>0</text:p>
          </table:table-cell>
          <table:table-cell table:style-name="ce7" table:formula="of:=COUNTIF(Steps;&quot;&gt;=&quot;&amp;[.D7])" office:value-type="float" office:value="0" calcext:value-type="float">
            <text:p>0</text:p>
          </table:table-cell>
          <table:table-cell table:style-name="ce7" table:formula="of:=COUNTIF(Steps;&quot;&gt;=&quot;&amp;[.E7])" office:value-type="float" office:value="0" calcext:value-type="float">
            <text:p>0</text:p>
          </table:table-cell>
          <table:table-cell table:style-name="ce20" table:formula="of:=COUNTIF(Steps;&quot;&gt;=&quot;&amp;[.F7])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7" table:formula="of:=COUNTIF(Steps;&quot;&gt;=&quot;&amp;[.H7])" office:value-type="float" office:value="0" calcext:value-type="float">
            <text:p>0</text:p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Achievement Ratio</text:p>
          </table:table-cell>
          <table:table-cell table:style-name="ce5"/>
          <table:table-cell table:style-name="ce10" table:formula="of:=IF(NoDays=0;&quot;&quot;;[.C8]/NoDays)">
            <text:p/>
          </table:table-cell>
          <table:table-cell table:style-name="ce10" table:formula="of:=IF(NoDays=0;&quot;&quot;;[.D8]/NoDays)">
            <text:p/>
          </table:table-cell>
          <table:table-cell table:style-name="ce10" table:formula="of:=IF(NoDays=0;&quot;&quot;;[.E8]/NoDays)">
            <text:p/>
          </table:table-cell>
          <table:table-cell table:style-name="ce10"/>
          <table:table-cell table:style-name="ce10" table:formula="of:=IF(NoDays=0;&quot;&quot;;[.G8]/NoDays)">
            <text:p/>
          </table:table-cell>
          <table:table-cell table:style-name="ce10" table:formula="of:=IF(NoDays=0;&quot;&quot;;[.H8]/NoDays)">
            <text:p/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5">
          <table:table-cell table:style-name="ce1" table:number-columns-repeated="5"/>
          <table:table-cell table:style-name="ce17" table:number-columns-spanned="3" table:number-rows-spanned="1"/>
          <table:covered-table-cell table:number-columns-repeated="2" table:style-name="ce17"/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6">
          <table:table-cell table:style-name="ce1" office:value-type="string" calcext:value-type="string">
            <text:p>Standard Dev</text:p>
          </table:table-cell>
          <table:table-cell table:style-name="ce1" office:value-type="string" calcext:value-type="string">
            <text:p>Std Deviations</text:p>
          </table:table-cell>
          <table:table-cell table:style-name="ce2" office:value-type="string" calcext:value-type="string">
            <text:p>Lowest Bound</text:p>
          </table:table-cell>
          <table:table-cell table:style-name="ce2" office:value-type="string" calcext:value-type="string">
            <text:p>Highest Bound</text:p>
          </table:table-cell>
          <table:table-cell table:style-name="ce11" table:formula="of:=IF(NoDays&lt;2;&quot;&quot;;STDEV([.C16:.C380]))">
            <text:p/>
          </table:table-cell>
          <table:table-cell table:style-name="ce17" table:number-columns-spanned="3" table:number-rows-spanned="1"/>
          <table:covered-table-cell table:number-columns-repeated="2" table:style-name="ce17"/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0.5 Standard Dev</text:p>
          </table:table-cell>
          <table:table-cell table:style-name="ce6" office:value-type="float" office:value="0.5" calcext:value-type="float">
            <text:p>0.5</text:p>
          </table:table-cell>
          <table:table-cell table:style-name="ce11" table:formula="of:=IF(NoDays&lt;2;&quot;&quot;;IF(StepsPerDay-([.$B12]*StdDevVal)&lt;0;0;StepsPerDay-([.$B12]*StdDevVal)))">
            <text:p/>
          </table:table-cell>
          <table:table-cell table:style-name="ce11" table:formula="of:=IF(NoDays&lt;2;&quot;&quot;;StepsPerDay+([.$B12]*StdDevVal))">
            <text:p/>
          </table:table-cell>
          <table:table-cell table:style-name="ce10" table:formula="of:=IF(NoDays&lt;2;&quot;&quot;;COUNTIFS(Steps;&quot;&gt;=&quot;&amp;[.C12];Steps;&quot;&lt;&quot;&amp;[.D12])/NoDays)">
            <text:p/>
          </table:table-cell>
          <table:table-cell table:style-name="ce17" table:number-columns-spanned="3" table:number-rows-spanned="1"/>
          <table:covered-table-cell table:number-columns-repeated="2" table:style-name="ce17"/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1 Standard Dev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IF(NoDays&lt;2;&quot;&quot;;IF(StepsPerDay-([.$B13]*StdDevVal)&lt;0;0;StepsPerDay-([.$B13]*StdDevVal)))">
            <text:p/>
          </table:table-cell>
          <table:table-cell table:style-name="ce11" table:formula="of:=IF(NoDays&lt;2;&quot;&quot;;StepsPerDay+([.$B13]*StdDevVal))">
            <text:p/>
          </table:table-cell>
          <table:table-cell table:style-name="ce10" table:formula="of:=IF(NoDays&lt;2;&quot;&quot;;COUNTIFS(Steps;&quot;&gt;=&quot;&amp;[.C13];Steps;&quot;&lt;&quot;&amp;[.D13])/NoDays)">
            <text:p/>
          </table:table-cell>
          <table:table-cell table:style-name="ce17" table:number-columns-spanned="3" table:number-rows-spanned="1"/>
          <table:covered-table-cell table:number-columns-repeated="2" table:style-name="ce17"/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2 Standard Dev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IF(NoDays&lt;2;&quot;&quot;;IF(StepsPerDay-([.$B14]*StdDevVal)&lt;0;0;StepsPerDay-([.$B14]*StdDevVal)))">
            <text:p/>
          </table:table-cell>
          <table:table-cell table:style-name="ce11" table:formula="of:=IF(NoDays&lt;2;&quot;&quot;;StepsPerDay+([.$B14]*StdDevVal))">
            <text:p/>
          </table:table-cell>
          <table:table-cell table:style-name="ce10" table:formula="of:=IF(NoDays&lt;2;&quot;&quot;;COUNTIFS(Steps;&quot;&gt;=&quot;&amp;[.C14];Steps;&quot;&lt;&quot;&amp;[.D14])/NoDays)">
            <text:p/>
          </table:table-cell>
          <table:table-cell table:style-name="ce21" office:value-type="string" calcext:value-type="string" table:number-columns-spanned="3" table:number-rows-spanned="1">
            <text:p>Cumulative</text:p>
          </table:table-cell>
          <table:covered-table-cell table:number-columns-repeated="2" table:style-name="ce21"/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Calories</text:p>
          </table:table-cell>
          <table:table-cell table:style-name="ce1"/>
          <table:table-cell table:style-name="ce22" office:value-type="string" calcext:value-type="string">
            <text:p>Achievement Ratio</text:p>
          </table:table-cell>
          <table:table-cell table:style-name="ce22" office:value-type="string" calcext:value-type="string">
            <text:p>Average</text:p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7">
          <table:table-cell table:style-name="ce3" office:value-type="date" office:date-value="2015-01-01" calcext:value-type="date">
            <text:p>01/01/2015</text:p>
          </table:table-cell>
          <table:table-cell table:style-name="ce8" table:formula="of:=ROUND([.C1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])=0;&quot;&quot;;COUNTIF([.$C$16:.C16];&quot;&gt;=&quot;&amp;Goal)/COUNTA([.$C$16:.C16]))">
            <text:p/>
          </table:table-cell>
          <table:table-cell table:style-name="ce25" table:formula="of:=IF(COUNTA([.C16])=0;&quot;&quot;;SUM([.$C$16:.C16])/COUNT([.$C$16:.C1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2" calcext:value-type="date">
            <text:p>02/01/2015</text:p>
          </table:table-cell>
          <table:table-cell table:style-name="ce8" table:formula="of:=ROUND([.C1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])=0;&quot;&quot;;COUNTIF([.$C$16:.C17];&quot;&gt;=&quot;&amp;Goal)/COUNTA([.$C$16:.C17]))">
            <text:p/>
          </table:table-cell>
          <table:table-cell table:style-name="ce25" table:formula="of:=IF(COUNTA([.C17])=0;&quot;&quot;;SUM([.$C$16:.C17])/COUNT([.$C$16:.C1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3" calcext:value-type="date">
            <text:p>03/01/2015</text:p>
          </table:table-cell>
          <table:table-cell table:style-name="ce8" table:formula="of:=ROUND([.C1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])=0;&quot;&quot;;COUNTIF([.$C$16:.C18];&quot;&gt;=&quot;&amp;Goal)/COUNTA([.$C$16:.C18]))">
            <text:p/>
          </table:table-cell>
          <table:table-cell table:style-name="ce25" table:formula="of:=IF(COUNTA([.C18])=0;&quot;&quot;;SUM([.$C$16:.C18])/COUNT([.$C$16:.C1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4" calcext:value-type="date">
            <text:p>04/01/2015</text:p>
          </table:table-cell>
          <table:table-cell table:style-name="ce8" table:formula="of:=ROUND([.C1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])=0;&quot;&quot;;COUNTIF([.$C$16:.C19];&quot;&gt;=&quot;&amp;Goal)/COUNTA([.$C$16:.C19]))">
            <text:p/>
          </table:table-cell>
          <table:table-cell table:style-name="ce25" table:formula="of:=IF(COUNTA([.C19])=0;&quot;&quot;;SUM([.$C$16:.C19])/COUNT([.$C$16:.C1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5" calcext:value-type="date">
            <text:p>05/01/2015</text:p>
          </table:table-cell>
          <table:table-cell table:style-name="ce8" table:formula="of:=ROUND([.C2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])=0;&quot;&quot;;COUNTIF([.$C$16:.C20];&quot;&gt;=&quot;&amp;Goal)/COUNTA([.$C$16:.C20]))">
            <text:p/>
          </table:table-cell>
          <table:table-cell table:style-name="ce25" table:formula="of:=IF(COUNTA([.C20])=0;&quot;&quot;;SUM([.$C$16:.C20])/COUNT([.$C$16:.C2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6" calcext:value-type="date">
            <text:p>06/01/2015</text:p>
          </table:table-cell>
          <table:table-cell table:style-name="ce8" table:formula="of:=ROUND([.C2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])=0;&quot;&quot;;COUNTIF([.$C$16:.C21];&quot;&gt;=&quot;&amp;Goal)/COUNTA([.$C$16:.C21]))">
            <text:p/>
          </table:table-cell>
          <table:table-cell table:style-name="ce25" table:formula="of:=IF(COUNTA([.C21])=0;&quot;&quot;;SUM([.$C$16:.C21])/COUNT([.$C$16:.C2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7" calcext:value-type="date">
            <text:p>07/01/2015</text:p>
          </table:table-cell>
          <table:table-cell table:style-name="ce8" table:formula="of:=ROUND([.C2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])=0;&quot;&quot;;COUNTIF([.$C$16:.C22];&quot;&gt;=&quot;&amp;Goal)/COUNTA([.$C$16:.C22]))">
            <text:p/>
          </table:table-cell>
          <table:table-cell table:style-name="ce25" table:formula="of:=IF(COUNTA([.C22])=0;&quot;&quot;;SUM([.$C$16:.C22])/COUNT([.$C$16:.C2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8" calcext:value-type="date">
            <text:p>08/01/2015</text:p>
          </table:table-cell>
          <table:table-cell table:style-name="ce8" table:formula="of:=ROUND([.C2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])=0;&quot;&quot;;COUNTIF([.$C$16:.C23];&quot;&gt;=&quot;&amp;Goal)/COUNTA([.$C$16:.C23]))">
            <text:p/>
          </table:table-cell>
          <table:table-cell table:style-name="ce25" table:formula="of:=IF(COUNTA([.C23])=0;&quot;&quot;;SUM([.$C$16:.C23])/COUNT([.$C$16:.C2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9" calcext:value-type="date">
            <text:p>09/01/2015</text:p>
          </table:table-cell>
          <table:table-cell table:style-name="ce8" table:formula="of:=ROUND([.C2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])=0;&quot;&quot;;COUNTIF([.$C$16:.C24];&quot;&gt;=&quot;&amp;Goal)/COUNTA([.$C$16:.C24]))">
            <text:p/>
          </table:table-cell>
          <table:table-cell table:style-name="ce25" table:formula="of:=IF(COUNTA([.C24])=0;&quot;&quot;;SUM([.$C$16:.C24])/COUNT([.$C$16:.C2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0" calcext:value-type="date">
            <text:p>10/01/2015</text:p>
          </table:table-cell>
          <table:table-cell table:style-name="ce8" table:formula="of:=ROUND([.C2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])=0;&quot;&quot;;COUNTIF([.$C$16:.C25];&quot;&gt;=&quot;&amp;Goal)/COUNTA([.$C$16:.C25]))">
            <text:p/>
          </table:table-cell>
          <table:table-cell table:style-name="ce25" table:formula="of:=IF(COUNTA([.C25])=0;&quot;&quot;;SUM([.$C$16:.C25])/COUNT([.$C$16:.C2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1" calcext:value-type="date">
            <text:p>11/01/2015</text:p>
          </table:table-cell>
          <table:table-cell table:style-name="ce8" table:formula="of:=ROUND([.C2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])=0;&quot;&quot;;COUNTIF([.$C$16:.C26];&quot;&gt;=&quot;&amp;Goal)/COUNTA([.$C$16:.C26]))">
            <text:p/>
          </table:table-cell>
          <table:table-cell table:style-name="ce25" table:formula="of:=IF(COUNTA([.C26])=0;&quot;&quot;;SUM([.$C$16:.C26])/COUNT([.$C$16:.C2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2" calcext:value-type="date">
            <text:p>12/01/2015</text:p>
          </table:table-cell>
          <table:table-cell table:style-name="ce8" table:formula="of:=ROUND([.C2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])=0;&quot;&quot;;COUNTIF([.$C$16:.C27];&quot;&gt;=&quot;&amp;Goal)/COUNTA([.$C$16:.C27]))">
            <text:p/>
          </table:table-cell>
          <table:table-cell table:style-name="ce25" table:formula="of:=IF(COUNTA([.C27])=0;&quot;&quot;;SUM([.$C$16:.C27])/COUNT([.$C$16:.C2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3" calcext:value-type="date">
            <text:p>13/01/2015</text:p>
          </table:table-cell>
          <table:table-cell table:style-name="ce8" table:formula="of:=ROUND([.C2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])=0;&quot;&quot;;COUNTIF([.$C$16:.C28];&quot;&gt;=&quot;&amp;Goal)/COUNTA([.$C$16:.C28]))">
            <text:p/>
          </table:table-cell>
          <table:table-cell table:style-name="ce25" table:formula="of:=IF(COUNTA([.C28])=0;&quot;&quot;;SUM([.$C$16:.C28])/COUNT([.$C$16:.C2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4" calcext:value-type="date">
            <text:p>14/01/2015</text:p>
          </table:table-cell>
          <table:table-cell table:style-name="ce8" table:formula="of:=ROUND([.C2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])=0;&quot;&quot;;COUNTIF([.$C$16:.C29];&quot;&gt;=&quot;&amp;Goal)/COUNTA([.$C$16:.C29]))">
            <text:p/>
          </table:table-cell>
          <table:table-cell table:style-name="ce25" table:formula="of:=IF(COUNTA([.C29])=0;&quot;&quot;;SUM([.$C$16:.C29])/COUNT([.$C$16:.C2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5" calcext:value-type="date">
            <text:p>15/01/2015</text:p>
          </table:table-cell>
          <table:table-cell table:style-name="ce8" table:formula="of:=ROUND([.C3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])=0;&quot;&quot;;COUNTIF([.$C$16:.C30];&quot;&gt;=&quot;&amp;Goal)/COUNTA([.$C$16:.C30]))">
            <text:p/>
          </table:table-cell>
          <table:table-cell table:style-name="ce25" table:formula="of:=IF(COUNTA([.C30])=0;&quot;&quot;;SUM([.$C$16:.C30])/COUNT([.$C$16:.C3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6" calcext:value-type="date">
            <text:p>16/01/2015</text:p>
          </table:table-cell>
          <table:table-cell table:style-name="ce8" table:formula="of:=ROUND([.C3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])=0;&quot;&quot;;COUNTIF([.$C$16:.C31];&quot;&gt;=&quot;&amp;Goal)/COUNTA([.$C$16:.C31]))">
            <text:p/>
          </table:table-cell>
          <table:table-cell table:style-name="ce25" table:formula="of:=IF(COUNTA([.C31])=0;&quot;&quot;;SUM([.$C$16:.C31])/COUNT([.$C$16:.C3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7" calcext:value-type="date">
            <text:p>17/01/2015</text:p>
          </table:table-cell>
          <table:table-cell table:style-name="ce8" table:formula="of:=ROUND([.C3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])=0;&quot;&quot;;COUNTIF([.$C$16:.C32];&quot;&gt;=&quot;&amp;Goal)/COUNTA([.$C$16:.C32]))">
            <text:p/>
          </table:table-cell>
          <table:table-cell table:style-name="ce25" table:formula="of:=IF(COUNTA([.C32])=0;&quot;&quot;;SUM([.$C$16:.C32])/COUNT([.$C$16:.C3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8" calcext:value-type="date">
            <text:p>18/01/2015</text:p>
          </table:table-cell>
          <table:table-cell table:style-name="ce8" table:formula="of:=ROUND([.C3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])=0;&quot;&quot;;COUNTIF([.$C$16:.C33];&quot;&gt;=&quot;&amp;Goal)/COUNTA([.$C$16:.C33]))">
            <text:p/>
          </table:table-cell>
          <table:table-cell table:style-name="ce25" table:formula="of:=IF(COUNTA([.C33])=0;&quot;&quot;;SUM([.$C$16:.C33])/COUNT([.$C$16:.C3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19" calcext:value-type="date">
            <text:p>19/01/2015</text:p>
          </table:table-cell>
          <table:table-cell table:style-name="ce8" table:formula="of:=ROUND([.C3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])=0;&quot;&quot;;COUNTIF([.$C$16:.C34];&quot;&gt;=&quot;&amp;Goal)/COUNTA([.$C$16:.C34]))">
            <text:p/>
          </table:table-cell>
          <table:table-cell table:style-name="ce25" table:formula="of:=IF(COUNTA([.C34])=0;&quot;&quot;;SUM([.$C$16:.C34])/COUNT([.$C$16:.C3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0" calcext:value-type="date">
            <text:p>20/01/2015</text:p>
          </table:table-cell>
          <table:table-cell table:style-name="ce8" table:formula="of:=ROUND([.C3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])=0;&quot;&quot;;COUNTIF([.$C$16:.C35];&quot;&gt;=&quot;&amp;Goal)/COUNTA([.$C$16:.C35]))">
            <text:p/>
          </table:table-cell>
          <table:table-cell table:style-name="ce25" table:formula="of:=IF(COUNTA([.C35])=0;&quot;&quot;;SUM([.$C$16:.C35])/COUNT([.$C$16:.C3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1" calcext:value-type="date">
            <text:p>21/01/2015</text:p>
          </table:table-cell>
          <table:table-cell table:style-name="ce8" table:formula="of:=ROUND([.C3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])=0;&quot;&quot;;COUNTIF([.$C$16:.C36];&quot;&gt;=&quot;&amp;Goal)/COUNTA([.$C$16:.C36]))">
            <text:p/>
          </table:table-cell>
          <table:table-cell table:style-name="ce25" table:formula="of:=IF(COUNTA([.C36])=0;&quot;&quot;;SUM([.$C$16:.C36])/COUNT([.$C$16:.C3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2" calcext:value-type="date">
            <text:p>22/01/2015</text:p>
          </table:table-cell>
          <table:table-cell table:style-name="ce8" table:formula="of:=ROUND([.C3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])=0;&quot;&quot;;COUNTIF([.$C$16:.C37];&quot;&gt;=&quot;&amp;Goal)/COUNTA([.$C$16:.C37]))">
            <text:p/>
          </table:table-cell>
          <table:table-cell table:style-name="ce25" table:formula="of:=IF(COUNTA([.C37])=0;&quot;&quot;;SUM([.$C$16:.C37])/COUNT([.$C$16:.C3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3" calcext:value-type="date">
            <text:p>23/01/2015</text:p>
          </table:table-cell>
          <table:table-cell table:style-name="ce8" table:formula="of:=ROUND([.C3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8])=0;&quot;&quot;;COUNTIF([.$C$16:.C38];&quot;&gt;=&quot;&amp;Goal)/COUNTA([.$C$16:.C38]))">
            <text:p/>
          </table:table-cell>
          <table:table-cell table:style-name="ce25" table:formula="of:=IF(COUNTA([.C38])=0;&quot;&quot;;SUM([.$C$16:.C38])/COUNT([.$C$16:.C3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4" calcext:value-type="date">
            <text:p>24/01/2015</text:p>
          </table:table-cell>
          <table:table-cell table:style-name="ce8" table:formula="of:=ROUND([.C3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9])=0;&quot;&quot;;COUNTIF([.$C$16:.C39];&quot;&gt;=&quot;&amp;Goal)/COUNTA([.$C$16:.C39]))">
            <text:p/>
          </table:table-cell>
          <table:table-cell table:style-name="ce25" table:formula="of:=IF(COUNTA([.C39])=0;&quot;&quot;;SUM([.$C$16:.C39])/COUNT([.$C$16:.C3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5" calcext:value-type="date">
            <text:p>25/01/2015</text:p>
          </table:table-cell>
          <table:table-cell table:style-name="ce8" table:formula="of:=ROUND([.C4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0])=0;&quot;&quot;;COUNTIF([.$C$16:.C40];&quot;&gt;=&quot;&amp;Goal)/COUNTA([.$C$16:.C40]))">
            <text:p/>
          </table:table-cell>
          <table:table-cell table:style-name="ce25" table:formula="of:=IF(COUNTA([.C40])=0;&quot;&quot;;SUM([.$C$16:.C40])/COUNT([.$C$16:.C4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6" calcext:value-type="date">
            <text:p>26/01/2015</text:p>
          </table:table-cell>
          <table:table-cell table:style-name="ce8" table:formula="of:=ROUND([.C4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1])=0;&quot;&quot;;COUNTIF([.$C$16:.C41];&quot;&gt;=&quot;&amp;Goal)/COUNTA([.$C$16:.C41]))">
            <text:p/>
          </table:table-cell>
          <table:table-cell table:style-name="ce25" table:formula="of:=IF(COUNTA([.C41])=0;&quot;&quot;;SUM([.$C$16:.C41])/COUNT([.$C$16:.C4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7" calcext:value-type="date">
            <text:p>27/01/2015</text:p>
          </table:table-cell>
          <table:table-cell table:style-name="ce8" table:formula="of:=ROUND([.C4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2])=0;&quot;&quot;;COUNTIF([.$C$16:.C42];&quot;&gt;=&quot;&amp;Goal)/COUNTA([.$C$16:.C42]))">
            <text:p/>
          </table:table-cell>
          <table:table-cell table:style-name="ce25" table:formula="of:=IF(COUNTA([.C42])=0;&quot;&quot;;SUM([.$C$16:.C42])/COUNT([.$C$16:.C4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8" calcext:value-type="date">
            <text:p>28/01/2015</text:p>
          </table:table-cell>
          <table:table-cell table:style-name="ce8" table:formula="of:=ROUND([.C4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3])=0;&quot;&quot;;COUNTIF([.$C$16:.C43];&quot;&gt;=&quot;&amp;Goal)/COUNTA([.$C$16:.C43]))">
            <text:p/>
          </table:table-cell>
          <table:table-cell table:style-name="ce25" table:formula="of:=IF(COUNTA([.C43])=0;&quot;&quot;;SUM([.$C$16:.C43])/COUNT([.$C$16:.C4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9" calcext:value-type="date">
            <text:p>29/01/2015</text:p>
          </table:table-cell>
          <table:table-cell table:style-name="ce8" table:formula="of:=ROUND([.C4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4])=0;&quot;&quot;;COUNTIF([.$C$16:.C44];&quot;&gt;=&quot;&amp;Goal)/COUNTA([.$C$16:.C44]))">
            <text:p/>
          </table:table-cell>
          <table:table-cell table:style-name="ce25" table:formula="of:=IF(COUNTA([.C44])=0;&quot;&quot;;SUM([.$C$16:.C44])/COUNT([.$C$16:.C4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30" calcext:value-type="date">
            <text:p>30/01/2015</text:p>
          </table:table-cell>
          <table:table-cell table:style-name="ce8" table:formula="of:=ROUND([.C4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5])=0;&quot;&quot;;COUNTIF([.$C$16:.C45];&quot;&gt;=&quot;&amp;Goal)/COUNTA([.$C$16:.C45]))">
            <text:p/>
          </table:table-cell>
          <table:table-cell table:style-name="ce25" table:formula="of:=IF(COUNTA([.C45])=0;&quot;&quot;;SUM([.$C$16:.C45])/COUNT([.$C$16:.C4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31" calcext:value-type="date">
            <text:p>31/01/2015</text:p>
          </table:table-cell>
          <table:table-cell table:style-name="ce8" table:formula="of:=ROUND([.C4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6])=0;&quot;&quot;;COUNTIF([.$C$16:.C46];&quot;&gt;=&quot;&amp;Goal)/COUNTA([.$C$16:.C46]))">
            <text:p/>
          </table:table-cell>
          <table:table-cell table:style-name="ce25" table:formula="of:=IF(COUNTA([.C46])=0;&quot;&quot;;SUM([.$C$16:.C46])/COUNT([.$C$16:.C4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1" calcext:value-type="date">
            <text:p>01/02/2015</text:p>
          </table:table-cell>
          <table:table-cell table:style-name="ce8" table:formula="of:=ROUND([.C4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7])=0;&quot;&quot;;COUNTIF([.$C$16:.C47];&quot;&gt;=&quot;&amp;Goal)/COUNTA([.$C$16:.C47]))">
            <text:p/>
          </table:table-cell>
          <table:table-cell table:style-name="ce25" table:formula="of:=IF(COUNTA([.C47])=0;&quot;&quot;;SUM([.$C$16:.C47])/COUNT([.$C$16:.C4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2" calcext:value-type="date">
            <text:p>02/02/2015</text:p>
          </table:table-cell>
          <table:table-cell table:style-name="ce8" table:formula="of:=ROUND([.C4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8])=0;&quot;&quot;;COUNTIF([.$C$16:.C48];&quot;&gt;=&quot;&amp;Goal)/COUNTA([.$C$16:.C48]))">
            <text:p/>
          </table:table-cell>
          <table:table-cell table:style-name="ce25" table:formula="of:=IF(COUNTA([.C48])=0;&quot;&quot;;SUM([.$C$16:.C48])/COUNT([.$C$16:.C4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3" calcext:value-type="date">
            <text:p>03/02/2015</text:p>
          </table:table-cell>
          <table:table-cell table:style-name="ce8" table:formula="of:=ROUND([.C4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9])=0;&quot;&quot;;COUNTIF([.$C$16:.C49];&quot;&gt;=&quot;&amp;Goal)/COUNTA([.$C$16:.C49]))">
            <text:p/>
          </table:table-cell>
          <table:table-cell table:style-name="ce25" table:formula="of:=IF(COUNTA([.C49])=0;&quot;&quot;;SUM([.$C$16:.C49])/COUNT([.$C$16:.C4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4" calcext:value-type="date">
            <text:p>04/02/2015</text:p>
          </table:table-cell>
          <table:table-cell table:style-name="ce8" table:formula="of:=ROUND([.C5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0])=0;&quot;&quot;;COUNTIF([.$C$16:.C50];&quot;&gt;=&quot;&amp;Goal)/COUNTA([.$C$16:.C50]))">
            <text:p/>
          </table:table-cell>
          <table:table-cell table:style-name="ce25" table:formula="of:=IF(COUNTA([.C50])=0;&quot;&quot;;SUM([.$C$16:.C50])/COUNT([.$C$16:.C5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5" calcext:value-type="date">
            <text:p>05/02/2015</text:p>
          </table:table-cell>
          <table:table-cell table:style-name="ce8" table:formula="of:=ROUND([.C5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1])=0;&quot;&quot;;COUNTIF([.$C$16:.C51];&quot;&gt;=&quot;&amp;Goal)/COUNTA([.$C$16:.C51]))">
            <text:p/>
          </table:table-cell>
          <table:table-cell table:style-name="ce25" table:formula="of:=IF(COUNTA([.C51])=0;&quot;&quot;;SUM([.$C$16:.C51])/COUNT([.$C$16:.C5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6" calcext:value-type="date">
            <text:p>06/02/2015</text:p>
          </table:table-cell>
          <table:table-cell table:style-name="ce8" table:formula="of:=ROUND([.C5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2])=0;&quot;&quot;;COUNTIF([.$C$16:.C52];&quot;&gt;=&quot;&amp;Goal)/COUNTA([.$C$16:.C52]))">
            <text:p/>
          </table:table-cell>
          <table:table-cell table:style-name="ce25" table:formula="of:=IF(COUNTA([.C52])=0;&quot;&quot;;SUM([.$C$16:.C52])/COUNT([.$C$16:.C5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7" calcext:value-type="date">
            <text:p>07/02/2015</text:p>
          </table:table-cell>
          <table:table-cell table:style-name="ce8" table:formula="of:=ROUND([.C5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3])=0;&quot;&quot;;COUNTIF([.$C$16:.C53];&quot;&gt;=&quot;&amp;Goal)/COUNTA([.$C$16:.C53]))">
            <text:p/>
          </table:table-cell>
          <table:table-cell table:style-name="ce25" table:formula="of:=IF(COUNTA([.C53])=0;&quot;&quot;;SUM([.$C$16:.C53])/COUNT([.$C$16:.C5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8" calcext:value-type="date">
            <text:p>08/02/2015</text:p>
          </table:table-cell>
          <table:table-cell table:style-name="ce8" table:formula="of:=ROUND([.C5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4])=0;&quot;&quot;;COUNTIF([.$C$16:.C54];&quot;&gt;=&quot;&amp;Goal)/COUNTA([.$C$16:.C54]))">
            <text:p/>
          </table:table-cell>
          <table:table-cell table:style-name="ce25" table:formula="of:=IF(COUNTA([.C54])=0;&quot;&quot;;SUM([.$C$16:.C54])/COUNT([.$C$16:.C5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9" calcext:value-type="date">
            <text:p>09/02/2015</text:p>
          </table:table-cell>
          <table:table-cell table:style-name="ce8" table:formula="of:=ROUND([.C5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5])=0;&quot;&quot;;COUNTIF([.$C$16:.C55];&quot;&gt;=&quot;&amp;Goal)/COUNTA([.$C$16:.C55]))">
            <text:p/>
          </table:table-cell>
          <table:table-cell table:style-name="ce25" table:formula="of:=IF(COUNTA([.C55])=0;&quot;&quot;;SUM([.$C$16:.C55])/COUNT([.$C$16:.C5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0" calcext:value-type="date">
            <text:p>10/02/2015</text:p>
          </table:table-cell>
          <table:table-cell table:style-name="ce8" table:formula="of:=ROUND([.C5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6])=0;&quot;&quot;;COUNTIF([.$C$16:.C56];&quot;&gt;=&quot;&amp;Goal)/COUNTA([.$C$16:.C56]))">
            <text:p/>
          </table:table-cell>
          <table:table-cell table:style-name="ce25" table:formula="of:=IF(COUNTA([.C56])=0;&quot;&quot;;SUM([.$C$16:.C56])/COUNT([.$C$16:.C5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1" calcext:value-type="date">
            <text:p>11/02/2015</text:p>
          </table:table-cell>
          <table:table-cell table:style-name="ce8" table:formula="of:=ROUND([.C5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7])=0;&quot;&quot;;COUNTIF([.$C$16:.C57];&quot;&gt;=&quot;&amp;Goal)/COUNTA([.$C$16:.C57]))">
            <text:p/>
          </table:table-cell>
          <table:table-cell table:style-name="ce25" table:formula="of:=IF(COUNTA([.C57])=0;&quot;&quot;;SUM([.$C$16:.C57])/COUNT([.$C$16:.C5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2" calcext:value-type="date">
            <text:p>12/02/2015</text:p>
          </table:table-cell>
          <table:table-cell table:style-name="ce8" table:formula="of:=ROUND([.C5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8])=0;&quot;&quot;;COUNTIF([.$C$16:.C58];&quot;&gt;=&quot;&amp;Goal)/COUNTA([.$C$16:.C58]))">
            <text:p/>
          </table:table-cell>
          <table:table-cell table:style-name="ce25" table:formula="of:=IF(COUNTA([.C58])=0;&quot;&quot;;SUM([.$C$16:.C58])/COUNT([.$C$16:.C5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3" calcext:value-type="date">
            <text:p>13/02/2015</text:p>
          </table:table-cell>
          <table:table-cell table:style-name="ce8" table:formula="of:=ROUND([.C5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9])=0;&quot;&quot;;COUNTIF([.$C$16:.C59];&quot;&gt;=&quot;&amp;Goal)/COUNTA([.$C$16:.C59]))">
            <text:p/>
          </table:table-cell>
          <table:table-cell table:style-name="ce25" table:formula="of:=IF(COUNTA([.C59])=0;&quot;&quot;;SUM([.$C$16:.C59])/COUNT([.$C$16:.C5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4" calcext:value-type="date">
            <text:p>14/02/2015</text:p>
          </table:table-cell>
          <table:table-cell table:style-name="ce8" table:formula="of:=ROUND([.C6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0])=0;&quot;&quot;;COUNTIF([.$C$16:.C60];&quot;&gt;=&quot;&amp;Goal)/COUNTA([.$C$16:.C60]))">
            <text:p/>
          </table:table-cell>
          <table:table-cell table:style-name="ce25" table:formula="of:=IF(COUNTA([.C60])=0;&quot;&quot;;SUM([.$C$16:.C60])/COUNT([.$C$16:.C6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5" calcext:value-type="date">
            <text:p>15/02/2015</text:p>
          </table:table-cell>
          <table:table-cell table:style-name="ce8" table:formula="of:=ROUND([.C6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1])=0;&quot;&quot;;COUNTIF([.$C$16:.C61];&quot;&gt;=&quot;&amp;Goal)/COUNTA([.$C$16:.C61]))">
            <text:p/>
          </table:table-cell>
          <table:table-cell table:style-name="ce25" table:formula="of:=IF(COUNTA([.C61])=0;&quot;&quot;;SUM([.$C$16:.C61])/COUNT([.$C$16:.C6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6" calcext:value-type="date">
            <text:p>16/02/2015</text:p>
          </table:table-cell>
          <table:table-cell table:style-name="ce8" table:formula="of:=ROUND([.C6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2])=0;&quot;&quot;;COUNTIF([.$C$16:.C62];&quot;&gt;=&quot;&amp;Goal)/COUNTA([.$C$16:.C62]))">
            <text:p/>
          </table:table-cell>
          <table:table-cell table:style-name="ce25" table:formula="of:=IF(COUNTA([.C62])=0;&quot;&quot;;SUM([.$C$16:.C62])/COUNT([.$C$16:.C6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7" calcext:value-type="date">
            <text:p>17/02/2015</text:p>
          </table:table-cell>
          <table:table-cell table:style-name="ce8" table:formula="of:=ROUND([.C6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3])=0;&quot;&quot;;COUNTIF([.$C$16:.C63];&quot;&gt;=&quot;&amp;Goal)/COUNTA([.$C$16:.C63]))">
            <text:p/>
          </table:table-cell>
          <table:table-cell table:style-name="ce25" table:formula="of:=IF(COUNTA([.C63])=0;&quot;&quot;;SUM([.$C$16:.C63])/COUNT([.$C$16:.C6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8" calcext:value-type="date">
            <text:p>18/02/2015</text:p>
          </table:table-cell>
          <table:table-cell table:style-name="ce8" table:formula="of:=ROUND([.C6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4])=0;&quot;&quot;;COUNTIF([.$C$16:.C64];&quot;&gt;=&quot;&amp;Goal)/COUNTA([.$C$16:.C64]))">
            <text:p/>
          </table:table-cell>
          <table:table-cell table:style-name="ce25" table:formula="of:=IF(COUNTA([.C64])=0;&quot;&quot;;SUM([.$C$16:.C64])/COUNT([.$C$16:.C6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9" calcext:value-type="date">
            <text:p>19/02/2015</text:p>
          </table:table-cell>
          <table:table-cell table:style-name="ce8" table:formula="of:=ROUND([.C6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5])=0;&quot;&quot;;COUNTIF([.$C$16:.C65];&quot;&gt;=&quot;&amp;Goal)/COUNTA([.$C$16:.C65]))">
            <text:p/>
          </table:table-cell>
          <table:table-cell table:style-name="ce25" table:formula="of:=IF(COUNTA([.C65])=0;&quot;&quot;;SUM([.$C$16:.C65])/COUNT([.$C$16:.C6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0" calcext:value-type="date">
            <text:p>20/02/2015</text:p>
          </table:table-cell>
          <table:table-cell table:style-name="ce8" table:formula="of:=ROUND([.C6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6])=0;&quot;&quot;;COUNTIF([.$C$16:.C66];&quot;&gt;=&quot;&amp;Goal)/COUNTA([.$C$16:.C66]))">
            <text:p/>
          </table:table-cell>
          <table:table-cell table:style-name="ce25" table:formula="of:=IF(COUNTA([.C66])=0;&quot;&quot;;SUM([.$C$16:.C66])/COUNT([.$C$16:.C6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1" calcext:value-type="date">
            <text:p>21/02/2015</text:p>
          </table:table-cell>
          <table:table-cell table:style-name="ce8" table:formula="of:=ROUND([.C6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7])=0;&quot;&quot;;COUNTIF([.$C$16:.C67];&quot;&gt;=&quot;&amp;Goal)/COUNTA([.$C$16:.C67]))">
            <text:p/>
          </table:table-cell>
          <table:table-cell table:style-name="ce25" table:formula="of:=IF(COUNTA([.C67])=0;&quot;&quot;;SUM([.$C$16:.C67])/COUNT([.$C$16:.C6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2" calcext:value-type="date">
            <text:p>22/02/2015</text:p>
          </table:table-cell>
          <table:table-cell table:style-name="ce8" table:formula="of:=ROUND([.C6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8])=0;&quot;&quot;;COUNTIF([.$C$16:.C68];&quot;&gt;=&quot;&amp;Goal)/COUNTA([.$C$16:.C68]))">
            <text:p/>
          </table:table-cell>
          <table:table-cell table:style-name="ce25" table:formula="of:=IF(COUNTA([.C68])=0;&quot;&quot;;SUM([.$C$16:.C68])/COUNT([.$C$16:.C6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3" calcext:value-type="date">
            <text:p>23/02/2015</text:p>
          </table:table-cell>
          <table:table-cell table:style-name="ce8" table:formula="of:=ROUND([.C6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9])=0;&quot;&quot;;COUNTIF([.$C$16:.C69];&quot;&gt;=&quot;&amp;Goal)/COUNTA([.$C$16:.C69]))">
            <text:p/>
          </table:table-cell>
          <table:table-cell table:style-name="ce25" table:formula="of:=IF(COUNTA([.C69])=0;&quot;&quot;;SUM([.$C$16:.C69])/COUNT([.$C$16:.C6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4" calcext:value-type="date">
            <text:p>24/02/2015</text:p>
          </table:table-cell>
          <table:table-cell table:style-name="ce8" table:formula="of:=ROUND([.C7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0])=0;&quot;&quot;;COUNTIF([.$C$16:.C70];&quot;&gt;=&quot;&amp;Goal)/COUNTA([.$C$16:.C70]))">
            <text:p/>
          </table:table-cell>
          <table:table-cell table:style-name="ce25" table:formula="of:=IF(COUNTA([.C70])=0;&quot;&quot;;SUM([.$C$16:.C70])/COUNT([.$C$16:.C7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5" calcext:value-type="date">
            <text:p>25/02/2015</text:p>
          </table:table-cell>
          <table:table-cell table:style-name="ce8" table:formula="of:=ROUND([.C7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1])=0;&quot;&quot;;COUNTIF([.$C$16:.C71];&quot;&gt;=&quot;&amp;Goal)/COUNTA([.$C$16:.C71]))">
            <text:p/>
          </table:table-cell>
          <table:table-cell table:style-name="ce25" table:formula="of:=IF(COUNTA([.C71])=0;&quot;&quot;;SUM([.$C$16:.C71])/COUNT([.$C$16:.C7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6" calcext:value-type="date">
            <text:p>26/02/2015</text:p>
          </table:table-cell>
          <table:table-cell table:style-name="ce8" table:formula="of:=ROUND([.C7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2])=0;&quot;&quot;;COUNTIF([.$C$16:.C72];&quot;&gt;=&quot;&amp;Goal)/COUNTA([.$C$16:.C72]))">
            <text:p/>
          </table:table-cell>
          <table:table-cell table:style-name="ce25" table:formula="of:=IF(COUNTA([.C72])=0;&quot;&quot;;SUM([.$C$16:.C72])/COUNT([.$C$16:.C7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7" calcext:value-type="date">
            <text:p>27/02/2015</text:p>
          </table:table-cell>
          <table:table-cell table:style-name="ce8" table:formula="of:=ROUND([.C7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3])=0;&quot;&quot;;COUNTIF([.$C$16:.C73];&quot;&gt;=&quot;&amp;Goal)/COUNTA([.$C$16:.C73]))">
            <text:p/>
          </table:table-cell>
          <table:table-cell table:style-name="ce25" table:formula="of:=IF(COUNTA([.C73])=0;&quot;&quot;;SUM([.$C$16:.C73])/COUNT([.$C$16:.C7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8" calcext:value-type="date">
            <text:p>28/02/2015</text:p>
          </table:table-cell>
          <table:table-cell table:style-name="ce8" table:formula="of:=ROUND([.C7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4])=0;&quot;&quot;;COUNTIF([.$C$16:.C74];&quot;&gt;=&quot;&amp;Goal)/COUNTA([.$C$16:.C74]))">
            <text:p/>
          </table:table-cell>
          <table:table-cell table:style-name="ce25" table:formula="of:=IF(COUNTA([.C74])=0;&quot;&quot;;SUM([.$C$16:.C74])/COUNT([.$C$16:.C7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1" calcext:value-type="date">
            <text:p>01/03/2015</text:p>
          </table:table-cell>
          <table:table-cell table:style-name="ce8" table:formula="of:=ROUND([.C7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5])=0;&quot;&quot;;COUNTIF([.$C$16:.C75];&quot;&gt;=&quot;&amp;Goal)/COUNTA([.$C$16:.C75]))">
            <text:p/>
          </table:table-cell>
          <table:table-cell table:style-name="ce25" table:formula="of:=IF(COUNTA([.C75])=0;&quot;&quot;;SUM([.$C$16:.C75])/COUNT([.$C$16:.C7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2" calcext:value-type="date">
            <text:p>02/03/2015</text:p>
          </table:table-cell>
          <table:table-cell table:style-name="ce8" table:formula="of:=ROUND([.C7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6])=0;&quot;&quot;;COUNTIF([.$C$16:.C76];&quot;&gt;=&quot;&amp;Goal)/COUNTA([.$C$16:.C76]))">
            <text:p/>
          </table:table-cell>
          <table:table-cell table:style-name="ce25" table:formula="of:=IF(COUNTA([.C76])=0;&quot;&quot;;SUM([.$C$16:.C76])/COUNT([.$C$16:.C7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3" calcext:value-type="date">
            <text:p>03/03/2015</text:p>
          </table:table-cell>
          <table:table-cell table:style-name="ce8" table:formula="of:=ROUND([.C7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7])=0;&quot;&quot;;COUNTIF([.$C$16:.C77];&quot;&gt;=&quot;&amp;Goal)/COUNTA([.$C$16:.C77]))">
            <text:p/>
          </table:table-cell>
          <table:table-cell table:style-name="ce25" table:formula="of:=IF(COUNTA([.C77])=0;&quot;&quot;;SUM([.$C$16:.C77])/COUNT([.$C$16:.C7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4" calcext:value-type="date">
            <text:p>04/03/2015</text:p>
          </table:table-cell>
          <table:table-cell table:style-name="ce8" table:formula="of:=ROUND([.C7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8])=0;&quot;&quot;;COUNTIF([.$C$16:.C78];&quot;&gt;=&quot;&amp;Goal)/COUNTA([.$C$16:.C78]))">
            <text:p/>
          </table:table-cell>
          <table:table-cell table:style-name="ce25" table:formula="of:=IF(COUNTA([.C78])=0;&quot;&quot;;SUM([.$C$16:.C78])/COUNT([.$C$16:.C7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5" calcext:value-type="date">
            <text:p>05/03/2015</text:p>
          </table:table-cell>
          <table:table-cell table:style-name="ce8" table:formula="of:=ROUND([.C7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9])=0;&quot;&quot;;COUNTIF([.$C$16:.C79];&quot;&gt;=&quot;&amp;Goal)/COUNTA([.$C$16:.C79]))">
            <text:p/>
          </table:table-cell>
          <table:table-cell table:style-name="ce25" table:formula="of:=IF(COUNTA([.C79])=0;&quot;&quot;;SUM([.$C$16:.C79])/COUNT([.$C$16:.C7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6" calcext:value-type="date">
            <text:p>06/03/2015</text:p>
          </table:table-cell>
          <table:table-cell table:style-name="ce8" table:formula="of:=ROUND([.C8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0])=0;&quot;&quot;;COUNTIF([.$C$16:.C80];&quot;&gt;=&quot;&amp;Goal)/COUNTA([.$C$16:.C80]))">
            <text:p/>
          </table:table-cell>
          <table:table-cell table:style-name="ce25" table:formula="of:=IF(COUNTA([.C80])=0;&quot;&quot;;SUM([.$C$16:.C80])/COUNT([.$C$16:.C8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7" calcext:value-type="date">
            <text:p>07/03/2015</text:p>
          </table:table-cell>
          <table:table-cell table:style-name="ce8" table:formula="of:=ROUND([.C8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1])=0;&quot;&quot;;COUNTIF([.$C$16:.C81];&quot;&gt;=&quot;&amp;Goal)/COUNTA([.$C$16:.C81]))">
            <text:p/>
          </table:table-cell>
          <table:table-cell table:style-name="ce25" table:formula="of:=IF(COUNTA([.C81])=0;&quot;&quot;;SUM([.$C$16:.C81])/COUNT([.$C$16:.C8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8" calcext:value-type="date">
            <text:p>08/03/2015</text:p>
          </table:table-cell>
          <table:table-cell table:style-name="ce8" table:formula="of:=ROUND([.C8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2])=0;&quot;&quot;;COUNTIF([.$C$16:.C82];&quot;&gt;=&quot;&amp;Goal)/COUNTA([.$C$16:.C82]))">
            <text:p/>
          </table:table-cell>
          <table:table-cell table:style-name="ce25" table:formula="of:=IF(COUNTA([.C82])=0;&quot;&quot;;SUM([.$C$16:.C82])/COUNT([.$C$16:.C8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9" calcext:value-type="date">
            <text:p>09/03/2015</text:p>
          </table:table-cell>
          <table:table-cell table:style-name="ce8" table:formula="of:=ROUND([.C8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3])=0;&quot;&quot;;COUNTIF([.$C$16:.C83];&quot;&gt;=&quot;&amp;Goal)/COUNTA([.$C$16:.C83]))">
            <text:p/>
          </table:table-cell>
          <table:table-cell table:style-name="ce25" table:formula="of:=IF(COUNTA([.C83])=0;&quot;&quot;;SUM([.$C$16:.C83])/COUNT([.$C$16:.C8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0" calcext:value-type="date">
            <text:p>10/03/2015</text:p>
          </table:table-cell>
          <table:table-cell table:style-name="ce8" table:formula="of:=ROUND([.C8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4])=0;&quot;&quot;;COUNTIF([.$C$16:.C84];&quot;&gt;=&quot;&amp;Goal)/COUNTA([.$C$16:.C84]))">
            <text:p/>
          </table:table-cell>
          <table:table-cell table:style-name="ce25" table:formula="of:=IF(COUNTA([.C84])=0;&quot;&quot;;SUM([.$C$16:.C84])/COUNT([.$C$16:.C8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1" calcext:value-type="date">
            <text:p>11/03/2015</text:p>
          </table:table-cell>
          <table:table-cell table:style-name="ce8" table:formula="of:=ROUND([.C8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5])=0;&quot;&quot;;COUNTIF([.$C$16:.C85];&quot;&gt;=&quot;&amp;Goal)/COUNTA([.$C$16:.C85]))">
            <text:p/>
          </table:table-cell>
          <table:table-cell table:style-name="ce25" table:formula="of:=IF(COUNTA([.C85])=0;&quot;&quot;;SUM([.$C$16:.C85])/COUNT([.$C$16:.C8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2" calcext:value-type="date">
            <text:p>12/03/2015</text:p>
          </table:table-cell>
          <table:table-cell table:style-name="ce8" table:formula="of:=ROUND([.C8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6])=0;&quot;&quot;;COUNTIF([.$C$16:.C86];&quot;&gt;=&quot;&amp;Goal)/COUNTA([.$C$16:.C86]))">
            <text:p/>
          </table:table-cell>
          <table:table-cell table:style-name="ce25" table:formula="of:=IF(COUNTA([.C86])=0;&quot;&quot;;SUM([.$C$16:.C86])/COUNT([.$C$16:.C8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3" calcext:value-type="date">
            <text:p>13/03/2015</text:p>
          </table:table-cell>
          <table:table-cell table:style-name="ce8" table:formula="of:=ROUND([.C8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7])=0;&quot;&quot;;COUNTIF([.$C$16:.C87];&quot;&gt;=&quot;&amp;Goal)/COUNTA([.$C$16:.C87]))">
            <text:p/>
          </table:table-cell>
          <table:table-cell table:style-name="ce25" table:formula="of:=IF(COUNTA([.C87])=0;&quot;&quot;;SUM([.$C$16:.C87])/COUNT([.$C$16:.C8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4" calcext:value-type="date">
            <text:p>14/03/2015</text:p>
          </table:table-cell>
          <table:table-cell table:style-name="ce8" table:formula="of:=ROUND([.C8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8])=0;&quot;&quot;;COUNTIF([.$C$16:.C88];&quot;&gt;=&quot;&amp;Goal)/COUNTA([.$C$16:.C88]))">
            <text:p/>
          </table:table-cell>
          <table:table-cell table:style-name="ce25" table:formula="of:=IF(COUNTA([.C88])=0;&quot;&quot;;SUM([.$C$16:.C88])/COUNT([.$C$16:.C8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5" calcext:value-type="date">
            <text:p>15/03/2015</text:p>
          </table:table-cell>
          <table:table-cell table:style-name="ce8" table:formula="of:=ROUND([.C8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9])=0;&quot;&quot;;COUNTIF([.$C$16:.C89];&quot;&gt;=&quot;&amp;Goal)/COUNTA([.$C$16:.C89]))">
            <text:p/>
          </table:table-cell>
          <table:table-cell table:style-name="ce25" table:formula="of:=IF(COUNTA([.C89])=0;&quot;&quot;;SUM([.$C$16:.C89])/COUNT([.$C$16:.C8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6" calcext:value-type="date">
            <text:p>16/03/2015</text:p>
          </table:table-cell>
          <table:table-cell table:style-name="ce8" table:formula="of:=ROUND([.C9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0])=0;&quot;&quot;;COUNTIF([.$C$16:.C90];&quot;&gt;=&quot;&amp;Goal)/COUNTA([.$C$16:.C90]))">
            <text:p/>
          </table:table-cell>
          <table:table-cell table:style-name="ce25" table:formula="of:=IF(COUNTA([.C90])=0;&quot;&quot;;SUM([.$C$16:.C90])/COUNT([.$C$16:.C9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7" calcext:value-type="date">
            <text:p>17/03/2015</text:p>
          </table:table-cell>
          <table:table-cell table:style-name="ce8" table:formula="of:=ROUND([.C9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1])=0;&quot;&quot;;COUNTIF([.$C$16:.C91];&quot;&gt;=&quot;&amp;Goal)/COUNTA([.$C$16:.C91]))">
            <text:p/>
          </table:table-cell>
          <table:table-cell table:style-name="ce25" table:formula="of:=IF(COUNTA([.C91])=0;&quot;&quot;;SUM([.$C$16:.C91])/COUNT([.$C$16:.C9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8" calcext:value-type="date">
            <text:p>18/03/2015</text:p>
          </table:table-cell>
          <table:table-cell table:style-name="ce8" table:formula="of:=ROUND([.C9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2])=0;&quot;&quot;;COUNTIF([.$C$16:.C92];&quot;&gt;=&quot;&amp;Goal)/COUNTA([.$C$16:.C92]))">
            <text:p/>
          </table:table-cell>
          <table:table-cell table:style-name="ce25" table:formula="of:=IF(COUNTA([.C92])=0;&quot;&quot;;SUM([.$C$16:.C92])/COUNT([.$C$16:.C9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9" calcext:value-type="date">
            <text:p>19/03/2015</text:p>
          </table:table-cell>
          <table:table-cell table:style-name="ce8" table:formula="of:=ROUND([.C9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3])=0;&quot;&quot;;COUNTIF([.$C$16:.C93];&quot;&gt;=&quot;&amp;Goal)/COUNTA([.$C$16:.C93]))">
            <text:p/>
          </table:table-cell>
          <table:table-cell table:style-name="ce25" table:formula="of:=IF(COUNTA([.C93])=0;&quot;&quot;;SUM([.$C$16:.C93])/COUNT([.$C$16:.C9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0" calcext:value-type="date">
            <text:p>20/03/2015</text:p>
          </table:table-cell>
          <table:table-cell table:style-name="ce8" table:formula="of:=ROUND([.C9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4])=0;&quot;&quot;;COUNTIF([.$C$16:.C94];&quot;&gt;=&quot;&amp;Goal)/COUNTA([.$C$16:.C94]))">
            <text:p/>
          </table:table-cell>
          <table:table-cell table:style-name="ce25" table:formula="of:=IF(COUNTA([.C94])=0;&quot;&quot;;SUM([.$C$16:.C94])/COUNT([.$C$16:.C9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1" calcext:value-type="date">
            <text:p>21/03/2015</text:p>
          </table:table-cell>
          <table:table-cell table:style-name="ce8" table:formula="of:=ROUND([.C9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5])=0;&quot;&quot;;COUNTIF([.$C$16:.C95];&quot;&gt;=&quot;&amp;Goal)/COUNTA([.$C$16:.C95]))">
            <text:p/>
          </table:table-cell>
          <table:table-cell table:style-name="ce25" table:formula="of:=IF(COUNTA([.C95])=0;&quot;&quot;;SUM([.$C$16:.C95])/COUNT([.$C$16:.C9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2" calcext:value-type="date">
            <text:p>22/03/2015</text:p>
          </table:table-cell>
          <table:table-cell table:style-name="ce8" table:formula="of:=ROUND([.C9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6])=0;&quot;&quot;;COUNTIF([.$C$16:.C96];&quot;&gt;=&quot;&amp;Goal)/COUNTA([.$C$16:.C96]))">
            <text:p/>
          </table:table-cell>
          <table:table-cell table:style-name="ce25" table:formula="of:=IF(COUNTA([.C96])=0;&quot;&quot;;SUM([.$C$16:.C96])/COUNT([.$C$16:.C9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3" calcext:value-type="date">
            <text:p>23/03/2015</text:p>
          </table:table-cell>
          <table:table-cell table:style-name="ce8" table:formula="of:=ROUND([.C9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7])=0;&quot;&quot;;COUNTIF([.$C$16:.C97];&quot;&gt;=&quot;&amp;Goal)/COUNTA([.$C$16:.C97]))">
            <text:p/>
          </table:table-cell>
          <table:table-cell table:style-name="ce25" table:formula="of:=IF(COUNTA([.C97])=0;&quot;&quot;;SUM([.$C$16:.C97])/COUNT([.$C$16:.C9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4" calcext:value-type="date">
            <text:p>24/03/2015</text:p>
          </table:table-cell>
          <table:table-cell table:style-name="ce8" table:formula="of:=ROUND([.C9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8])=0;&quot;&quot;;COUNTIF([.$C$16:.C98];&quot;&gt;=&quot;&amp;Goal)/COUNTA([.$C$16:.C98]))">
            <text:p/>
          </table:table-cell>
          <table:table-cell table:style-name="ce25" table:formula="of:=IF(COUNTA([.C98])=0;&quot;&quot;;SUM([.$C$16:.C98])/COUNT([.$C$16:.C9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5" calcext:value-type="date">
            <text:p>25/03/2015</text:p>
          </table:table-cell>
          <table:table-cell table:style-name="ce8" table:formula="of:=ROUND([.C9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9])=0;&quot;&quot;;COUNTIF([.$C$16:.C99];&quot;&gt;=&quot;&amp;Goal)/COUNTA([.$C$16:.C99]))">
            <text:p/>
          </table:table-cell>
          <table:table-cell table:style-name="ce25" table:formula="of:=IF(COUNTA([.C99])=0;&quot;&quot;;SUM([.$C$16:.C99])/COUNT([.$C$16:.C9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6" calcext:value-type="date">
            <text:p>26/03/2015</text:p>
          </table:table-cell>
          <table:table-cell table:style-name="ce8" table:formula="of:=ROUND([.C10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0])=0;&quot;&quot;;COUNTIF([.$C$16:.C100];&quot;&gt;=&quot;&amp;Goal)/COUNTA([.$C$16:.C100]))">
            <text:p/>
          </table:table-cell>
          <table:table-cell table:style-name="ce25" table:formula="of:=IF(COUNTA([.C100])=0;&quot;&quot;;SUM([.$C$16:.C100])/COUNT([.$C$16:.C10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7" calcext:value-type="date">
            <text:p>27/03/2015</text:p>
          </table:table-cell>
          <table:table-cell table:style-name="ce8" table:formula="of:=ROUND([.C10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1])=0;&quot;&quot;;COUNTIF([.$C$16:.C101];&quot;&gt;=&quot;&amp;Goal)/COUNTA([.$C$16:.C101]))">
            <text:p/>
          </table:table-cell>
          <table:table-cell table:style-name="ce25" table:formula="of:=IF(COUNTA([.C101])=0;&quot;&quot;;SUM([.$C$16:.C101])/COUNT([.$C$16:.C10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8" calcext:value-type="date">
            <text:p>28/03/2015</text:p>
          </table:table-cell>
          <table:table-cell table:style-name="ce8" table:formula="of:=ROUND([.C10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2])=0;&quot;&quot;;COUNTIF([.$C$16:.C102];&quot;&gt;=&quot;&amp;Goal)/COUNTA([.$C$16:.C102]))">
            <text:p/>
          </table:table-cell>
          <table:table-cell table:style-name="ce25" table:formula="of:=IF(COUNTA([.C102])=0;&quot;&quot;;SUM([.$C$16:.C102])/COUNT([.$C$16:.C10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9" calcext:value-type="date">
            <text:p>29/03/2015</text:p>
          </table:table-cell>
          <table:table-cell table:style-name="ce8" table:formula="of:=ROUND([.C10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3])=0;&quot;&quot;;COUNTIF([.$C$16:.C103];&quot;&gt;=&quot;&amp;Goal)/COUNTA([.$C$16:.C103]))">
            <text:p/>
          </table:table-cell>
          <table:table-cell table:style-name="ce25" table:formula="of:=IF(COUNTA([.C103])=0;&quot;&quot;;SUM([.$C$16:.C103])/COUNT([.$C$16:.C10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30" calcext:value-type="date">
            <text:p>30/03/2015</text:p>
          </table:table-cell>
          <table:table-cell table:style-name="ce8" table:formula="of:=ROUND([.C10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4])=0;&quot;&quot;;COUNTIF([.$C$16:.C104];&quot;&gt;=&quot;&amp;Goal)/COUNTA([.$C$16:.C104]))">
            <text:p/>
          </table:table-cell>
          <table:table-cell table:style-name="ce25" table:formula="of:=IF(COUNTA([.C104])=0;&quot;&quot;;SUM([.$C$16:.C104])/COUNT([.$C$16:.C10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31" calcext:value-type="date">
            <text:p>31/03/2015</text:p>
          </table:table-cell>
          <table:table-cell table:style-name="ce8" table:formula="of:=ROUND([.C10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5])=0;&quot;&quot;;COUNTIF([.$C$16:.C105];&quot;&gt;=&quot;&amp;Goal)/COUNTA([.$C$16:.C105]))">
            <text:p/>
          </table:table-cell>
          <table:table-cell table:style-name="ce25" table:formula="of:=IF(COUNTA([.C105])=0;&quot;&quot;;SUM([.$C$16:.C105])/COUNT([.$C$16:.C10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1" calcext:value-type="date">
            <text:p>01/04/2015</text:p>
          </table:table-cell>
          <table:table-cell table:style-name="ce8" table:formula="of:=ROUND([.C10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6])=0;&quot;&quot;;COUNTIF([.$C$16:.C106];&quot;&gt;=&quot;&amp;Goal)/COUNTA([.$C$16:.C106]))">
            <text:p/>
          </table:table-cell>
          <table:table-cell table:style-name="ce25" table:formula="of:=IF(COUNTA([.C106])=0;&quot;&quot;;SUM([.$C$16:.C106])/COUNT([.$C$16:.C10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2" calcext:value-type="date">
            <text:p>02/04/2015</text:p>
          </table:table-cell>
          <table:table-cell table:style-name="ce8" table:formula="of:=ROUND([.C10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7])=0;&quot;&quot;;COUNTIF([.$C$16:.C107];&quot;&gt;=&quot;&amp;Goal)/COUNTA([.$C$16:.C107]))">
            <text:p/>
          </table:table-cell>
          <table:table-cell table:style-name="ce25" table:formula="of:=IF(COUNTA([.C107])=0;&quot;&quot;;SUM([.$C$16:.C107])/COUNT([.$C$16:.C10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3" calcext:value-type="date">
            <text:p>03/04/2015</text:p>
          </table:table-cell>
          <table:table-cell table:style-name="ce8" table:formula="of:=ROUND([.C10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8])=0;&quot;&quot;;COUNTIF([.$C$16:.C108];&quot;&gt;=&quot;&amp;Goal)/COUNTA([.$C$16:.C108]))">
            <text:p/>
          </table:table-cell>
          <table:table-cell table:style-name="ce25" table:formula="of:=IF(COUNTA([.C108])=0;&quot;&quot;;SUM([.$C$16:.C108])/COUNT([.$C$16:.C10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4" calcext:value-type="date">
            <text:p>04/04/2015</text:p>
          </table:table-cell>
          <table:table-cell table:style-name="ce8" table:formula="of:=ROUND([.C10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9])=0;&quot;&quot;;COUNTIF([.$C$16:.C109];&quot;&gt;=&quot;&amp;Goal)/COUNTA([.$C$16:.C109]))">
            <text:p/>
          </table:table-cell>
          <table:table-cell table:style-name="ce25" table:formula="of:=IF(COUNTA([.C109])=0;&quot;&quot;;SUM([.$C$16:.C109])/COUNT([.$C$16:.C10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5" calcext:value-type="date">
            <text:p>05/04/2015</text:p>
          </table:table-cell>
          <table:table-cell table:style-name="ce8" table:formula="of:=ROUND([.C11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0])=0;&quot;&quot;;COUNTIF([.$C$16:.C110];&quot;&gt;=&quot;&amp;Goal)/COUNTA([.$C$16:.C110]))">
            <text:p/>
          </table:table-cell>
          <table:table-cell table:style-name="ce25" table:formula="of:=IF(COUNTA([.C110])=0;&quot;&quot;;SUM([.$C$16:.C110])/COUNT([.$C$16:.C11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6" calcext:value-type="date">
            <text:p>06/04/2015</text:p>
          </table:table-cell>
          <table:table-cell table:style-name="ce8" table:formula="of:=ROUND([.C11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1])=0;&quot;&quot;;COUNTIF([.$C$16:.C111];&quot;&gt;=&quot;&amp;Goal)/COUNTA([.$C$16:.C111]))">
            <text:p/>
          </table:table-cell>
          <table:table-cell table:style-name="ce25" table:formula="of:=IF(COUNTA([.C111])=0;&quot;&quot;;SUM([.$C$16:.C111])/COUNT([.$C$16:.C11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7" calcext:value-type="date">
            <text:p>07/04/2015</text:p>
          </table:table-cell>
          <table:table-cell table:style-name="ce8" table:formula="of:=ROUND([.C11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2])=0;&quot;&quot;;COUNTIF([.$C$16:.C112];&quot;&gt;=&quot;&amp;Goal)/COUNTA([.$C$16:.C112]))">
            <text:p/>
          </table:table-cell>
          <table:table-cell table:style-name="ce25" table:formula="of:=IF(COUNTA([.C112])=0;&quot;&quot;;SUM([.$C$16:.C112])/COUNT([.$C$16:.C11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8" calcext:value-type="date">
            <text:p>08/04/2015</text:p>
          </table:table-cell>
          <table:table-cell table:style-name="ce8" table:formula="of:=ROUND([.C11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3])=0;&quot;&quot;;COUNTIF([.$C$16:.C113];&quot;&gt;=&quot;&amp;Goal)/COUNTA([.$C$16:.C113]))">
            <text:p/>
          </table:table-cell>
          <table:table-cell table:style-name="ce25" table:formula="of:=IF(COUNTA([.C113])=0;&quot;&quot;;SUM([.$C$16:.C113])/COUNT([.$C$16:.C11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9" calcext:value-type="date">
            <text:p>09/04/2015</text:p>
          </table:table-cell>
          <table:table-cell table:style-name="ce8" table:formula="of:=ROUND([.C11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4])=0;&quot;&quot;;COUNTIF([.$C$16:.C114];&quot;&gt;=&quot;&amp;Goal)/COUNTA([.$C$16:.C114]))">
            <text:p/>
          </table:table-cell>
          <table:table-cell table:style-name="ce25" table:formula="of:=IF(COUNTA([.C114])=0;&quot;&quot;;SUM([.$C$16:.C114])/COUNT([.$C$16:.C11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0" calcext:value-type="date">
            <text:p>10/04/2015</text:p>
          </table:table-cell>
          <table:table-cell table:style-name="ce8" table:formula="of:=ROUND([.C11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5])=0;&quot;&quot;;COUNTIF([.$C$16:.C115];&quot;&gt;=&quot;&amp;Goal)/COUNTA([.$C$16:.C115]))">
            <text:p/>
          </table:table-cell>
          <table:table-cell table:style-name="ce25" table:formula="of:=IF(COUNTA([.C115])=0;&quot;&quot;;SUM([.$C$16:.C115])/COUNT([.$C$16:.C11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1" calcext:value-type="date">
            <text:p>11/04/2015</text:p>
          </table:table-cell>
          <table:table-cell table:style-name="ce8" table:formula="of:=ROUND([.C11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6])=0;&quot;&quot;;COUNTIF([.$C$16:.C116];&quot;&gt;=&quot;&amp;Goal)/COUNTA([.$C$16:.C116]))">
            <text:p/>
          </table:table-cell>
          <table:table-cell table:style-name="ce25" table:formula="of:=IF(COUNTA([.C116])=0;&quot;&quot;;SUM([.$C$16:.C116])/COUNT([.$C$16:.C11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2" calcext:value-type="date">
            <text:p>12/04/2015</text:p>
          </table:table-cell>
          <table:table-cell table:style-name="ce8" table:formula="of:=ROUND([.C11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7])=0;&quot;&quot;;COUNTIF([.$C$16:.C117];&quot;&gt;=&quot;&amp;Goal)/COUNTA([.$C$16:.C117]))">
            <text:p/>
          </table:table-cell>
          <table:table-cell table:style-name="ce25" table:formula="of:=IF(COUNTA([.C117])=0;&quot;&quot;;SUM([.$C$16:.C117])/COUNT([.$C$16:.C11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3" calcext:value-type="date">
            <text:p>13/04/2015</text:p>
          </table:table-cell>
          <table:table-cell table:style-name="ce8" table:formula="of:=ROUND([.C11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8])=0;&quot;&quot;;COUNTIF([.$C$16:.C118];&quot;&gt;=&quot;&amp;Goal)/COUNTA([.$C$16:.C118]))">
            <text:p/>
          </table:table-cell>
          <table:table-cell table:style-name="ce25" table:formula="of:=IF(COUNTA([.C118])=0;&quot;&quot;;SUM([.$C$16:.C118])/COUNT([.$C$16:.C11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4" calcext:value-type="date">
            <text:p>14/04/2015</text:p>
          </table:table-cell>
          <table:table-cell table:style-name="ce8" table:formula="of:=ROUND([.C11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9])=0;&quot;&quot;;COUNTIF([.$C$16:.C119];&quot;&gt;=&quot;&amp;Goal)/COUNTA([.$C$16:.C119]))">
            <text:p/>
          </table:table-cell>
          <table:table-cell table:style-name="ce25" table:formula="of:=IF(COUNTA([.C119])=0;&quot;&quot;;SUM([.$C$16:.C119])/COUNT([.$C$16:.C11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5" calcext:value-type="date">
            <text:p>15/04/2015</text:p>
          </table:table-cell>
          <table:table-cell table:style-name="ce8" table:formula="of:=ROUND([.C12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0])=0;&quot;&quot;;COUNTIF([.$C$16:.C120];&quot;&gt;=&quot;&amp;Goal)/COUNTA([.$C$16:.C120]))">
            <text:p/>
          </table:table-cell>
          <table:table-cell table:style-name="ce25" table:formula="of:=IF(COUNTA([.C120])=0;&quot;&quot;;SUM([.$C$16:.C120])/COUNT([.$C$16:.C12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6" calcext:value-type="date">
            <text:p>16/04/2015</text:p>
          </table:table-cell>
          <table:table-cell table:style-name="ce8" table:formula="of:=ROUND([.C12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1])=0;&quot;&quot;;COUNTIF([.$C$16:.C121];&quot;&gt;=&quot;&amp;Goal)/COUNTA([.$C$16:.C121]))">
            <text:p/>
          </table:table-cell>
          <table:table-cell table:style-name="ce25" table:formula="of:=IF(COUNTA([.C121])=0;&quot;&quot;;SUM([.$C$16:.C121])/COUNT([.$C$16:.C12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7" calcext:value-type="date">
            <text:p>17/04/2015</text:p>
          </table:table-cell>
          <table:table-cell table:style-name="ce8" table:formula="of:=ROUND([.C12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2])=0;&quot;&quot;;COUNTIF([.$C$16:.C122];&quot;&gt;=&quot;&amp;Goal)/COUNTA([.$C$16:.C122]))">
            <text:p/>
          </table:table-cell>
          <table:table-cell table:style-name="ce25" table:formula="of:=IF(COUNTA([.C122])=0;&quot;&quot;;SUM([.$C$16:.C122])/COUNT([.$C$16:.C12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8" calcext:value-type="date">
            <text:p>18/04/2015</text:p>
          </table:table-cell>
          <table:table-cell table:style-name="ce8" table:formula="of:=ROUND([.C12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3])=0;&quot;&quot;;COUNTIF([.$C$16:.C123];&quot;&gt;=&quot;&amp;Goal)/COUNTA([.$C$16:.C123]))">
            <text:p/>
          </table:table-cell>
          <table:table-cell table:style-name="ce25" table:formula="of:=IF(COUNTA([.C123])=0;&quot;&quot;;SUM([.$C$16:.C123])/COUNT([.$C$16:.C12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9" calcext:value-type="date">
            <text:p>19/04/2015</text:p>
          </table:table-cell>
          <table:table-cell table:style-name="ce8" table:formula="of:=ROUND([.C12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4])=0;&quot;&quot;;COUNTIF([.$C$16:.C124];&quot;&gt;=&quot;&amp;Goal)/COUNTA([.$C$16:.C124]))">
            <text:p/>
          </table:table-cell>
          <table:table-cell table:style-name="ce25" table:formula="of:=IF(COUNTA([.C124])=0;&quot;&quot;;SUM([.$C$16:.C124])/COUNT([.$C$16:.C12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0" calcext:value-type="date">
            <text:p>20/04/2015</text:p>
          </table:table-cell>
          <table:table-cell table:style-name="ce8" table:formula="of:=ROUND([.C12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5])=0;&quot;&quot;;COUNTIF([.$C$16:.C125];&quot;&gt;=&quot;&amp;Goal)/COUNTA([.$C$16:.C125]))">
            <text:p/>
          </table:table-cell>
          <table:table-cell table:style-name="ce25" table:formula="of:=IF(COUNTA([.C125])=0;&quot;&quot;;SUM([.$C$16:.C125])/COUNT([.$C$16:.C12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1" calcext:value-type="date">
            <text:p>21/04/2015</text:p>
          </table:table-cell>
          <table:table-cell table:style-name="ce8" table:formula="of:=ROUND([.C12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6])=0;&quot;&quot;;COUNTIF([.$C$16:.C126];&quot;&gt;=&quot;&amp;Goal)/COUNTA([.$C$16:.C126]))">
            <text:p/>
          </table:table-cell>
          <table:table-cell table:style-name="ce25" table:formula="of:=IF(COUNTA([.C126])=0;&quot;&quot;;SUM([.$C$16:.C126])/COUNT([.$C$16:.C12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2" calcext:value-type="date">
            <text:p>22/04/2015</text:p>
          </table:table-cell>
          <table:table-cell table:style-name="ce8" table:formula="of:=ROUND([.C12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7])=0;&quot;&quot;;COUNTIF([.$C$16:.C127];&quot;&gt;=&quot;&amp;Goal)/COUNTA([.$C$16:.C127]))">
            <text:p/>
          </table:table-cell>
          <table:table-cell table:style-name="ce25" table:formula="of:=IF(COUNTA([.C127])=0;&quot;&quot;;SUM([.$C$16:.C127])/COUNT([.$C$16:.C12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3" calcext:value-type="date">
            <text:p>23/04/2015</text:p>
          </table:table-cell>
          <table:table-cell table:style-name="ce8" table:formula="of:=ROUND([.C12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8])=0;&quot;&quot;;COUNTIF([.$C$16:.C128];&quot;&gt;=&quot;&amp;Goal)/COUNTA([.$C$16:.C128]))">
            <text:p/>
          </table:table-cell>
          <table:table-cell table:style-name="ce25" table:formula="of:=IF(COUNTA([.C128])=0;&quot;&quot;;SUM([.$C$16:.C128])/COUNT([.$C$16:.C12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4" calcext:value-type="date">
            <text:p>24/04/2015</text:p>
          </table:table-cell>
          <table:table-cell table:style-name="ce8" table:formula="of:=ROUND([.C12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9])=0;&quot;&quot;;COUNTIF([.$C$16:.C129];&quot;&gt;=&quot;&amp;Goal)/COUNTA([.$C$16:.C129]))">
            <text:p/>
          </table:table-cell>
          <table:table-cell table:style-name="ce25" table:formula="of:=IF(COUNTA([.C129])=0;&quot;&quot;;SUM([.$C$16:.C129])/COUNT([.$C$16:.C12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5" calcext:value-type="date">
            <text:p>25/04/2015</text:p>
          </table:table-cell>
          <table:table-cell table:style-name="ce8" table:formula="of:=ROUND([.C13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0])=0;&quot;&quot;;COUNTIF([.$C$16:.C130];&quot;&gt;=&quot;&amp;Goal)/COUNTA([.$C$16:.C130]))">
            <text:p/>
          </table:table-cell>
          <table:table-cell table:style-name="ce25" table:formula="of:=IF(COUNTA([.C130])=0;&quot;&quot;;SUM([.$C$16:.C130])/COUNT([.$C$16:.C13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6" calcext:value-type="date">
            <text:p>26/04/2015</text:p>
          </table:table-cell>
          <table:table-cell table:style-name="ce8" table:formula="of:=ROUND([.C13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1])=0;&quot;&quot;;COUNTIF([.$C$16:.C131];&quot;&gt;=&quot;&amp;Goal)/COUNTA([.$C$16:.C131]))">
            <text:p/>
          </table:table-cell>
          <table:table-cell table:style-name="ce25" table:formula="of:=IF(COUNTA([.C131])=0;&quot;&quot;;SUM([.$C$16:.C131])/COUNT([.$C$16:.C13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7" calcext:value-type="date">
            <text:p>27/04/2015</text:p>
          </table:table-cell>
          <table:table-cell table:style-name="ce8" table:formula="of:=ROUND([.C13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2])=0;&quot;&quot;;COUNTIF([.$C$16:.C132];&quot;&gt;=&quot;&amp;Goal)/COUNTA([.$C$16:.C132]))">
            <text:p/>
          </table:table-cell>
          <table:table-cell table:style-name="ce25" table:formula="of:=IF(COUNTA([.C132])=0;&quot;&quot;;SUM([.$C$16:.C132])/COUNT([.$C$16:.C13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8" calcext:value-type="date">
            <text:p>28/04/2015</text:p>
          </table:table-cell>
          <table:table-cell table:style-name="ce8" table:formula="of:=ROUND([.C13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3])=0;&quot;&quot;;COUNTIF([.$C$16:.C133];&quot;&gt;=&quot;&amp;Goal)/COUNTA([.$C$16:.C133]))">
            <text:p/>
          </table:table-cell>
          <table:table-cell table:style-name="ce25" table:formula="of:=IF(COUNTA([.C133])=0;&quot;&quot;;SUM([.$C$16:.C133])/COUNT([.$C$16:.C13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9" calcext:value-type="date">
            <text:p>29/04/2015</text:p>
          </table:table-cell>
          <table:table-cell table:style-name="ce8" table:formula="of:=ROUND([.C13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4])=0;&quot;&quot;;COUNTIF([.$C$16:.C134];&quot;&gt;=&quot;&amp;Goal)/COUNTA([.$C$16:.C134]))">
            <text:p/>
          </table:table-cell>
          <table:table-cell table:style-name="ce25" table:formula="of:=IF(COUNTA([.C134])=0;&quot;&quot;;SUM([.$C$16:.C134])/COUNT([.$C$16:.C13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30" calcext:value-type="date">
            <text:p>30/04/2015</text:p>
          </table:table-cell>
          <table:table-cell table:style-name="ce8" table:formula="of:=ROUND([.C13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5])=0;&quot;&quot;;COUNTIF([.$C$16:.C135];&quot;&gt;=&quot;&amp;Goal)/COUNTA([.$C$16:.C135]))">
            <text:p/>
          </table:table-cell>
          <table:table-cell table:style-name="ce25" table:formula="of:=IF(COUNTA([.C135])=0;&quot;&quot;;SUM([.$C$16:.C135])/COUNT([.$C$16:.C13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1" calcext:value-type="date">
            <text:p>01/05/2015</text:p>
          </table:table-cell>
          <table:table-cell table:style-name="ce8" table:formula="of:=ROUND([.C13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6])=0;&quot;&quot;;COUNTIF([.$C$16:.C136];&quot;&gt;=&quot;&amp;Goal)/COUNTA([.$C$16:.C136]))">
            <text:p/>
          </table:table-cell>
          <table:table-cell table:style-name="ce25" table:formula="of:=IF(COUNTA([.C136])=0;&quot;&quot;;SUM([.$C$16:.C136])/COUNT([.$C$16:.C13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2" calcext:value-type="date">
            <text:p>02/05/2015</text:p>
          </table:table-cell>
          <table:table-cell table:style-name="ce8" table:formula="of:=ROUND([.C13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7])=0;&quot;&quot;;COUNTIF([.$C$16:.C137];&quot;&gt;=&quot;&amp;Goal)/COUNTA([.$C$16:.C137]))">
            <text:p/>
          </table:table-cell>
          <table:table-cell table:style-name="ce25" table:formula="of:=IF(COUNTA([.C137])=0;&quot;&quot;;SUM([.$C$16:.C137])/COUNT([.$C$16:.C13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3" calcext:value-type="date">
            <text:p>03/05/2015</text:p>
          </table:table-cell>
          <table:table-cell table:style-name="ce8" table:formula="of:=ROUND([.C13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8])=0;&quot;&quot;;COUNTIF([.$C$16:.C138];&quot;&gt;=&quot;&amp;Goal)/COUNTA([.$C$16:.C138]))">
            <text:p/>
          </table:table-cell>
          <table:table-cell table:style-name="ce25" table:formula="of:=IF(COUNTA([.C138])=0;&quot;&quot;;SUM([.$C$16:.C138])/COUNT([.$C$16:.C13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4" calcext:value-type="date">
            <text:p>04/05/2015</text:p>
          </table:table-cell>
          <table:table-cell table:style-name="ce8" table:formula="of:=ROUND([.C13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9])=0;&quot;&quot;;COUNTIF([.$C$16:.C139];&quot;&gt;=&quot;&amp;Goal)/COUNTA([.$C$16:.C139]))">
            <text:p/>
          </table:table-cell>
          <table:table-cell table:style-name="ce25" table:formula="of:=IF(COUNTA([.C139])=0;&quot;&quot;;SUM([.$C$16:.C139])/COUNT([.$C$16:.C13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5" calcext:value-type="date">
            <text:p>05/05/2015</text:p>
          </table:table-cell>
          <table:table-cell table:style-name="ce8" table:formula="of:=ROUND([.C14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0])=0;&quot;&quot;;COUNTIF([.$C$16:.C140];&quot;&gt;=&quot;&amp;Goal)/COUNTA([.$C$16:.C140]))">
            <text:p/>
          </table:table-cell>
          <table:table-cell table:style-name="ce25" table:formula="of:=IF(COUNTA([.C140])=0;&quot;&quot;;SUM([.$C$16:.C140])/COUNT([.$C$16:.C14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6" calcext:value-type="date">
            <text:p>06/05/2015</text:p>
          </table:table-cell>
          <table:table-cell table:style-name="ce8" table:formula="of:=ROUND([.C14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1])=0;&quot;&quot;;COUNTIF([.$C$16:.C141];&quot;&gt;=&quot;&amp;Goal)/COUNTA([.$C$16:.C141]))">
            <text:p/>
          </table:table-cell>
          <table:table-cell table:style-name="ce25" table:formula="of:=IF(COUNTA([.C141])=0;&quot;&quot;;SUM([.$C$16:.C141])/COUNT([.$C$16:.C14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7" calcext:value-type="date">
            <text:p>07/05/2015</text:p>
          </table:table-cell>
          <table:table-cell table:style-name="ce8" table:formula="of:=ROUND([.C14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2])=0;&quot;&quot;;COUNTIF([.$C$16:.C142];&quot;&gt;=&quot;&amp;Goal)/COUNTA([.$C$16:.C142]))">
            <text:p/>
          </table:table-cell>
          <table:table-cell table:style-name="ce25" table:formula="of:=IF(COUNTA([.C142])=0;&quot;&quot;;SUM([.$C$16:.C142])/COUNT([.$C$16:.C14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8" calcext:value-type="date">
            <text:p>08/05/2015</text:p>
          </table:table-cell>
          <table:table-cell table:style-name="ce8" table:formula="of:=ROUND([.C14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3])=0;&quot;&quot;;COUNTIF([.$C$16:.C143];&quot;&gt;=&quot;&amp;Goal)/COUNTA([.$C$16:.C143]))">
            <text:p/>
          </table:table-cell>
          <table:table-cell table:style-name="ce25" table:formula="of:=IF(COUNTA([.C143])=0;&quot;&quot;;SUM([.$C$16:.C143])/COUNT([.$C$16:.C14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9" calcext:value-type="date">
            <text:p>09/05/2015</text:p>
          </table:table-cell>
          <table:table-cell table:style-name="ce8" table:formula="of:=ROUND([.C14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4])=0;&quot;&quot;;COUNTIF([.$C$16:.C144];&quot;&gt;=&quot;&amp;Goal)/COUNTA([.$C$16:.C144]))">
            <text:p/>
          </table:table-cell>
          <table:table-cell table:style-name="ce25" table:formula="of:=IF(COUNTA([.C144])=0;&quot;&quot;;SUM([.$C$16:.C144])/COUNT([.$C$16:.C14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0" calcext:value-type="date">
            <text:p>10/05/2015</text:p>
          </table:table-cell>
          <table:table-cell table:style-name="ce8" table:formula="of:=ROUND([.C14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5])=0;&quot;&quot;;COUNTIF([.$C$16:.C145];&quot;&gt;=&quot;&amp;Goal)/COUNTA([.$C$16:.C145]))">
            <text:p/>
          </table:table-cell>
          <table:table-cell table:style-name="ce25" table:formula="of:=IF(COUNTA([.C145])=0;&quot;&quot;;SUM([.$C$16:.C145])/COUNT([.$C$16:.C14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1" calcext:value-type="date">
            <text:p>11/05/2015</text:p>
          </table:table-cell>
          <table:table-cell table:style-name="ce8" table:formula="of:=ROUND([.C14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6])=0;&quot;&quot;;COUNTIF([.$C$16:.C146];&quot;&gt;=&quot;&amp;Goal)/COUNTA([.$C$16:.C146]))">
            <text:p/>
          </table:table-cell>
          <table:table-cell table:style-name="ce25" table:formula="of:=IF(COUNTA([.C146])=0;&quot;&quot;;SUM([.$C$16:.C146])/COUNT([.$C$16:.C14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2" calcext:value-type="date">
            <text:p>12/05/2015</text:p>
          </table:table-cell>
          <table:table-cell table:style-name="ce8" table:formula="of:=ROUND([.C14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7])=0;&quot;&quot;;COUNTIF([.$C$16:.C147];&quot;&gt;=&quot;&amp;Goal)/COUNTA([.$C$16:.C147]))">
            <text:p/>
          </table:table-cell>
          <table:table-cell table:style-name="ce25" table:formula="of:=IF(COUNTA([.C147])=0;&quot;&quot;;SUM([.$C$16:.C147])/COUNT([.$C$16:.C14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3" calcext:value-type="date">
            <text:p>13/05/2015</text:p>
          </table:table-cell>
          <table:table-cell table:style-name="ce8" table:formula="of:=ROUND([.C14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8])=0;&quot;&quot;;COUNTIF([.$C$16:.C148];&quot;&gt;=&quot;&amp;Goal)/COUNTA([.$C$16:.C148]))">
            <text:p/>
          </table:table-cell>
          <table:table-cell table:style-name="ce25" table:formula="of:=IF(COUNTA([.C148])=0;&quot;&quot;;SUM([.$C$16:.C148])/COUNT([.$C$16:.C14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4" calcext:value-type="date">
            <text:p>14/05/2015</text:p>
          </table:table-cell>
          <table:table-cell table:style-name="ce8" table:formula="of:=ROUND([.C14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9])=0;&quot;&quot;;COUNTIF([.$C$16:.C149];&quot;&gt;=&quot;&amp;Goal)/COUNTA([.$C$16:.C149]))">
            <text:p/>
          </table:table-cell>
          <table:table-cell table:style-name="ce25" table:formula="of:=IF(COUNTA([.C149])=0;&quot;&quot;;SUM([.$C$16:.C149])/COUNT([.$C$16:.C14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8">
          <table:table-cell table:style-name="ce3" office:value-type="date" office:date-value="2015-05-15" calcext:value-type="date">
            <text:p>15/05/2015</text:p>
          </table:table-cell>
          <table:table-cell table:style-name="ce8" table:formula="of:=ROUND([.C15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0])=0;&quot;&quot;;COUNTIF([.$C$16:.C150];&quot;&gt;=&quot;&amp;Goal)/COUNTA([.$C$16:.C150]))">
            <text:p/>
          </table:table-cell>
          <table:table-cell table:style-name="ce25" table:formula="of:=IF(COUNTA([.C150])=0;&quot;&quot;;SUM([.$C$16:.C150])/COUNT([.$C$16:.C15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6" calcext:value-type="date">
            <text:p>16/05/2015</text:p>
          </table:table-cell>
          <table:table-cell table:style-name="ce8" table:formula="of:=ROUND([.C15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1])=0;&quot;&quot;;COUNTIF([.$C$16:.C151];&quot;&gt;=&quot;&amp;Goal)/COUNTA([.$C$16:.C151]))">
            <text:p/>
          </table:table-cell>
          <table:table-cell table:style-name="ce25" table:formula="of:=IF(COUNTA([.C151])=0;&quot;&quot;;SUM([.$C$16:.C151])/COUNT([.$C$16:.C15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7" calcext:value-type="date">
            <text:p>17/05/2015</text:p>
          </table:table-cell>
          <table:table-cell table:style-name="ce8" table:formula="of:=ROUND([.C15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2])=0;&quot;&quot;;COUNTIF([.$C$16:.C152];&quot;&gt;=&quot;&amp;Goal)/COUNTA([.$C$16:.C152]))">
            <text:p/>
          </table:table-cell>
          <table:table-cell table:style-name="ce25" table:formula="of:=IF(COUNTA([.C152])=0;&quot;&quot;;SUM([.$C$16:.C152])/COUNT([.$C$16:.C15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9">
          <table:table-cell table:style-name="ce3" office:value-type="date" office:date-value="2015-05-18" calcext:value-type="date">
            <text:p>18/05/2015</text:p>
          </table:table-cell>
          <table:table-cell table:style-name="ce8" table:formula="of:=ROUND([.C15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3])=0;&quot;&quot;;COUNTIF([.$C$16:.C153];&quot;&gt;=&quot;&amp;Goal)/COUNTA([.$C$16:.C153]))">
            <text:p/>
          </table:table-cell>
          <table:table-cell table:style-name="ce25" table:formula="of:=IF(COUNTA([.C153])=0;&quot;&quot;;SUM([.$C$16:.C153])/COUNT([.$C$16:.C15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9" calcext:value-type="date">
            <text:p>19/05/2015</text:p>
          </table:table-cell>
          <table:table-cell table:style-name="ce8" table:formula="of:=ROUND([.C15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4])=0;&quot;&quot;;COUNTIF([.$C$16:.C154];&quot;&gt;=&quot;&amp;Goal)/COUNTA([.$C$16:.C154]))">
            <text:p/>
          </table:table-cell>
          <table:table-cell table:style-name="ce25" table:formula="of:=IF(COUNTA([.C154])=0;&quot;&quot;;SUM([.$C$16:.C154])/COUNT([.$C$16:.C15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0" calcext:value-type="date">
            <text:p>20/05/2015</text:p>
          </table:table-cell>
          <table:table-cell table:style-name="ce8" table:formula="of:=ROUND([.C15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5])=0;&quot;&quot;;COUNTIF([.$C$16:.C155];&quot;&gt;=&quot;&amp;Goal)/COUNTA([.$C$16:.C155]))">
            <text:p/>
          </table:table-cell>
          <table:table-cell table:style-name="ce25" table:formula="of:=IF(COUNTA([.C155])=0;&quot;&quot;;SUM([.$C$16:.C155])/COUNT([.$C$16:.C15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1" calcext:value-type="date">
            <text:p>21/05/2015</text:p>
          </table:table-cell>
          <table:table-cell table:style-name="ce8" table:formula="of:=ROUND([.C15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6])=0;&quot;&quot;;COUNTIF([.$C$16:.C156];&quot;&gt;=&quot;&amp;Goal)/COUNTA([.$C$16:.C156]))">
            <text:p/>
          </table:table-cell>
          <table:table-cell table:style-name="ce25" table:formula="of:=IF(COUNTA([.C156])=0;&quot;&quot;;SUM([.$C$16:.C156])/COUNT([.$C$16:.C15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2" calcext:value-type="date">
            <text:p>22/05/2015</text:p>
          </table:table-cell>
          <table:table-cell table:style-name="ce8" table:formula="of:=ROUND([.C15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7])=0;&quot;&quot;;COUNTIF([.$C$16:.C157];&quot;&gt;=&quot;&amp;Goal)/COUNTA([.$C$16:.C157]))">
            <text:p/>
          </table:table-cell>
          <table:table-cell table:style-name="ce25" table:formula="of:=IF(COUNTA([.C157])=0;&quot;&quot;;SUM([.$C$16:.C157])/COUNT([.$C$16:.C15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3" calcext:value-type="date">
            <text:p>23/05/2015</text:p>
          </table:table-cell>
          <table:table-cell table:style-name="ce8" table:formula="of:=ROUND([.C15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8])=0;&quot;&quot;;COUNTIF([.$C$16:.C158];&quot;&gt;=&quot;&amp;Goal)/COUNTA([.$C$16:.C158]))">
            <text:p/>
          </table:table-cell>
          <table:table-cell table:style-name="ce25" table:formula="of:=IF(COUNTA([.C158])=0;&quot;&quot;;SUM([.$C$16:.C158])/COUNT([.$C$16:.C15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4" calcext:value-type="date">
            <text:p>24/05/2015</text:p>
          </table:table-cell>
          <table:table-cell table:style-name="ce8" table:formula="of:=ROUND([.C15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9])=0;&quot;&quot;;COUNTIF([.$C$16:.C159];&quot;&gt;=&quot;&amp;Goal)/COUNTA([.$C$16:.C159]))">
            <text:p/>
          </table:table-cell>
          <table:table-cell table:style-name="ce25" table:formula="of:=IF(COUNTA([.C159])=0;&quot;&quot;;SUM([.$C$16:.C159])/COUNT([.$C$16:.C15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5" calcext:value-type="date">
            <text:p>25/05/2015</text:p>
          </table:table-cell>
          <table:table-cell table:style-name="ce8" table:formula="of:=ROUND([.C16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0])=0;&quot;&quot;;COUNTIF([.$C$16:.C160];&quot;&gt;=&quot;&amp;Goal)/COUNTA([.$C$16:.C160]))">
            <text:p/>
          </table:table-cell>
          <table:table-cell table:style-name="ce25" table:formula="of:=IF(COUNTA([.C160])=0;&quot;&quot;;SUM([.$C$16:.C160])/COUNT([.$C$16:.C16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6" calcext:value-type="date">
            <text:p>26/05/2015</text:p>
          </table:table-cell>
          <table:table-cell table:style-name="ce8" table:formula="of:=ROUND([.C16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1])=0;&quot;&quot;;COUNTIF([.$C$16:.C161];&quot;&gt;=&quot;&amp;Goal)/COUNTA([.$C$16:.C161]))">
            <text:p/>
          </table:table-cell>
          <table:table-cell table:style-name="ce25" table:formula="of:=IF(COUNTA([.C161])=0;&quot;&quot;;SUM([.$C$16:.C161])/COUNT([.$C$16:.C16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7" calcext:value-type="date">
            <text:p>27/05/2015</text:p>
          </table:table-cell>
          <table:table-cell table:style-name="ce8" table:formula="of:=ROUND([.C16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2])=0;&quot;&quot;;COUNTIF([.$C$16:.C162];&quot;&gt;=&quot;&amp;Goal)/COUNTA([.$C$16:.C162]))">
            <text:p/>
          </table:table-cell>
          <table:table-cell table:style-name="ce25" table:formula="of:=IF(COUNTA([.C162])=0;&quot;&quot;;SUM([.$C$16:.C162])/COUNT([.$C$16:.C16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8" calcext:value-type="date">
            <text:p>28/05/2015</text:p>
          </table:table-cell>
          <table:table-cell table:style-name="ce8" table:formula="of:=ROUND([.C16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3])=0;&quot;&quot;;COUNTIF([.$C$16:.C163];&quot;&gt;=&quot;&amp;Goal)/COUNTA([.$C$16:.C163]))">
            <text:p/>
          </table:table-cell>
          <table:table-cell table:style-name="ce25" table:formula="of:=IF(COUNTA([.C163])=0;&quot;&quot;;SUM([.$C$16:.C163])/COUNT([.$C$16:.C16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9" calcext:value-type="date">
            <text:p>29/05/2015</text:p>
          </table:table-cell>
          <table:table-cell table:style-name="ce8" table:formula="of:=ROUND([.C16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4])=0;&quot;&quot;;COUNTIF([.$C$16:.C164];&quot;&gt;=&quot;&amp;Goal)/COUNTA([.$C$16:.C164]))">
            <text:p/>
          </table:table-cell>
          <table:table-cell table:style-name="ce25" table:formula="of:=IF(COUNTA([.C164])=0;&quot;&quot;;SUM([.$C$16:.C164])/COUNT([.$C$16:.C16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30" calcext:value-type="date">
            <text:p>30/05/2015</text:p>
          </table:table-cell>
          <table:table-cell table:style-name="ce8" table:formula="of:=ROUND([.C16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5])=0;&quot;&quot;;COUNTIF([.$C$16:.C165];&quot;&gt;=&quot;&amp;Goal)/COUNTA([.$C$16:.C165]))">
            <text:p/>
          </table:table-cell>
          <table:table-cell table:style-name="ce25" table:formula="of:=IF(COUNTA([.C165])=0;&quot;&quot;;SUM([.$C$16:.C165])/COUNT([.$C$16:.C16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31" calcext:value-type="date">
            <text:p>31/05/2015</text:p>
          </table:table-cell>
          <table:table-cell table:style-name="ce8" table:formula="of:=ROUND([.C16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6])=0;&quot;&quot;;COUNTIF([.$C$16:.C166];&quot;&gt;=&quot;&amp;Goal)/COUNTA([.$C$16:.C166]))">
            <text:p/>
          </table:table-cell>
          <table:table-cell table:style-name="ce25" table:formula="of:=IF(COUNTA([.C166])=0;&quot;&quot;;SUM([.$C$16:.C166])/COUNT([.$C$16:.C16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1" calcext:value-type="date">
            <text:p>01/06/2015</text:p>
          </table:table-cell>
          <table:table-cell table:style-name="ce8" table:formula="of:=ROUND([.C16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7])=0;&quot;&quot;;COUNTIF([.$C$16:.C167];&quot;&gt;=&quot;&amp;Goal)/COUNTA([.$C$16:.C167]))">
            <text:p/>
          </table:table-cell>
          <table:table-cell table:style-name="ce25" table:formula="of:=IF(COUNTA([.C167])=0;&quot;&quot;;SUM([.$C$16:.C167])/COUNT([.$C$16:.C16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2" calcext:value-type="date">
            <text:p>02/06/2015</text:p>
          </table:table-cell>
          <table:table-cell table:style-name="ce8" table:formula="of:=ROUND([.C16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8])=0;&quot;&quot;;COUNTIF([.$C$16:.C168];&quot;&gt;=&quot;&amp;Goal)/COUNTA([.$C$16:.C168]))">
            <text:p/>
          </table:table-cell>
          <table:table-cell table:style-name="ce25" table:formula="of:=IF(COUNTA([.C168])=0;&quot;&quot;;SUM([.$C$16:.C168])/COUNT([.$C$16:.C16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3" calcext:value-type="date">
            <text:p>03/06/2015</text:p>
          </table:table-cell>
          <table:table-cell table:style-name="ce8" table:formula="of:=ROUND([.C16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9])=0;&quot;&quot;;COUNTIF([.$C$16:.C169];&quot;&gt;=&quot;&amp;Goal)/COUNTA([.$C$16:.C169]))">
            <text:p/>
          </table:table-cell>
          <table:table-cell table:style-name="ce25" table:formula="of:=IF(COUNTA([.C169])=0;&quot;&quot;;SUM([.$C$16:.C169])/COUNT([.$C$16:.C16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4" calcext:value-type="date">
            <text:p>04/06/2015</text:p>
          </table:table-cell>
          <table:table-cell table:style-name="ce8" table:formula="of:=ROUND([.C17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0])=0;&quot;&quot;;COUNTIF([.$C$16:.C170];&quot;&gt;=&quot;&amp;Goal)/COUNTA([.$C$16:.C170]))">
            <text:p/>
          </table:table-cell>
          <table:table-cell table:style-name="ce25" table:formula="of:=IF(COUNTA([.C170])=0;&quot;&quot;;SUM([.$C$16:.C170])/COUNT([.$C$16:.C17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5" calcext:value-type="date">
            <text:p>05/06/2015</text:p>
          </table:table-cell>
          <table:table-cell table:style-name="ce8" table:formula="of:=ROUND([.C17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1])=0;&quot;&quot;;COUNTIF([.$C$16:.C171];&quot;&gt;=&quot;&amp;Goal)/COUNTA([.$C$16:.C171]))">
            <text:p/>
          </table:table-cell>
          <table:table-cell table:style-name="ce25" table:formula="of:=IF(COUNTA([.C171])=0;&quot;&quot;;SUM([.$C$16:.C171])/COUNT([.$C$16:.C17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6" calcext:value-type="date">
            <text:p>06/06/2015</text:p>
          </table:table-cell>
          <table:table-cell table:style-name="ce8" table:formula="of:=ROUND([.C17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2])=0;&quot;&quot;;COUNTIF([.$C$16:.C172];&quot;&gt;=&quot;&amp;Goal)/COUNTA([.$C$16:.C172]))">
            <text:p/>
          </table:table-cell>
          <table:table-cell table:style-name="ce25" table:formula="of:=IF(COUNTA([.C172])=0;&quot;&quot;;SUM([.$C$16:.C172])/COUNT([.$C$16:.C17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7" calcext:value-type="date">
            <text:p>07/06/2015</text:p>
          </table:table-cell>
          <table:table-cell table:style-name="ce8" table:formula="of:=ROUND([.C17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3])=0;&quot;&quot;;COUNTIF([.$C$16:.C173];&quot;&gt;=&quot;&amp;Goal)/COUNTA([.$C$16:.C173]))">
            <text:p/>
          </table:table-cell>
          <table:table-cell table:style-name="ce25" table:formula="of:=IF(COUNTA([.C173])=0;&quot;&quot;;SUM([.$C$16:.C173])/COUNT([.$C$16:.C17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8" calcext:value-type="date">
            <text:p>08/06/2015</text:p>
          </table:table-cell>
          <table:table-cell table:style-name="ce8" table:formula="of:=ROUND([.C17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4])=0;&quot;&quot;;COUNTIF([.$C$16:.C174];&quot;&gt;=&quot;&amp;Goal)/COUNTA([.$C$16:.C174]))">
            <text:p/>
          </table:table-cell>
          <table:table-cell table:style-name="ce25" table:formula="of:=IF(COUNTA([.C174])=0;&quot;&quot;;SUM([.$C$16:.C174])/COUNT([.$C$16:.C17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9" calcext:value-type="date">
            <text:p>09/06/2015</text:p>
          </table:table-cell>
          <table:table-cell table:style-name="ce8" table:formula="of:=ROUND([.C17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5])=0;&quot;&quot;;COUNTIF([.$C$16:.C175];&quot;&gt;=&quot;&amp;Goal)/COUNTA([.$C$16:.C175]))">
            <text:p/>
          </table:table-cell>
          <table:table-cell table:style-name="ce25" table:formula="of:=IF(COUNTA([.C175])=0;&quot;&quot;;SUM([.$C$16:.C175])/COUNT([.$C$16:.C17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0" calcext:value-type="date">
            <text:p>10/06/2015</text:p>
          </table:table-cell>
          <table:table-cell table:style-name="ce8" table:formula="of:=ROUND([.C17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6])=0;&quot;&quot;;COUNTIF([.$C$16:.C176];&quot;&gt;=&quot;&amp;Goal)/COUNTA([.$C$16:.C176]))">
            <text:p/>
          </table:table-cell>
          <table:table-cell table:style-name="ce25" table:formula="of:=IF(COUNTA([.C176])=0;&quot;&quot;;SUM([.$C$16:.C176])/COUNT([.$C$16:.C17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1" calcext:value-type="date">
            <text:p>11/06/2015</text:p>
          </table:table-cell>
          <table:table-cell table:style-name="ce8" table:formula="of:=ROUND([.C17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7])=0;&quot;&quot;;COUNTIF([.$C$16:.C177];&quot;&gt;=&quot;&amp;Goal)/COUNTA([.$C$16:.C177]))">
            <text:p/>
          </table:table-cell>
          <table:table-cell table:style-name="ce25" table:formula="of:=IF(COUNTA([.C177])=0;&quot;&quot;;SUM([.$C$16:.C177])/COUNT([.$C$16:.C17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2" calcext:value-type="date">
            <text:p>12/06/2015</text:p>
          </table:table-cell>
          <table:table-cell table:style-name="ce8" table:formula="of:=ROUND([.C17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8])=0;&quot;&quot;;COUNTIF([.$C$16:.C178];&quot;&gt;=&quot;&amp;Goal)/COUNTA([.$C$16:.C178]))">
            <text:p/>
          </table:table-cell>
          <table:table-cell table:style-name="ce25" table:formula="of:=IF(COUNTA([.C178])=0;&quot;&quot;;SUM([.$C$16:.C178])/COUNT([.$C$16:.C17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3" calcext:value-type="date">
            <text:p>13/06/2015</text:p>
          </table:table-cell>
          <table:table-cell table:style-name="ce8" table:formula="of:=ROUND([.C17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9])=0;&quot;&quot;;COUNTIF([.$C$16:.C179];&quot;&gt;=&quot;&amp;Goal)/COUNTA([.$C$16:.C179]))">
            <text:p/>
          </table:table-cell>
          <table:table-cell table:style-name="ce25" table:formula="of:=IF(COUNTA([.C179])=0;&quot;&quot;;SUM([.$C$16:.C179])/COUNT([.$C$16:.C17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4" calcext:value-type="date">
            <text:p>14/06/2015</text:p>
          </table:table-cell>
          <table:table-cell table:style-name="ce8" table:formula="of:=ROUND([.C18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0])=0;&quot;&quot;;COUNTIF([.$C$16:.C180];&quot;&gt;=&quot;&amp;Goal)/COUNTA([.$C$16:.C180]))">
            <text:p/>
          </table:table-cell>
          <table:table-cell table:style-name="ce25" table:formula="of:=IF(COUNTA([.C180])=0;&quot;&quot;;SUM([.$C$16:.C180])/COUNT([.$C$16:.C18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5" calcext:value-type="date">
            <text:p>15/06/2015</text:p>
          </table:table-cell>
          <table:table-cell table:style-name="ce8" table:formula="of:=ROUND([.C18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1])=0;&quot;&quot;;COUNTIF([.$C$16:.C181];&quot;&gt;=&quot;&amp;Goal)/COUNTA([.$C$16:.C181]))">
            <text:p/>
          </table:table-cell>
          <table:table-cell table:style-name="ce25" table:formula="of:=IF(COUNTA([.C181])=0;&quot;&quot;;SUM([.$C$16:.C181])/COUNT([.$C$16:.C18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6" calcext:value-type="date">
            <text:p>16/06/2015</text:p>
          </table:table-cell>
          <table:table-cell table:style-name="ce8" table:formula="of:=ROUND([.C18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2])=0;&quot;&quot;;COUNTIF([.$C$16:.C182];&quot;&gt;=&quot;&amp;Goal)/COUNTA([.$C$16:.C182]))">
            <text:p/>
          </table:table-cell>
          <table:table-cell table:style-name="ce25" table:formula="of:=IF(COUNTA([.C182])=0;&quot;&quot;;SUM([.$C$16:.C182])/COUNT([.$C$16:.C18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7" calcext:value-type="date">
            <text:p>17/06/2015</text:p>
          </table:table-cell>
          <table:table-cell table:style-name="ce8" table:formula="of:=ROUND([.C18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3])=0;&quot;&quot;;COUNTIF([.$C$16:.C183];&quot;&gt;=&quot;&amp;Goal)/COUNTA([.$C$16:.C183]))">
            <text:p/>
          </table:table-cell>
          <table:table-cell table:style-name="ce25" table:formula="of:=IF(COUNTA([.C183])=0;&quot;&quot;;SUM([.$C$16:.C183])/COUNT([.$C$16:.C18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8" calcext:value-type="date">
            <text:p>18/06/2015</text:p>
          </table:table-cell>
          <table:table-cell table:style-name="ce8" table:formula="of:=ROUND([.C18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4])=0;&quot;&quot;;COUNTIF([.$C$16:.C184];&quot;&gt;=&quot;&amp;Goal)/COUNTA([.$C$16:.C184]))">
            <text:p/>
          </table:table-cell>
          <table:table-cell table:style-name="ce25" table:formula="of:=IF(COUNTA([.C184])=0;&quot;&quot;;SUM([.$C$16:.C184])/COUNT([.$C$16:.C18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9" calcext:value-type="date">
            <text:p>19/06/2015</text:p>
          </table:table-cell>
          <table:table-cell table:style-name="ce8" table:formula="of:=ROUND([.C18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5])=0;&quot;&quot;;COUNTIF([.$C$16:.C185];&quot;&gt;=&quot;&amp;Goal)/COUNTA([.$C$16:.C185]))">
            <text:p/>
          </table:table-cell>
          <table:table-cell table:style-name="ce25" table:formula="of:=IF(COUNTA([.C185])=0;&quot;&quot;;SUM([.$C$16:.C185])/COUNT([.$C$16:.C18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0" calcext:value-type="date">
            <text:p>20/06/2015</text:p>
          </table:table-cell>
          <table:table-cell table:style-name="ce8" table:formula="of:=ROUND([.C18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6])=0;&quot;&quot;;COUNTIF([.$C$16:.C186];&quot;&gt;=&quot;&amp;Goal)/COUNTA([.$C$16:.C186]))">
            <text:p/>
          </table:table-cell>
          <table:table-cell table:style-name="ce25" table:formula="of:=IF(COUNTA([.C186])=0;&quot;&quot;;SUM([.$C$16:.C186])/COUNT([.$C$16:.C18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1" calcext:value-type="date">
            <text:p>21/06/2015</text:p>
          </table:table-cell>
          <table:table-cell table:style-name="ce8" table:formula="of:=ROUND([.C18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7])=0;&quot;&quot;;COUNTIF([.$C$16:.C187];&quot;&gt;=&quot;&amp;Goal)/COUNTA([.$C$16:.C187]))">
            <text:p/>
          </table:table-cell>
          <table:table-cell table:style-name="ce25" table:formula="of:=IF(COUNTA([.C187])=0;&quot;&quot;;SUM([.$C$16:.C187])/COUNT([.$C$16:.C18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2" calcext:value-type="date">
            <text:p>22/06/2015</text:p>
          </table:table-cell>
          <table:table-cell table:style-name="ce8" table:formula="of:=ROUND([.C18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8])=0;&quot;&quot;;COUNTIF([.$C$16:.C188];&quot;&gt;=&quot;&amp;Goal)/COUNTA([.$C$16:.C188]))">
            <text:p/>
          </table:table-cell>
          <table:table-cell table:style-name="ce25" table:formula="of:=IF(COUNTA([.C188])=0;&quot;&quot;;SUM([.$C$16:.C188])/COUNT([.$C$16:.C18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3" calcext:value-type="date">
            <text:p>23/06/2015</text:p>
          </table:table-cell>
          <table:table-cell table:style-name="ce8" table:formula="of:=ROUND([.C18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9])=0;&quot;&quot;;COUNTIF([.$C$16:.C189];&quot;&gt;=&quot;&amp;Goal)/COUNTA([.$C$16:.C189]))">
            <text:p/>
          </table:table-cell>
          <table:table-cell table:style-name="ce25" table:formula="of:=IF(COUNTA([.C189])=0;&quot;&quot;;SUM([.$C$16:.C189])/COUNT([.$C$16:.C18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4" calcext:value-type="date">
            <text:p>24/06/2015</text:p>
          </table:table-cell>
          <table:table-cell table:style-name="ce8" table:formula="of:=ROUND([.C19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0])=0;&quot;&quot;;COUNTIF([.$C$16:.C190];&quot;&gt;=&quot;&amp;Goal)/COUNTA([.$C$16:.C190]))">
            <text:p/>
          </table:table-cell>
          <table:table-cell table:style-name="ce25" table:formula="of:=IF(COUNTA([.C190])=0;&quot;&quot;;SUM([.$C$16:.C190])/COUNT([.$C$16:.C19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5" calcext:value-type="date">
            <text:p>25/06/2015</text:p>
          </table:table-cell>
          <table:table-cell table:style-name="ce8" table:formula="of:=ROUND([.C19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1])=0;&quot;&quot;;COUNTIF([.$C$16:.C191];&quot;&gt;=&quot;&amp;Goal)/COUNTA([.$C$16:.C191]))">
            <text:p/>
          </table:table-cell>
          <table:table-cell table:style-name="ce25" table:formula="of:=IF(COUNTA([.C191])=0;&quot;&quot;;SUM([.$C$16:.C191])/COUNT([.$C$16:.C19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6" calcext:value-type="date">
            <text:p>26/06/2015</text:p>
          </table:table-cell>
          <table:table-cell table:style-name="ce8" table:formula="of:=ROUND([.C19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2])=0;&quot;&quot;;COUNTIF([.$C$16:.C192];&quot;&gt;=&quot;&amp;Goal)/COUNTA([.$C$16:.C192]))">
            <text:p/>
          </table:table-cell>
          <table:table-cell table:style-name="ce25" table:formula="of:=IF(COUNTA([.C192])=0;&quot;&quot;;SUM([.$C$16:.C192])/COUNT([.$C$16:.C19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7" calcext:value-type="date">
            <text:p>27/06/2015</text:p>
          </table:table-cell>
          <table:table-cell table:style-name="ce8" table:formula="of:=ROUND([.C19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3])=0;&quot;&quot;;COUNTIF([.$C$16:.C193];&quot;&gt;=&quot;&amp;Goal)/COUNTA([.$C$16:.C193]))">
            <text:p/>
          </table:table-cell>
          <table:table-cell table:style-name="ce25" table:formula="of:=IF(COUNTA([.C193])=0;&quot;&quot;;SUM([.$C$16:.C193])/COUNT([.$C$16:.C19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8" calcext:value-type="date">
            <text:p>28/06/2015</text:p>
          </table:table-cell>
          <table:table-cell table:style-name="ce8" table:formula="of:=ROUND([.C19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4])=0;&quot;&quot;;COUNTIF([.$C$16:.C194];&quot;&gt;=&quot;&amp;Goal)/COUNTA([.$C$16:.C194]))">
            <text:p/>
          </table:table-cell>
          <table:table-cell table:style-name="ce25" table:formula="of:=IF(COUNTA([.C194])=0;&quot;&quot;;SUM([.$C$16:.C194])/COUNT([.$C$16:.C19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9" calcext:value-type="date">
            <text:p>29/06/2015</text:p>
          </table:table-cell>
          <table:table-cell table:style-name="ce8" table:formula="of:=ROUND([.C19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5])=0;&quot;&quot;;COUNTIF([.$C$16:.C195];&quot;&gt;=&quot;&amp;Goal)/COUNTA([.$C$16:.C195]))">
            <text:p/>
          </table:table-cell>
          <table:table-cell table:style-name="ce25" table:formula="of:=IF(COUNTA([.C195])=0;&quot;&quot;;SUM([.$C$16:.C195])/COUNT([.$C$16:.C19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30" calcext:value-type="date">
            <text:p>30/06/2015</text:p>
          </table:table-cell>
          <table:table-cell table:style-name="ce8" table:formula="of:=ROUND([.C19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6])=0;&quot;&quot;;COUNTIF([.$C$16:.C196];&quot;&gt;=&quot;&amp;Goal)/COUNTA([.$C$16:.C196]))">
            <text:p/>
          </table:table-cell>
          <table:table-cell table:style-name="ce25" table:formula="of:=IF(COUNTA([.C196])=0;&quot;&quot;;SUM([.$C$16:.C196])/COUNT([.$C$16:.C19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1" calcext:value-type="date">
            <text:p>01/07/2015</text:p>
          </table:table-cell>
          <table:table-cell table:style-name="ce8" table:formula="of:=ROUND([.C19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7])=0;&quot;&quot;;COUNTIF([.$C$16:.C197];&quot;&gt;=&quot;&amp;Goal)/COUNTA([.$C$16:.C197]))">
            <text:p/>
          </table:table-cell>
          <table:table-cell table:style-name="ce25" table:formula="of:=IF(COUNTA([.C197])=0;&quot;&quot;;SUM([.$C$16:.C197])/COUNT([.$C$16:.C19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2" calcext:value-type="date">
            <text:p>02/07/2015</text:p>
          </table:table-cell>
          <table:table-cell table:style-name="ce8" table:formula="of:=ROUND([.C19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8])=0;&quot;&quot;;COUNTIF([.$C$16:.C198];&quot;&gt;=&quot;&amp;Goal)/COUNTA([.$C$16:.C198]))">
            <text:p/>
          </table:table-cell>
          <table:table-cell table:style-name="ce25" table:formula="of:=IF(COUNTA([.C198])=0;&quot;&quot;;SUM([.$C$16:.C198])/COUNT([.$C$16:.C19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3" calcext:value-type="date">
            <text:p>03/07/2015</text:p>
          </table:table-cell>
          <table:table-cell table:style-name="ce8" table:formula="of:=ROUND([.C19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9])=0;&quot;&quot;;COUNTIF([.$C$16:.C199];&quot;&gt;=&quot;&amp;Goal)/COUNTA([.$C$16:.C199]))">
            <text:p/>
          </table:table-cell>
          <table:table-cell table:style-name="ce25" table:formula="of:=IF(COUNTA([.C199])=0;&quot;&quot;;SUM([.$C$16:.C199])/COUNT([.$C$16:.C19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4" calcext:value-type="date">
            <text:p>04/07/2015</text:p>
          </table:table-cell>
          <table:table-cell table:style-name="ce8" table:formula="of:=ROUND([.C20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0])=0;&quot;&quot;;COUNTIF([.$C$16:.C200];&quot;&gt;=&quot;&amp;Goal)/COUNTA([.$C$16:.C200]))">
            <text:p/>
          </table:table-cell>
          <table:table-cell table:style-name="ce25" table:formula="of:=IF(COUNTA([.C200])=0;&quot;&quot;;SUM([.$C$16:.C200])/COUNT([.$C$16:.C20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5" calcext:value-type="date">
            <text:p>05/07/2015</text:p>
          </table:table-cell>
          <table:table-cell table:style-name="ce8" table:formula="of:=ROUND([.C20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1])=0;&quot;&quot;;COUNTIF([.$C$16:.C201];&quot;&gt;=&quot;&amp;Goal)/COUNTA([.$C$16:.C201]))">
            <text:p/>
          </table:table-cell>
          <table:table-cell table:style-name="ce25" table:formula="of:=IF(COUNTA([.C201])=0;&quot;&quot;;SUM([.$C$16:.C201])/COUNT([.$C$16:.C20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6" calcext:value-type="date">
            <text:p>06/07/2015</text:p>
          </table:table-cell>
          <table:table-cell table:style-name="ce8" table:formula="of:=ROUND([.C20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2])=0;&quot;&quot;;COUNTIF([.$C$16:.C202];&quot;&gt;=&quot;&amp;Goal)/COUNTA([.$C$16:.C202]))">
            <text:p/>
          </table:table-cell>
          <table:table-cell table:style-name="ce25" table:formula="of:=IF(COUNTA([.C202])=0;&quot;&quot;;SUM([.$C$16:.C202])/COUNT([.$C$16:.C20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7" calcext:value-type="date">
            <text:p>07/07/2015</text:p>
          </table:table-cell>
          <table:table-cell table:style-name="ce8" table:formula="of:=ROUND([.C20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3])=0;&quot;&quot;;COUNTIF([.$C$16:.C203];&quot;&gt;=&quot;&amp;Goal)/COUNTA([.$C$16:.C203]))">
            <text:p/>
          </table:table-cell>
          <table:table-cell table:style-name="ce25" table:formula="of:=IF(COUNTA([.C203])=0;&quot;&quot;;SUM([.$C$16:.C203])/COUNT([.$C$16:.C20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8" calcext:value-type="date">
            <text:p>08/07/2015</text:p>
          </table:table-cell>
          <table:table-cell table:style-name="ce8" table:formula="of:=ROUND([.C20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4])=0;&quot;&quot;;COUNTIF([.$C$16:.C204];&quot;&gt;=&quot;&amp;Goal)/COUNTA([.$C$16:.C204]))">
            <text:p/>
          </table:table-cell>
          <table:table-cell table:style-name="ce25" table:formula="of:=IF(COUNTA([.C204])=0;&quot;&quot;;SUM([.$C$16:.C204])/COUNT([.$C$16:.C20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9" calcext:value-type="date">
            <text:p>09/07/2015</text:p>
          </table:table-cell>
          <table:table-cell table:style-name="ce8" table:formula="of:=ROUND([.C20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5])=0;&quot;&quot;;COUNTIF([.$C$16:.C205];&quot;&gt;=&quot;&amp;Goal)/COUNTA([.$C$16:.C205]))">
            <text:p/>
          </table:table-cell>
          <table:table-cell table:style-name="ce25" table:formula="of:=IF(COUNTA([.C205])=0;&quot;&quot;;SUM([.$C$16:.C205])/COUNT([.$C$16:.C20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0" calcext:value-type="date">
            <text:p>10/07/2015</text:p>
          </table:table-cell>
          <table:table-cell table:style-name="ce8" table:formula="of:=ROUND([.C20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6])=0;&quot;&quot;;COUNTIF([.$C$16:.C206];&quot;&gt;=&quot;&amp;Goal)/COUNTA([.$C$16:.C206]))">
            <text:p/>
          </table:table-cell>
          <table:table-cell table:style-name="ce25" table:formula="of:=IF(COUNTA([.C206])=0;&quot;&quot;;SUM([.$C$16:.C206])/COUNT([.$C$16:.C20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1" calcext:value-type="date">
            <text:p>11/07/2015</text:p>
          </table:table-cell>
          <table:table-cell table:style-name="ce8" table:formula="of:=ROUND([.C20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7])=0;&quot;&quot;;COUNTIF([.$C$16:.C207];&quot;&gt;=&quot;&amp;Goal)/COUNTA([.$C$16:.C207]))">
            <text:p/>
          </table:table-cell>
          <table:table-cell table:style-name="ce25" table:formula="of:=IF(COUNTA([.C207])=0;&quot;&quot;;SUM([.$C$16:.C207])/COUNT([.$C$16:.C20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2" calcext:value-type="date">
            <text:p>12/07/2015</text:p>
          </table:table-cell>
          <table:table-cell table:style-name="ce8" table:formula="of:=ROUND([.C20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8])=0;&quot;&quot;;COUNTIF([.$C$16:.C208];&quot;&gt;=&quot;&amp;Goal)/COUNTA([.$C$16:.C208]))">
            <text:p/>
          </table:table-cell>
          <table:table-cell table:style-name="ce25" table:formula="of:=IF(COUNTA([.C208])=0;&quot;&quot;;SUM([.$C$16:.C208])/COUNT([.$C$16:.C20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3" calcext:value-type="date">
            <text:p>13/07/2015</text:p>
          </table:table-cell>
          <table:table-cell table:style-name="ce8" table:formula="of:=ROUND([.C20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9])=0;&quot;&quot;;COUNTIF([.$C$16:.C209];&quot;&gt;=&quot;&amp;Goal)/COUNTA([.$C$16:.C209]))">
            <text:p/>
          </table:table-cell>
          <table:table-cell table:style-name="ce25" table:formula="of:=IF(COUNTA([.C209])=0;&quot;&quot;;SUM([.$C$16:.C209])/COUNT([.$C$16:.C20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4" calcext:value-type="date">
            <text:p>14/07/2015</text:p>
          </table:table-cell>
          <table:table-cell table:style-name="ce8" table:formula="of:=ROUND([.C21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0])=0;&quot;&quot;;COUNTIF([.$C$16:.C210];&quot;&gt;=&quot;&amp;Goal)/COUNTA([.$C$16:.C210]))">
            <text:p/>
          </table:table-cell>
          <table:table-cell table:style-name="ce25" table:formula="of:=IF(COUNTA([.C210])=0;&quot;&quot;;SUM([.$C$16:.C210])/COUNT([.$C$16:.C21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5" calcext:value-type="date">
            <text:p>15/07/2015</text:p>
          </table:table-cell>
          <table:table-cell table:style-name="ce8" table:formula="of:=ROUND([.C21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1])=0;&quot;&quot;;COUNTIF([.$C$16:.C211];&quot;&gt;=&quot;&amp;Goal)/COUNTA([.$C$16:.C211]))">
            <text:p/>
          </table:table-cell>
          <table:table-cell table:style-name="ce25" table:formula="of:=IF(COUNTA([.C211])=0;&quot;&quot;;SUM([.$C$16:.C211])/COUNT([.$C$16:.C21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6" calcext:value-type="date">
            <text:p>16/07/2015</text:p>
          </table:table-cell>
          <table:table-cell table:style-name="ce8" table:formula="of:=ROUND([.C21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2])=0;&quot;&quot;;COUNTIF([.$C$16:.C212];&quot;&gt;=&quot;&amp;Goal)/COUNTA([.$C$16:.C212]))">
            <text:p/>
          </table:table-cell>
          <table:table-cell table:style-name="ce25" table:formula="of:=IF(COUNTA([.C212])=0;&quot;&quot;;SUM([.$C$16:.C212])/COUNT([.$C$16:.C21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7" calcext:value-type="date">
            <text:p>17/07/2015</text:p>
          </table:table-cell>
          <table:table-cell table:style-name="ce8" table:formula="of:=ROUND([.C21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3])=0;&quot;&quot;;COUNTIF([.$C$16:.C213];&quot;&gt;=&quot;&amp;Goal)/COUNTA([.$C$16:.C213]))">
            <text:p/>
          </table:table-cell>
          <table:table-cell table:style-name="ce25" table:formula="of:=IF(COUNTA([.C213])=0;&quot;&quot;;SUM([.$C$16:.C213])/COUNT([.$C$16:.C21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8" calcext:value-type="date">
            <text:p>18/07/2015</text:p>
          </table:table-cell>
          <table:table-cell table:style-name="ce8" table:formula="of:=ROUND([.C21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4])=0;&quot;&quot;;COUNTIF([.$C$16:.C214];&quot;&gt;=&quot;&amp;Goal)/COUNTA([.$C$16:.C214]))">
            <text:p/>
          </table:table-cell>
          <table:table-cell table:style-name="ce25" table:formula="of:=IF(COUNTA([.C214])=0;&quot;&quot;;SUM([.$C$16:.C214])/COUNT([.$C$16:.C21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9" calcext:value-type="date">
            <text:p>19/07/2015</text:p>
          </table:table-cell>
          <table:table-cell table:style-name="ce8" table:formula="of:=ROUND([.C21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5])=0;&quot;&quot;;COUNTIF([.$C$16:.C215];&quot;&gt;=&quot;&amp;Goal)/COUNTA([.$C$16:.C215]))">
            <text:p/>
          </table:table-cell>
          <table:table-cell table:style-name="ce25" table:formula="of:=IF(COUNTA([.C215])=0;&quot;&quot;;SUM([.$C$16:.C215])/COUNT([.$C$16:.C21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0" calcext:value-type="date">
            <text:p>20/07/2015</text:p>
          </table:table-cell>
          <table:table-cell table:style-name="ce8" table:formula="of:=ROUND([.C21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6])=0;&quot;&quot;;COUNTIF([.$C$16:.C216];&quot;&gt;=&quot;&amp;Goal)/COUNTA([.$C$16:.C216]))">
            <text:p/>
          </table:table-cell>
          <table:table-cell table:style-name="ce25" table:formula="of:=IF(COUNTA([.C216])=0;&quot;&quot;;SUM([.$C$16:.C216])/COUNT([.$C$16:.C21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1" calcext:value-type="date">
            <text:p>21/07/2015</text:p>
          </table:table-cell>
          <table:table-cell table:style-name="ce8" table:formula="of:=ROUND([.C21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7])=0;&quot;&quot;;COUNTIF([.$C$16:.C217];&quot;&gt;=&quot;&amp;Goal)/COUNTA([.$C$16:.C217]))">
            <text:p/>
          </table:table-cell>
          <table:table-cell table:style-name="ce25" table:formula="of:=IF(COUNTA([.C217])=0;&quot;&quot;;SUM([.$C$16:.C217])/COUNT([.$C$16:.C21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2" calcext:value-type="date">
            <text:p>22/07/2015</text:p>
          </table:table-cell>
          <table:table-cell table:style-name="ce8" table:formula="of:=ROUND([.C21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8])=0;&quot;&quot;;COUNTIF([.$C$16:.C218];&quot;&gt;=&quot;&amp;Goal)/COUNTA([.$C$16:.C218]))">
            <text:p/>
          </table:table-cell>
          <table:table-cell table:style-name="ce25" table:formula="of:=IF(COUNTA([.C218])=0;&quot;&quot;;SUM([.$C$16:.C218])/COUNT([.$C$16:.C21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3" calcext:value-type="date">
            <text:p>23/07/2015</text:p>
          </table:table-cell>
          <table:table-cell table:style-name="ce8" table:formula="of:=ROUND([.C21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9])=0;&quot;&quot;;COUNTIF([.$C$16:.C219];&quot;&gt;=&quot;&amp;Goal)/COUNTA([.$C$16:.C219]))">
            <text:p/>
          </table:table-cell>
          <table:table-cell table:style-name="ce25" table:formula="of:=IF(COUNTA([.C219])=0;&quot;&quot;;SUM([.$C$16:.C219])/COUNT([.$C$16:.C21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4" calcext:value-type="date">
            <text:p>24/07/2015</text:p>
          </table:table-cell>
          <table:table-cell table:style-name="ce8" table:formula="of:=ROUND([.C22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0])=0;&quot;&quot;;COUNTIF([.$C$16:.C220];&quot;&gt;=&quot;&amp;Goal)/COUNTA([.$C$16:.C220]))">
            <text:p/>
          </table:table-cell>
          <table:table-cell table:style-name="ce25" table:formula="of:=IF(COUNTA([.C220])=0;&quot;&quot;;SUM([.$C$16:.C220])/COUNT([.$C$16:.C22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5" calcext:value-type="date">
            <text:p>25/07/2015</text:p>
          </table:table-cell>
          <table:table-cell table:style-name="ce8" table:formula="of:=ROUND([.C22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1])=0;&quot;&quot;;COUNTIF([.$C$16:.C221];&quot;&gt;=&quot;&amp;Goal)/COUNTA([.$C$16:.C221]))">
            <text:p/>
          </table:table-cell>
          <table:table-cell table:style-name="ce25" table:formula="of:=IF(COUNTA([.C221])=0;&quot;&quot;;SUM([.$C$16:.C221])/COUNT([.$C$16:.C22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6" calcext:value-type="date">
            <text:p>26/07/2015</text:p>
          </table:table-cell>
          <table:table-cell table:style-name="ce8" table:formula="of:=ROUND([.C22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2])=0;&quot;&quot;;COUNTIF([.$C$16:.C222];&quot;&gt;=&quot;&amp;Goal)/COUNTA([.$C$16:.C222]))">
            <text:p/>
          </table:table-cell>
          <table:table-cell table:style-name="ce25" table:formula="of:=IF(COUNTA([.C222])=0;&quot;&quot;;SUM([.$C$16:.C222])/COUNT([.$C$16:.C22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7" calcext:value-type="date">
            <text:p>27/07/2015</text:p>
          </table:table-cell>
          <table:table-cell table:style-name="ce8" table:formula="of:=ROUND([.C22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3])=0;&quot;&quot;;COUNTIF([.$C$16:.C223];&quot;&gt;=&quot;&amp;Goal)/COUNTA([.$C$16:.C223]))">
            <text:p/>
          </table:table-cell>
          <table:table-cell table:style-name="ce25" table:formula="of:=IF(COUNTA([.C223])=0;&quot;&quot;;SUM([.$C$16:.C223])/COUNT([.$C$16:.C22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8" calcext:value-type="date">
            <text:p>28/07/2015</text:p>
          </table:table-cell>
          <table:table-cell table:style-name="ce8" table:formula="of:=ROUND([.C22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4])=0;&quot;&quot;;COUNTIF([.$C$16:.C224];&quot;&gt;=&quot;&amp;Goal)/COUNTA([.$C$16:.C224]))">
            <text:p/>
          </table:table-cell>
          <table:table-cell table:style-name="ce25" table:formula="of:=IF(COUNTA([.C224])=0;&quot;&quot;;SUM([.$C$16:.C224])/COUNT([.$C$16:.C22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9" calcext:value-type="date">
            <text:p>29/07/2015</text:p>
          </table:table-cell>
          <table:table-cell table:style-name="ce8" table:formula="of:=ROUND([.C22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5])=0;&quot;&quot;;COUNTIF([.$C$16:.C225];&quot;&gt;=&quot;&amp;Goal)/COUNTA([.$C$16:.C225]))">
            <text:p/>
          </table:table-cell>
          <table:table-cell table:style-name="ce25" table:formula="of:=IF(COUNTA([.C225])=0;&quot;&quot;;SUM([.$C$16:.C225])/COUNT([.$C$16:.C22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30" calcext:value-type="date">
            <text:p>30/07/2015</text:p>
          </table:table-cell>
          <table:table-cell table:style-name="ce8" table:formula="of:=ROUND([.C22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6])=0;&quot;&quot;;COUNTIF([.$C$16:.C226];&quot;&gt;=&quot;&amp;Goal)/COUNTA([.$C$16:.C226]))">
            <text:p/>
          </table:table-cell>
          <table:table-cell table:style-name="ce25" table:formula="of:=IF(COUNTA([.C226])=0;&quot;&quot;;SUM([.$C$16:.C226])/COUNT([.$C$16:.C22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31" calcext:value-type="date">
            <text:p>31/07/2015</text:p>
          </table:table-cell>
          <table:table-cell table:style-name="ce8" table:formula="of:=ROUND([.C22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7])=0;&quot;&quot;;COUNTIF([.$C$16:.C227];&quot;&gt;=&quot;&amp;Goal)/COUNTA([.$C$16:.C227]))">
            <text:p/>
          </table:table-cell>
          <table:table-cell table:style-name="ce25" table:formula="of:=IF(COUNTA([.C227])=0;&quot;&quot;;SUM([.$C$16:.C227])/COUNT([.$C$16:.C22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1" calcext:value-type="date">
            <text:p>01/08/2015</text:p>
          </table:table-cell>
          <table:table-cell table:style-name="ce8" table:formula="of:=ROUND([.C22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8])=0;&quot;&quot;;COUNTIF([.$C$16:.C228];&quot;&gt;=&quot;&amp;Goal)/COUNTA([.$C$16:.C228]))">
            <text:p/>
          </table:table-cell>
          <table:table-cell table:style-name="ce25" table:formula="of:=IF(COUNTA([.C228])=0;&quot;&quot;;SUM([.$C$16:.C228])/COUNT([.$C$16:.C22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2" calcext:value-type="date">
            <text:p>02/08/2015</text:p>
          </table:table-cell>
          <table:table-cell table:style-name="ce8" table:formula="of:=ROUND([.C22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9])=0;&quot;&quot;;COUNTIF([.$C$16:.C229];&quot;&gt;=&quot;&amp;Goal)/COUNTA([.$C$16:.C229]))">
            <text:p/>
          </table:table-cell>
          <table:table-cell table:style-name="ce25" table:formula="of:=IF(COUNTA([.C229])=0;&quot;&quot;;SUM([.$C$16:.C229])/COUNT([.$C$16:.C22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3" calcext:value-type="date">
            <text:p>03/08/2015</text:p>
          </table:table-cell>
          <table:table-cell table:style-name="ce8" table:formula="of:=ROUND([.C23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0])=0;&quot;&quot;;COUNTIF([.$C$16:.C230];&quot;&gt;=&quot;&amp;Goal)/COUNTA([.$C$16:.C230]))">
            <text:p/>
          </table:table-cell>
          <table:table-cell table:style-name="ce25" table:formula="of:=IF(COUNTA([.C230])=0;&quot;&quot;;SUM([.$C$16:.C230])/COUNT([.$C$16:.C23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4" calcext:value-type="date">
            <text:p>04/08/2015</text:p>
          </table:table-cell>
          <table:table-cell table:style-name="ce8" table:formula="of:=ROUND([.C23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1])=0;&quot;&quot;;COUNTIF([.$C$16:.C231];&quot;&gt;=&quot;&amp;Goal)/COUNTA([.$C$16:.C231]))">
            <text:p/>
          </table:table-cell>
          <table:table-cell table:style-name="ce25" table:formula="of:=IF(COUNTA([.C231])=0;&quot;&quot;;SUM([.$C$16:.C231])/COUNT([.$C$16:.C23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5" calcext:value-type="date">
            <text:p>05/08/2015</text:p>
          </table:table-cell>
          <table:table-cell table:style-name="ce8" table:formula="of:=ROUND([.C23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2])=0;&quot;&quot;;COUNTIF([.$C$16:.C232];&quot;&gt;=&quot;&amp;Goal)/COUNTA([.$C$16:.C232]))">
            <text:p/>
          </table:table-cell>
          <table:table-cell table:style-name="ce25" table:formula="of:=IF(COUNTA([.C232])=0;&quot;&quot;;SUM([.$C$16:.C232])/COUNT([.$C$16:.C23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6" calcext:value-type="date">
            <text:p>06/08/2015</text:p>
          </table:table-cell>
          <table:table-cell table:style-name="ce8" table:formula="of:=ROUND([.C23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3])=0;&quot;&quot;;COUNTIF([.$C$16:.C233];&quot;&gt;=&quot;&amp;Goal)/COUNTA([.$C$16:.C233]))">
            <text:p/>
          </table:table-cell>
          <table:table-cell table:style-name="ce25" table:formula="of:=IF(COUNTA([.C233])=0;&quot;&quot;;SUM([.$C$16:.C233])/COUNT([.$C$16:.C23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7" calcext:value-type="date">
            <text:p>07/08/2015</text:p>
          </table:table-cell>
          <table:table-cell table:style-name="ce8" table:formula="of:=ROUND([.C23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4])=0;&quot;&quot;;COUNTIF([.$C$16:.C234];&quot;&gt;=&quot;&amp;Goal)/COUNTA([.$C$16:.C234]))">
            <text:p/>
          </table:table-cell>
          <table:table-cell table:style-name="ce25" table:formula="of:=IF(COUNTA([.C234])=0;&quot;&quot;;SUM([.$C$16:.C234])/COUNT([.$C$16:.C23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8" calcext:value-type="date">
            <text:p>08/08/2015</text:p>
          </table:table-cell>
          <table:table-cell table:style-name="ce8" table:formula="of:=ROUND([.C23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5])=0;&quot;&quot;;COUNTIF([.$C$16:.C235];&quot;&gt;=&quot;&amp;Goal)/COUNTA([.$C$16:.C235]))">
            <text:p/>
          </table:table-cell>
          <table:table-cell table:style-name="ce25" table:formula="of:=IF(COUNTA([.C235])=0;&quot;&quot;;SUM([.$C$16:.C235])/COUNT([.$C$16:.C23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9" calcext:value-type="date">
            <text:p>09/08/2015</text:p>
          </table:table-cell>
          <table:table-cell table:style-name="ce8" table:formula="of:=ROUND([.C23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6])=0;&quot;&quot;;COUNTIF([.$C$16:.C236];&quot;&gt;=&quot;&amp;Goal)/COUNTA([.$C$16:.C236]))">
            <text:p/>
          </table:table-cell>
          <table:table-cell table:style-name="ce25" table:formula="of:=IF(COUNTA([.C236])=0;&quot;&quot;;SUM([.$C$16:.C236])/COUNT([.$C$16:.C23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0" calcext:value-type="date">
            <text:p>10/08/2015</text:p>
          </table:table-cell>
          <table:table-cell table:style-name="ce8" table:formula="of:=ROUND([.C23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7])=0;&quot;&quot;;COUNTIF([.$C$16:.C237];&quot;&gt;=&quot;&amp;Goal)/COUNTA([.$C$16:.C237]))">
            <text:p/>
          </table:table-cell>
          <table:table-cell table:style-name="ce25" table:formula="of:=IF(COUNTA([.C237])=0;&quot;&quot;;SUM([.$C$16:.C237])/COUNT([.$C$16:.C23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1" calcext:value-type="date">
            <text:p>11/08/2015</text:p>
          </table:table-cell>
          <table:table-cell table:style-name="ce8" table:formula="of:=ROUND([.C23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8])=0;&quot;&quot;;COUNTIF([.$C$16:.C238];&quot;&gt;=&quot;&amp;Goal)/COUNTA([.$C$16:.C238]))">
            <text:p/>
          </table:table-cell>
          <table:table-cell table:style-name="ce25" table:formula="of:=IF(COUNTA([.C238])=0;&quot;&quot;;SUM([.$C$16:.C238])/COUNT([.$C$16:.C23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2" calcext:value-type="date">
            <text:p>12/08/2015</text:p>
          </table:table-cell>
          <table:table-cell table:style-name="ce8" table:formula="of:=ROUND([.C23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9])=0;&quot;&quot;;COUNTIF([.$C$16:.C239];&quot;&gt;=&quot;&amp;Goal)/COUNTA([.$C$16:.C239]))">
            <text:p/>
          </table:table-cell>
          <table:table-cell table:style-name="ce25" table:formula="of:=IF(COUNTA([.C239])=0;&quot;&quot;;SUM([.$C$16:.C239])/COUNT([.$C$16:.C23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3" calcext:value-type="date">
            <text:p>13/08/2015</text:p>
          </table:table-cell>
          <table:table-cell table:style-name="ce8" table:formula="of:=ROUND([.C24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0])=0;&quot;&quot;;COUNTIF([.$C$16:.C240];&quot;&gt;=&quot;&amp;Goal)/COUNTA([.$C$16:.C240]))">
            <text:p/>
          </table:table-cell>
          <table:table-cell table:style-name="ce25" table:formula="of:=IF(COUNTA([.C240])=0;&quot;&quot;;SUM([.$C$16:.C240])/COUNT([.$C$16:.C24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4" calcext:value-type="date">
            <text:p>14/08/2015</text:p>
          </table:table-cell>
          <table:table-cell table:style-name="ce8" table:formula="of:=ROUND([.C24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1])=0;&quot;&quot;;COUNTIF([.$C$16:.C241];&quot;&gt;=&quot;&amp;Goal)/COUNTA([.$C$16:.C241]))">
            <text:p/>
          </table:table-cell>
          <table:table-cell table:style-name="ce25" table:formula="of:=IF(COUNTA([.C241])=0;&quot;&quot;;SUM([.$C$16:.C241])/COUNT([.$C$16:.C24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5" calcext:value-type="date">
            <text:p>15/08/2015</text:p>
          </table:table-cell>
          <table:table-cell table:style-name="ce8" table:formula="of:=ROUND([.C24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2])=0;&quot;&quot;;COUNTIF([.$C$16:.C242];&quot;&gt;=&quot;&amp;Goal)/COUNTA([.$C$16:.C242]))">
            <text:p/>
          </table:table-cell>
          <table:table-cell table:style-name="ce25" table:formula="of:=IF(COUNTA([.C242])=0;&quot;&quot;;SUM([.$C$16:.C242])/COUNT([.$C$16:.C24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6" calcext:value-type="date">
            <text:p>16/08/2015</text:p>
          </table:table-cell>
          <table:table-cell table:style-name="ce8" table:formula="of:=ROUND([.C24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3])=0;&quot;&quot;;COUNTIF([.$C$16:.C243];&quot;&gt;=&quot;&amp;Goal)/COUNTA([.$C$16:.C243]))">
            <text:p/>
          </table:table-cell>
          <table:table-cell table:style-name="ce25" table:formula="of:=IF(COUNTA([.C243])=0;&quot;&quot;;SUM([.$C$16:.C243])/COUNT([.$C$16:.C24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7" calcext:value-type="date">
            <text:p>17/08/2015</text:p>
          </table:table-cell>
          <table:table-cell table:style-name="ce8" table:formula="of:=ROUND([.C24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4])=0;&quot;&quot;;COUNTIF([.$C$16:.C244];&quot;&gt;=&quot;&amp;Goal)/COUNTA([.$C$16:.C244]))">
            <text:p/>
          </table:table-cell>
          <table:table-cell table:style-name="ce25" table:formula="of:=IF(COUNTA([.C244])=0;&quot;&quot;;SUM([.$C$16:.C244])/COUNT([.$C$16:.C24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8" calcext:value-type="date">
            <text:p>18/08/2015</text:p>
          </table:table-cell>
          <table:table-cell table:style-name="ce8" table:formula="of:=ROUND([.C24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5])=0;&quot;&quot;;COUNTIF([.$C$16:.C245];&quot;&gt;=&quot;&amp;Goal)/COUNTA([.$C$16:.C245]))">
            <text:p/>
          </table:table-cell>
          <table:table-cell table:style-name="ce25" table:formula="of:=IF(COUNTA([.C245])=0;&quot;&quot;;SUM([.$C$16:.C245])/COUNT([.$C$16:.C24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9" calcext:value-type="date">
            <text:p>19/08/2015</text:p>
          </table:table-cell>
          <table:table-cell table:style-name="ce8" table:formula="of:=ROUND([.C24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6])=0;&quot;&quot;;COUNTIF([.$C$16:.C246];&quot;&gt;=&quot;&amp;Goal)/COUNTA([.$C$16:.C246]))">
            <text:p/>
          </table:table-cell>
          <table:table-cell table:style-name="ce25" table:formula="of:=IF(COUNTA([.C246])=0;&quot;&quot;;SUM([.$C$16:.C246])/COUNT([.$C$16:.C24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0" calcext:value-type="date">
            <text:p>20/08/2015</text:p>
          </table:table-cell>
          <table:table-cell table:style-name="ce8" table:formula="of:=ROUND([.C24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7])=0;&quot;&quot;;COUNTIF([.$C$16:.C247];&quot;&gt;=&quot;&amp;Goal)/COUNTA([.$C$16:.C247]))">
            <text:p/>
          </table:table-cell>
          <table:table-cell table:style-name="ce25" table:formula="of:=IF(COUNTA([.C247])=0;&quot;&quot;;SUM([.$C$16:.C247])/COUNT([.$C$16:.C24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1" calcext:value-type="date">
            <text:p>21/08/2015</text:p>
          </table:table-cell>
          <table:table-cell table:style-name="ce8" table:formula="of:=ROUND([.C24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8])=0;&quot;&quot;;COUNTIF([.$C$16:.C248];&quot;&gt;=&quot;&amp;Goal)/COUNTA([.$C$16:.C248]))">
            <text:p/>
          </table:table-cell>
          <table:table-cell table:style-name="ce25" table:formula="of:=IF(COUNTA([.C248])=0;&quot;&quot;;SUM([.$C$16:.C248])/COUNT([.$C$16:.C24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2" calcext:value-type="date">
            <text:p>22/08/2015</text:p>
          </table:table-cell>
          <table:table-cell table:style-name="ce8" table:formula="of:=ROUND([.C24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9])=0;&quot;&quot;;COUNTIF([.$C$16:.C249];&quot;&gt;=&quot;&amp;Goal)/COUNTA([.$C$16:.C249]))">
            <text:p/>
          </table:table-cell>
          <table:table-cell table:style-name="ce25" table:formula="of:=IF(COUNTA([.C249])=0;&quot;&quot;;SUM([.$C$16:.C249])/COUNT([.$C$16:.C24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3" calcext:value-type="date">
            <text:p>23/08/2015</text:p>
          </table:table-cell>
          <table:table-cell table:style-name="ce8" table:formula="of:=ROUND([.C25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0])=0;&quot;&quot;;COUNTIF([.$C$16:.C250];&quot;&gt;=&quot;&amp;Goal)/COUNTA([.$C$16:.C250]))">
            <text:p/>
          </table:table-cell>
          <table:table-cell table:style-name="ce25" table:formula="of:=IF(COUNTA([.C250])=0;&quot;&quot;;SUM([.$C$16:.C250])/COUNT([.$C$16:.C25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4" calcext:value-type="date">
            <text:p>24/08/2015</text:p>
          </table:table-cell>
          <table:table-cell table:style-name="ce8" table:formula="of:=ROUND([.C25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1])=0;&quot;&quot;;COUNTIF([.$C$16:.C251];&quot;&gt;=&quot;&amp;Goal)/COUNTA([.$C$16:.C251]))">
            <text:p/>
          </table:table-cell>
          <table:table-cell table:style-name="ce25" table:formula="of:=IF(COUNTA([.C251])=0;&quot;&quot;;SUM([.$C$16:.C251])/COUNT([.$C$16:.C25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5" calcext:value-type="date">
            <text:p>25/08/2015</text:p>
          </table:table-cell>
          <table:table-cell table:style-name="ce8" table:formula="of:=ROUND([.C25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2])=0;&quot;&quot;;COUNTIF([.$C$16:.C252];&quot;&gt;=&quot;&amp;Goal)/COUNTA([.$C$16:.C252]))">
            <text:p/>
          </table:table-cell>
          <table:table-cell table:style-name="ce25" table:formula="of:=IF(COUNTA([.C252])=0;&quot;&quot;;SUM([.$C$16:.C252])/COUNT([.$C$16:.C25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6" calcext:value-type="date">
            <text:p>26/08/2015</text:p>
          </table:table-cell>
          <table:table-cell table:style-name="ce8" table:formula="of:=ROUND([.C25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3])=0;&quot;&quot;;COUNTIF([.$C$16:.C253];&quot;&gt;=&quot;&amp;Goal)/COUNTA([.$C$16:.C253]))">
            <text:p/>
          </table:table-cell>
          <table:table-cell table:style-name="ce25" table:formula="of:=IF(COUNTA([.C253])=0;&quot;&quot;;SUM([.$C$16:.C253])/COUNT([.$C$16:.C25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7" calcext:value-type="date">
            <text:p>27/08/2015</text:p>
          </table:table-cell>
          <table:table-cell table:style-name="ce8" table:formula="of:=ROUND([.C25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4])=0;&quot;&quot;;COUNTIF([.$C$16:.C254];&quot;&gt;=&quot;&amp;Goal)/COUNTA([.$C$16:.C254]))">
            <text:p/>
          </table:table-cell>
          <table:table-cell table:style-name="ce25" table:formula="of:=IF(COUNTA([.C254])=0;&quot;&quot;;SUM([.$C$16:.C254])/COUNT([.$C$16:.C25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8" calcext:value-type="date">
            <text:p>28/08/2015</text:p>
          </table:table-cell>
          <table:table-cell table:style-name="ce8" table:formula="of:=ROUND([.C25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5])=0;&quot;&quot;;COUNTIF([.$C$16:.C255];&quot;&gt;=&quot;&amp;Goal)/COUNTA([.$C$16:.C255]))">
            <text:p/>
          </table:table-cell>
          <table:table-cell table:style-name="ce25" table:formula="of:=IF(COUNTA([.C255])=0;&quot;&quot;;SUM([.$C$16:.C255])/COUNT([.$C$16:.C25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9" calcext:value-type="date">
            <text:p>29/08/2015</text:p>
          </table:table-cell>
          <table:table-cell table:style-name="ce8" table:formula="of:=ROUND([.C25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6])=0;&quot;&quot;;COUNTIF([.$C$16:.C256];&quot;&gt;=&quot;&amp;Goal)/COUNTA([.$C$16:.C256]))">
            <text:p/>
          </table:table-cell>
          <table:table-cell table:style-name="ce25" table:formula="of:=IF(COUNTA([.C256])=0;&quot;&quot;;SUM([.$C$16:.C256])/COUNT([.$C$16:.C25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30" calcext:value-type="date">
            <text:p>30/08/2015</text:p>
          </table:table-cell>
          <table:table-cell table:style-name="ce8" table:formula="of:=ROUND([.C25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7])=0;&quot;&quot;;COUNTIF([.$C$16:.C257];&quot;&gt;=&quot;&amp;Goal)/COUNTA([.$C$16:.C257]))">
            <text:p/>
          </table:table-cell>
          <table:table-cell table:style-name="ce25" table:formula="of:=IF(COUNTA([.C257])=0;&quot;&quot;;SUM([.$C$16:.C257])/COUNT([.$C$16:.C25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31" calcext:value-type="date">
            <text:p>31/08/2015</text:p>
          </table:table-cell>
          <table:table-cell table:style-name="ce8" table:formula="of:=ROUND([.C25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8])=0;&quot;&quot;;COUNTIF([.$C$16:.C258];&quot;&gt;=&quot;&amp;Goal)/COUNTA([.$C$16:.C258]))">
            <text:p/>
          </table:table-cell>
          <table:table-cell table:style-name="ce25" table:formula="of:=IF(COUNTA([.C258])=0;&quot;&quot;;SUM([.$C$16:.C258])/COUNT([.$C$16:.C25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1" calcext:value-type="date">
            <text:p>01/09/2015</text:p>
          </table:table-cell>
          <table:table-cell table:style-name="ce8" table:formula="of:=ROUND([.C25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9])=0;&quot;&quot;;COUNTIF([.$C$16:.C259];&quot;&gt;=&quot;&amp;Goal)/COUNTA([.$C$16:.C259]))">
            <text:p/>
          </table:table-cell>
          <table:table-cell table:style-name="ce25" table:formula="of:=IF(COUNTA([.C259])=0;&quot;&quot;;SUM([.$C$16:.C259])/COUNT([.$C$16:.C25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2" calcext:value-type="date">
            <text:p>02/09/2015</text:p>
          </table:table-cell>
          <table:table-cell table:style-name="ce8" table:formula="of:=ROUND([.C26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0])=0;&quot;&quot;;COUNTIF([.$C$16:.C260];&quot;&gt;=&quot;&amp;Goal)/COUNTA([.$C$16:.C260]))">
            <text:p/>
          </table:table-cell>
          <table:table-cell table:style-name="ce25" table:formula="of:=IF(COUNTA([.C260])=0;&quot;&quot;;SUM([.$C$16:.C260])/COUNT([.$C$16:.C26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3" calcext:value-type="date">
            <text:p>03/09/2015</text:p>
          </table:table-cell>
          <table:table-cell table:style-name="ce8" table:formula="of:=ROUND([.C26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1])=0;&quot;&quot;;COUNTIF([.$C$16:.C261];&quot;&gt;=&quot;&amp;Goal)/COUNTA([.$C$16:.C261]))">
            <text:p/>
          </table:table-cell>
          <table:table-cell table:style-name="ce25" table:formula="of:=IF(COUNTA([.C261])=0;&quot;&quot;;SUM([.$C$16:.C261])/COUNT([.$C$16:.C26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4" calcext:value-type="date">
            <text:p>04/09/2015</text:p>
          </table:table-cell>
          <table:table-cell table:style-name="ce8" table:formula="of:=ROUND([.C26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2])=0;&quot;&quot;;COUNTIF([.$C$16:.C262];&quot;&gt;=&quot;&amp;Goal)/COUNTA([.$C$16:.C262]))">
            <text:p/>
          </table:table-cell>
          <table:table-cell table:style-name="ce25" table:formula="of:=IF(COUNTA([.C262])=0;&quot;&quot;;SUM([.$C$16:.C262])/COUNT([.$C$16:.C26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5" calcext:value-type="date">
            <text:p>05/09/2015</text:p>
          </table:table-cell>
          <table:table-cell table:style-name="ce8" table:formula="of:=ROUND([.C26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3])=0;&quot;&quot;;COUNTIF([.$C$16:.C263];&quot;&gt;=&quot;&amp;Goal)/COUNTA([.$C$16:.C263]))">
            <text:p/>
          </table:table-cell>
          <table:table-cell table:style-name="ce25" table:formula="of:=IF(COUNTA([.C263])=0;&quot;&quot;;SUM([.$C$16:.C263])/COUNT([.$C$16:.C26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6" calcext:value-type="date">
            <text:p>06/09/2015</text:p>
          </table:table-cell>
          <table:table-cell table:style-name="ce8" table:formula="of:=ROUND([.C26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4])=0;&quot;&quot;;COUNTIF([.$C$16:.C264];&quot;&gt;=&quot;&amp;Goal)/COUNTA([.$C$16:.C264]))">
            <text:p/>
          </table:table-cell>
          <table:table-cell table:style-name="ce25" table:formula="of:=IF(COUNTA([.C264])=0;&quot;&quot;;SUM([.$C$16:.C264])/COUNT([.$C$16:.C26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7" calcext:value-type="date">
            <text:p>07/09/2015</text:p>
          </table:table-cell>
          <table:table-cell table:style-name="ce8" table:formula="of:=ROUND([.C26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5])=0;&quot;&quot;;COUNTIF([.$C$16:.C265];&quot;&gt;=&quot;&amp;Goal)/COUNTA([.$C$16:.C265]))">
            <text:p/>
          </table:table-cell>
          <table:table-cell table:style-name="ce25" table:formula="of:=IF(COUNTA([.C265])=0;&quot;&quot;;SUM([.$C$16:.C265])/COUNT([.$C$16:.C26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8" calcext:value-type="date">
            <text:p>08/09/2015</text:p>
          </table:table-cell>
          <table:table-cell table:style-name="ce8" table:formula="of:=ROUND([.C26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6])=0;&quot;&quot;;COUNTIF([.$C$16:.C266];&quot;&gt;=&quot;&amp;Goal)/COUNTA([.$C$16:.C266]))">
            <text:p/>
          </table:table-cell>
          <table:table-cell table:style-name="ce25" table:formula="of:=IF(COUNTA([.C266])=0;&quot;&quot;;SUM([.$C$16:.C266])/COUNT([.$C$16:.C26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9" calcext:value-type="date">
            <text:p>09/09/2015</text:p>
          </table:table-cell>
          <table:table-cell table:style-name="ce8" table:formula="of:=ROUND([.C26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7])=0;&quot;&quot;;COUNTIF([.$C$16:.C267];&quot;&gt;=&quot;&amp;Goal)/COUNTA([.$C$16:.C267]))">
            <text:p/>
          </table:table-cell>
          <table:table-cell table:style-name="ce25" table:formula="of:=IF(COUNTA([.C267])=0;&quot;&quot;;SUM([.$C$16:.C267])/COUNT([.$C$16:.C26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0" calcext:value-type="date">
            <text:p>10/09/2015</text:p>
          </table:table-cell>
          <table:table-cell table:style-name="ce8" table:formula="of:=ROUND([.C26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8])=0;&quot;&quot;;COUNTIF([.$C$16:.C268];&quot;&gt;=&quot;&amp;Goal)/COUNTA([.$C$16:.C268]))">
            <text:p/>
          </table:table-cell>
          <table:table-cell table:style-name="ce25" table:formula="of:=IF(COUNTA([.C268])=0;&quot;&quot;;SUM([.$C$16:.C268])/COUNT([.$C$16:.C26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1" calcext:value-type="date">
            <text:p>11/09/2015</text:p>
          </table:table-cell>
          <table:table-cell table:style-name="ce8" table:formula="of:=ROUND([.C26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9])=0;&quot;&quot;;COUNTIF([.$C$16:.C269];&quot;&gt;=&quot;&amp;Goal)/COUNTA([.$C$16:.C269]))">
            <text:p/>
          </table:table-cell>
          <table:table-cell table:style-name="ce25" table:formula="of:=IF(COUNTA([.C269])=0;&quot;&quot;;SUM([.$C$16:.C269])/COUNT([.$C$16:.C26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2" calcext:value-type="date">
            <text:p>12/09/2015</text:p>
          </table:table-cell>
          <table:table-cell table:style-name="ce8" table:formula="of:=ROUND([.C27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0])=0;&quot;&quot;;COUNTIF([.$C$16:.C270];&quot;&gt;=&quot;&amp;Goal)/COUNTA([.$C$16:.C270]))">
            <text:p/>
          </table:table-cell>
          <table:table-cell table:style-name="ce25" table:formula="of:=IF(COUNTA([.C270])=0;&quot;&quot;;SUM([.$C$16:.C270])/COUNT([.$C$16:.C27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3" calcext:value-type="date">
            <text:p>13/09/2015</text:p>
          </table:table-cell>
          <table:table-cell table:style-name="ce8" table:formula="of:=ROUND([.C27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1])=0;&quot;&quot;;COUNTIF([.$C$16:.C271];&quot;&gt;=&quot;&amp;Goal)/COUNTA([.$C$16:.C271]))">
            <text:p/>
          </table:table-cell>
          <table:table-cell table:style-name="ce25" table:formula="of:=IF(COUNTA([.C271])=0;&quot;&quot;;SUM([.$C$16:.C271])/COUNT([.$C$16:.C27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4" calcext:value-type="date">
            <text:p>14/09/2015</text:p>
          </table:table-cell>
          <table:table-cell table:style-name="ce8" table:formula="of:=ROUND([.C27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2])=0;&quot;&quot;;COUNTIF([.$C$16:.C272];&quot;&gt;=&quot;&amp;Goal)/COUNTA([.$C$16:.C272]))">
            <text:p/>
          </table:table-cell>
          <table:table-cell table:style-name="ce25" table:formula="of:=IF(COUNTA([.C272])=0;&quot;&quot;;SUM([.$C$16:.C272])/COUNT([.$C$16:.C27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5" calcext:value-type="date">
            <text:p>15/09/2015</text:p>
          </table:table-cell>
          <table:table-cell table:style-name="ce8" table:formula="of:=ROUND([.C27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3])=0;&quot;&quot;;COUNTIF([.$C$16:.C273];&quot;&gt;=&quot;&amp;Goal)/COUNTA([.$C$16:.C273]))">
            <text:p/>
          </table:table-cell>
          <table:table-cell table:style-name="ce25" table:formula="of:=IF(COUNTA([.C273])=0;&quot;&quot;;SUM([.$C$16:.C273])/COUNT([.$C$16:.C27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6" calcext:value-type="date">
            <text:p>16/09/2015</text:p>
          </table:table-cell>
          <table:table-cell table:style-name="ce8" table:formula="of:=ROUND([.C27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4])=0;&quot;&quot;;COUNTIF([.$C$16:.C274];&quot;&gt;=&quot;&amp;Goal)/COUNTA([.$C$16:.C274]))">
            <text:p/>
          </table:table-cell>
          <table:table-cell table:style-name="ce25" table:formula="of:=IF(COUNTA([.C274])=0;&quot;&quot;;SUM([.$C$16:.C274])/COUNT([.$C$16:.C27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7" calcext:value-type="date">
            <text:p>17/09/2015</text:p>
          </table:table-cell>
          <table:table-cell table:style-name="ce8" table:formula="of:=ROUND([.C27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5])=0;&quot;&quot;;COUNTIF([.$C$16:.C275];&quot;&gt;=&quot;&amp;Goal)/COUNTA([.$C$16:.C275]))">
            <text:p/>
          </table:table-cell>
          <table:table-cell table:style-name="ce25" table:formula="of:=IF(COUNTA([.C275])=0;&quot;&quot;;SUM([.$C$16:.C275])/COUNT([.$C$16:.C27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8" calcext:value-type="date">
            <text:p>18/09/2015</text:p>
          </table:table-cell>
          <table:table-cell table:style-name="ce8" table:formula="of:=ROUND([.C27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6])=0;&quot;&quot;;COUNTIF([.$C$16:.C276];&quot;&gt;=&quot;&amp;Goal)/COUNTA([.$C$16:.C276]))">
            <text:p/>
          </table:table-cell>
          <table:table-cell table:style-name="ce25" table:formula="of:=IF(COUNTA([.C276])=0;&quot;&quot;;SUM([.$C$16:.C276])/COUNT([.$C$16:.C27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9" calcext:value-type="date">
            <text:p>19/09/2015</text:p>
          </table:table-cell>
          <table:table-cell table:style-name="ce8" table:formula="of:=ROUND([.C27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7])=0;&quot;&quot;;COUNTIF([.$C$16:.C277];&quot;&gt;=&quot;&amp;Goal)/COUNTA([.$C$16:.C277]))">
            <text:p/>
          </table:table-cell>
          <table:table-cell table:style-name="ce25" table:formula="of:=IF(COUNTA([.C277])=0;&quot;&quot;;SUM([.$C$16:.C277])/COUNT([.$C$16:.C27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0" calcext:value-type="date">
            <text:p>20/09/2015</text:p>
          </table:table-cell>
          <table:table-cell table:style-name="ce8" table:formula="of:=ROUND([.C27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8])=0;&quot;&quot;;COUNTIF([.$C$16:.C278];&quot;&gt;=&quot;&amp;Goal)/COUNTA([.$C$16:.C278]))">
            <text:p/>
          </table:table-cell>
          <table:table-cell table:style-name="ce25" table:formula="of:=IF(COUNTA([.C278])=0;&quot;&quot;;SUM([.$C$16:.C278])/COUNT([.$C$16:.C27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1" calcext:value-type="date">
            <text:p>21/09/2015</text:p>
          </table:table-cell>
          <table:table-cell table:style-name="ce8" table:formula="of:=ROUND([.C27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9])=0;&quot;&quot;;COUNTIF([.$C$16:.C279];&quot;&gt;=&quot;&amp;Goal)/COUNTA([.$C$16:.C279]))">
            <text:p/>
          </table:table-cell>
          <table:table-cell table:style-name="ce25" table:formula="of:=IF(COUNTA([.C279])=0;&quot;&quot;;SUM([.$C$16:.C279])/COUNT([.$C$16:.C27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2" calcext:value-type="date">
            <text:p>22/09/2015</text:p>
          </table:table-cell>
          <table:table-cell table:style-name="ce8" table:formula="of:=ROUND([.C28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0])=0;&quot;&quot;;COUNTIF([.$C$16:.C280];&quot;&gt;=&quot;&amp;Goal)/COUNTA([.$C$16:.C280]))">
            <text:p/>
          </table:table-cell>
          <table:table-cell table:style-name="ce25" table:formula="of:=IF(COUNTA([.C280])=0;&quot;&quot;;SUM([.$C$16:.C280])/COUNT([.$C$16:.C28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3" calcext:value-type="date">
            <text:p>23/09/2015</text:p>
          </table:table-cell>
          <table:table-cell table:style-name="ce8" table:formula="of:=ROUND([.C28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1])=0;&quot;&quot;;COUNTIF([.$C$16:.C281];&quot;&gt;=&quot;&amp;Goal)/COUNTA([.$C$16:.C281]))">
            <text:p/>
          </table:table-cell>
          <table:table-cell table:style-name="ce25" table:formula="of:=IF(COUNTA([.C281])=0;&quot;&quot;;SUM([.$C$16:.C281])/COUNT([.$C$16:.C28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4" calcext:value-type="date">
            <text:p>24/09/2015</text:p>
          </table:table-cell>
          <table:table-cell table:style-name="ce8" table:formula="of:=ROUND([.C28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2])=0;&quot;&quot;;COUNTIF([.$C$16:.C282];&quot;&gt;=&quot;&amp;Goal)/COUNTA([.$C$16:.C282]))">
            <text:p/>
          </table:table-cell>
          <table:table-cell table:style-name="ce25" table:formula="of:=IF(COUNTA([.C282])=0;&quot;&quot;;SUM([.$C$16:.C282])/COUNT([.$C$16:.C28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5" calcext:value-type="date">
            <text:p>25/09/2015</text:p>
          </table:table-cell>
          <table:table-cell table:style-name="ce8" table:formula="of:=ROUND([.C28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3])=0;&quot;&quot;;COUNTIF([.$C$16:.C283];&quot;&gt;=&quot;&amp;Goal)/COUNTA([.$C$16:.C283]))">
            <text:p/>
          </table:table-cell>
          <table:table-cell table:style-name="ce25" table:formula="of:=IF(COUNTA([.C283])=0;&quot;&quot;;SUM([.$C$16:.C283])/COUNT([.$C$16:.C28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6" calcext:value-type="date">
            <text:p>26/09/2015</text:p>
          </table:table-cell>
          <table:table-cell table:style-name="ce8" table:formula="of:=ROUND([.C28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4])=0;&quot;&quot;;COUNTIF([.$C$16:.C284];&quot;&gt;=&quot;&amp;Goal)/COUNTA([.$C$16:.C284]))">
            <text:p/>
          </table:table-cell>
          <table:table-cell table:style-name="ce25" table:formula="of:=IF(COUNTA([.C284])=0;&quot;&quot;;SUM([.$C$16:.C284])/COUNT([.$C$16:.C28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7" calcext:value-type="date">
            <text:p>27/09/2015</text:p>
          </table:table-cell>
          <table:table-cell table:style-name="ce8" table:formula="of:=ROUND([.C28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5])=0;&quot;&quot;;COUNTIF([.$C$16:.C285];&quot;&gt;=&quot;&amp;Goal)/COUNTA([.$C$16:.C285]))">
            <text:p/>
          </table:table-cell>
          <table:table-cell table:style-name="ce25" table:formula="of:=IF(COUNTA([.C285])=0;&quot;&quot;;SUM([.$C$16:.C285])/COUNT([.$C$16:.C28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8" calcext:value-type="date">
            <text:p>28/09/2015</text:p>
          </table:table-cell>
          <table:table-cell table:style-name="ce8" table:formula="of:=ROUND([.C28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6])=0;&quot;&quot;;COUNTIF([.$C$16:.C286];&quot;&gt;=&quot;&amp;Goal)/COUNTA([.$C$16:.C286]))">
            <text:p/>
          </table:table-cell>
          <table:table-cell table:style-name="ce25" table:formula="of:=IF(COUNTA([.C286])=0;&quot;&quot;;SUM([.$C$16:.C286])/COUNT([.$C$16:.C28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9" calcext:value-type="date">
            <text:p>29/09/2015</text:p>
          </table:table-cell>
          <table:table-cell table:style-name="ce8" table:formula="of:=ROUND([.C28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7])=0;&quot;&quot;;COUNTIF([.$C$16:.C287];&quot;&gt;=&quot;&amp;Goal)/COUNTA([.$C$16:.C287]))">
            <text:p/>
          </table:table-cell>
          <table:table-cell table:style-name="ce25" table:formula="of:=IF(COUNTA([.C287])=0;&quot;&quot;;SUM([.$C$16:.C287])/COUNT([.$C$16:.C28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30" calcext:value-type="date">
            <text:p>30/09/2015</text:p>
          </table:table-cell>
          <table:table-cell table:style-name="ce8" table:formula="of:=ROUND([.C28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8])=0;&quot;&quot;;COUNTIF([.$C$16:.C288];&quot;&gt;=&quot;&amp;Goal)/COUNTA([.$C$16:.C288]))">
            <text:p/>
          </table:table-cell>
          <table:table-cell table:style-name="ce25" table:formula="of:=IF(COUNTA([.C288])=0;&quot;&quot;;SUM([.$C$16:.C288])/COUNT([.$C$16:.C28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1" calcext:value-type="date">
            <text:p>01/10/2015</text:p>
          </table:table-cell>
          <table:table-cell table:style-name="ce8" table:formula="of:=ROUND([.C28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9])=0;&quot;&quot;;COUNTIF([.$C$16:.C289];&quot;&gt;=&quot;&amp;Goal)/COUNTA([.$C$16:.C289]))">
            <text:p/>
          </table:table-cell>
          <table:table-cell table:style-name="ce25" table:formula="of:=IF(COUNTA([.C289])=0;&quot;&quot;;SUM([.$C$16:.C289])/COUNT([.$C$16:.C28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2" calcext:value-type="date">
            <text:p>02/10/2015</text:p>
          </table:table-cell>
          <table:table-cell table:style-name="ce8" table:formula="of:=ROUND([.C29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0])=0;&quot;&quot;;COUNTIF([.$C$16:.C290];&quot;&gt;=&quot;&amp;Goal)/COUNTA([.$C$16:.C290]))">
            <text:p/>
          </table:table-cell>
          <table:table-cell table:style-name="ce25" table:formula="of:=IF(COUNTA([.C290])=0;&quot;&quot;;SUM([.$C$16:.C290])/COUNT([.$C$16:.C29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3" calcext:value-type="date">
            <text:p>03/10/2015</text:p>
          </table:table-cell>
          <table:table-cell table:style-name="ce8" table:formula="of:=ROUND([.C29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1])=0;&quot;&quot;;COUNTIF([.$C$16:.C291];&quot;&gt;=&quot;&amp;Goal)/COUNTA([.$C$16:.C291]))">
            <text:p/>
          </table:table-cell>
          <table:table-cell table:style-name="ce25" table:formula="of:=IF(COUNTA([.C291])=0;&quot;&quot;;SUM([.$C$16:.C291])/COUNT([.$C$16:.C29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4" calcext:value-type="date">
            <text:p>04/10/2015</text:p>
          </table:table-cell>
          <table:table-cell table:style-name="ce8" table:formula="of:=ROUND([.C29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2])=0;&quot;&quot;;COUNTIF([.$C$16:.C292];&quot;&gt;=&quot;&amp;Goal)/COUNTA([.$C$16:.C292]))">
            <text:p/>
          </table:table-cell>
          <table:table-cell table:style-name="ce25" table:formula="of:=IF(COUNTA([.C292])=0;&quot;&quot;;SUM([.$C$16:.C292])/COUNT([.$C$16:.C29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5" calcext:value-type="date">
            <text:p>05/10/2015</text:p>
          </table:table-cell>
          <table:table-cell table:style-name="ce8" table:formula="of:=ROUND([.C29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3])=0;&quot;&quot;;COUNTIF([.$C$16:.C293];&quot;&gt;=&quot;&amp;Goal)/COUNTA([.$C$16:.C293]))">
            <text:p/>
          </table:table-cell>
          <table:table-cell table:style-name="ce25" table:formula="of:=IF(COUNTA([.C293])=0;&quot;&quot;;SUM([.$C$16:.C293])/COUNT([.$C$16:.C29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6" calcext:value-type="date">
            <text:p>06/10/2015</text:p>
          </table:table-cell>
          <table:table-cell table:style-name="ce8" table:formula="of:=ROUND([.C29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4])=0;&quot;&quot;;COUNTIF([.$C$16:.C294];&quot;&gt;=&quot;&amp;Goal)/COUNTA([.$C$16:.C294]))">
            <text:p/>
          </table:table-cell>
          <table:table-cell table:style-name="ce25" table:formula="of:=IF(COUNTA([.C294])=0;&quot;&quot;;SUM([.$C$16:.C294])/COUNT([.$C$16:.C29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7" calcext:value-type="date">
            <text:p>07/10/2015</text:p>
          </table:table-cell>
          <table:table-cell table:style-name="ce8" table:formula="of:=ROUND([.C29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5])=0;&quot;&quot;;COUNTIF([.$C$16:.C295];&quot;&gt;=&quot;&amp;Goal)/COUNTA([.$C$16:.C295]))">
            <text:p/>
          </table:table-cell>
          <table:table-cell table:style-name="ce25" table:formula="of:=IF(COUNTA([.C295])=0;&quot;&quot;;SUM([.$C$16:.C295])/COUNT([.$C$16:.C29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8" calcext:value-type="date">
            <text:p>08/10/2015</text:p>
          </table:table-cell>
          <table:table-cell table:style-name="ce8" table:formula="of:=ROUND([.C29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6])=0;&quot;&quot;;COUNTIF([.$C$16:.C296];&quot;&gt;=&quot;&amp;Goal)/COUNTA([.$C$16:.C296]))">
            <text:p/>
          </table:table-cell>
          <table:table-cell table:style-name="ce25" table:formula="of:=IF(COUNTA([.C296])=0;&quot;&quot;;SUM([.$C$16:.C296])/COUNT([.$C$16:.C29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9" calcext:value-type="date">
            <text:p>09/10/2015</text:p>
          </table:table-cell>
          <table:table-cell table:style-name="ce8" table:formula="of:=ROUND([.C29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7])=0;&quot;&quot;;COUNTIF([.$C$16:.C297];&quot;&gt;=&quot;&amp;Goal)/COUNTA([.$C$16:.C297]))">
            <text:p/>
          </table:table-cell>
          <table:table-cell table:style-name="ce25" table:formula="of:=IF(COUNTA([.C297])=0;&quot;&quot;;SUM([.$C$16:.C297])/COUNT([.$C$16:.C29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0" calcext:value-type="date">
            <text:p>10/10/2015</text:p>
          </table:table-cell>
          <table:table-cell table:style-name="ce8" table:formula="of:=ROUND([.C29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8])=0;&quot;&quot;;COUNTIF([.$C$16:.C298];&quot;&gt;=&quot;&amp;Goal)/COUNTA([.$C$16:.C298]))">
            <text:p/>
          </table:table-cell>
          <table:table-cell table:style-name="ce25" table:formula="of:=IF(COUNTA([.C298])=0;&quot;&quot;;SUM([.$C$16:.C298])/COUNT([.$C$16:.C29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1" calcext:value-type="date">
            <text:p>11/10/2015</text:p>
          </table:table-cell>
          <table:table-cell table:style-name="ce8" table:formula="of:=ROUND([.C29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9])=0;&quot;&quot;;COUNTIF([.$C$16:.C299];&quot;&gt;=&quot;&amp;Goal)/COUNTA([.$C$16:.C299]))">
            <text:p/>
          </table:table-cell>
          <table:table-cell table:style-name="ce25" table:formula="of:=IF(COUNTA([.C299])=0;&quot;&quot;;SUM([.$C$16:.C299])/COUNT([.$C$16:.C29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2" calcext:value-type="date">
            <text:p>12/10/2015</text:p>
          </table:table-cell>
          <table:table-cell table:style-name="ce8" table:formula="of:=ROUND([.C30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0])=0;&quot;&quot;;COUNTIF([.$C$16:.C300];&quot;&gt;=&quot;&amp;Goal)/COUNTA([.$C$16:.C300]))">
            <text:p/>
          </table:table-cell>
          <table:table-cell table:style-name="ce25" table:formula="of:=IF(COUNTA([.C300])=0;&quot;&quot;;SUM([.$C$16:.C300])/COUNT([.$C$16:.C30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3" calcext:value-type="date">
            <text:p>13/10/2015</text:p>
          </table:table-cell>
          <table:table-cell table:style-name="ce8" table:formula="of:=ROUND([.C30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1])=0;&quot;&quot;;COUNTIF([.$C$16:.C301];&quot;&gt;=&quot;&amp;Goal)/COUNTA([.$C$16:.C301]))">
            <text:p/>
          </table:table-cell>
          <table:table-cell table:style-name="ce25" table:formula="of:=IF(COUNTA([.C301])=0;&quot;&quot;;SUM([.$C$16:.C301])/COUNT([.$C$16:.C30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4" calcext:value-type="date">
            <text:p>14/10/2015</text:p>
          </table:table-cell>
          <table:table-cell table:style-name="ce8" table:formula="of:=ROUND([.C30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2])=0;&quot;&quot;;COUNTIF([.$C$16:.C302];&quot;&gt;=&quot;&amp;Goal)/COUNTA([.$C$16:.C302]))">
            <text:p/>
          </table:table-cell>
          <table:table-cell table:style-name="ce25" table:formula="of:=IF(COUNTA([.C302])=0;&quot;&quot;;SUM([.$C$16:.C302])/COUNT([.$C$16:.C30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5" calcext:value-type="date">
            <text:p>15/10/2015</text:p>
          </table:table-cell>
          <table:table-cell table:style-name="ce8" table:formula="of:=ROUND([.C30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3])=0;&quot;&quot;;COUNTIF([.$C$16:.C303];&quot;&gt;=&quot;&amp;Goal)/COUNTA([.$C$16:.C303]))">
            <text:p/>
          </table:table-cell>
          <table:table-cell table:style-name="ce25" table:formula="of:=IF(COUNTA([.C303])=0;&quot;&quot;;SUM([.$C$16:.C303])/COUNT([.$C$16:.C30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6" calcext:value-type="date">
            <text:p>16/10/2015</text:p>
          </table:table-cell>
          <table:table-cell table:style-name="ce8" table:formula="of:=ROUND([.C30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4])=0;&quot;&quot;;COUNTIF([.$C$16:.C304];&quot;&gt;=&quot;&amp;Goal)/COUNTA([.$C$16:.C304]))">
            <text:p/>
          </table:table-cell>
          <table:table-cell table:style-name="ce25" table:formula="of:=IF(COUNTA([.C304])=0;&quot;&quot;;SUM([.$C$16:.C304])/COUNT([.$C$16:.C30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7" calcext:value-type="date">
            <text:p>17/10/2015</text:p>
          </table:table-cell>
          <table:table-cell table:style-name="ce8" table:formula="of:=ROUND([.C30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5])=0;&quot;&quot;;COUNTIF([.$C$16:.C305];&quot;&gt;=&quot;&amp;Goal)/COUNTA([.$C$16:.C305]))">
            <text:p/>
          </table:table-cell>
          <table:table-cell table:style-name="ce25" table:formula="of:=IF(COUNTA([.C305])=0;&quot;&quot;;SUM([.$C$16:.C305])/COUNT([.$C$16:.C30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8" calcext:value-type="date">
            <text:p>18/10/2015</text:p>
          </table:table-cell>
          <table:table-cell table:style-name="ce8" table:formula="of:=ROUND([.C30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6])=0;&quot;&quot;;COUNTIF([.$C$16:.C306];&quot;&gt;=&quot;&amp;Goal)/COUNTA([.$C$16:.C306]))">
            <text:p/>
          </table:table-cell>
          <table:table-cell table:style-name="ce25" table:formula="of:=IF(COUNTA([.C306])=0;&quot;&quot;;SUM([.$C$16:.C306])/COUNT([.$C$16:.C30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9" calcext:value-type="date">
            <text:p>19/10/2015</text:p>
          </table:table-cell>
          <table:table-cell table:style-name="ce8" table:formula="of:=ROUND([.C30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7])=0;&quot;&quot;;COUNTIF([.$C$16:.C307];&quot;&gt;=&quot;&amp;Goal)/COUNTA([.$C$16:.C307]))">
            <text:p/>
          </table:table-cell>
          <table:table-cell table:style-name="ce25" table:formula="of:=IF(COUNTA([.C307])=0;&quot;&quot;;SUM([.$C$16:.C307])/COUNT([.$C$16:.C30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0" calcext:value-type="date">
            <text:p>20/10/2015</text:p>
          </table:table-cell>
          <table:table-cell table:style-name="ce8" table:formula="of:=ROUND([.C30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8])=0;&quot;&quot;;COUNTIF([.$C$16:.C308];&quot;&gt;=&quot;&amp;Goal)/COUNTA([.$C$16:.C308]))">
            <text:p/>
          </table:table-cell>
          <table:table-cell table:style-name="ce25" table:formula="of:=IF(COUNTA([.C308])=0;&quot;&quot;;SUM([.$C$16:.C308])/COUNT([.$C$16:.C30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1" calcext:value-type="date">
            <text:p>21/10/2015</text:p>
          </table:table-cell>
          <table:table-cell table:style-name="ce8" table:formula="of:=ROUND([.C30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9])=0;&quot;&quot;;COUNTIF([.$C$16:.C309];&quot;&gt;=&quot;&amp;Goal)/COUNTA([.$C$16:.C309]))">
            <text:p/>
          </table:table-cell>
          <table:table-cell table:style-name="ce25" table:formula="of:=IF(COUNTA([.C309])=0;&quot;&quot;;SUM([.$C$16:.C309])/COUNT([.$C$16:.C30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2" calcext:value-type="date">
            <text:p>22/10/2015</text:p>
          </table:table-cell>
          <table:table-cell table:style-name="ce8" table:formula="of:=ROUND([.C31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0])=0;&quot;&quot;;COUNTIF([.$C$16:.C310];&quot;&gt;=&quot;&amp;Goal)/COUNTA([.$C$16:.C310]))">
            <text:p/>
          </table:table-cell>
          <table:table-cell table:style-name="ce25" table:formula="of:=IF(COUNTA([.C310])=0;&quot;&quot;;SUM([.$C$16:.C310])/COUNT([.$C$16:.C31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3" calcext:value-type="date">
            <text:p>23/10/2015</text:p>
          </table:table-cell>
          <table:table-cell table:style-name="ce8" table:formula="of:=ROUND([.C31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1])=0;&quot;&quot;;COUNTIF([.$C$16:.C311];&quot;&gt;=&quot;&amp;Goal)/COUNTA([.$C$16:.C311]))">
            <text:p/>
          </table:table-cell>
          <table:table-cell table:style-name="ce25" table:formula="of:=IF(COUNTA([.C311])=0;&quot;&quot;;SUM([.$C$16:.C311])/COUNT([.$C$16:.C31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4" calcext:value-type="date">
            <text:p>24/10/2015</text:p>
          </table:table-cell>
          <table:table-cell table:style-name="ce8" table:formula="of:=ROUND([.C31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2])=0;&quot;&quot;;COUNTIF([.$C$16:.C312];&quot;&gt;=&quot;&amp;Goal)/COUNTA([.$C$16:.C312]))">
            <text:p/>
          </table:table-cell>
          <table:table-cell table:style-name="ce25" table:formula="of:=IF(COUNTA([.C312])=0;&quot;&quot;;SUM([.$C$16:.C312])/COUNT([.$C$16:.C31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5" calcext:value-type="date">
            <text:p>25/10/2015</text:p>
          </table:table-cell>
          <table:table-cell table:style-name="ce8" table:formula="of:=ROUND([.C31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3])=0;&quot;&quot;;COUNTIF([.$C$16:.C313];&quot;&gt;=&quot;&amp;Goal)/COUNTA([.$C$16:.C313]))">
            <text:p/>
          </table:table-cell>
          <table:table-cell table:style-name="ce25" table:formula="of:=IF(COUNTA([.C313])=0;&quot;&quot;;SUM([.$C$16:.C313])/COUNT([.$C$16:.C31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6" calcext:value-type="date">
            <text:p>26/10/2015</text:p>
          </table:table-cell>
          <table:table-cell table:style-name="ce8" table:formula="of:=ROUND([.C31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4])=0;&quot;&quot;;COUNTIF([.$C$16:.C314];&quot;&gt;=&quot;&amp;Goal)/COUNTA([.$C$16:.C314]))">
            <text:p/>
          </table:table-cell>
          <table:table-cell table:style-name="ce25" table:formula="of:=IF(COUNTA([.C314])=0;&quot;&quot;;SUM([.$C$16:.C314])/COUNT([.$C$16:.C31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7" calcext:value-type="date">
            <text:p>27/10/2015</text:p>
          </table:table-cell>
          <table:table-cell table:style-name="ce8" table:formula="of:=ROUND([.C31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5])=0;&quot;&quot;;COUNTIF([.$C$16:.C315];&quot;&gt;=&quot;&amp;Goal)/COUNTA([.$C$16:.C315]))">
            <text:p/>
          </table:table-cell>
          <table:table-cell table:style-name="ce25" table:formula="of:=IF(COUNTA([.C315])=0;&quot;&quot;;SUM([.$C$16:.C315])/COUNT([.$C$16:.C31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8" calcext:value-type="date">
            <text:p>28/10/2015</text:p>
          </table:table-cell>
          <table:table-cell table:style-name="ce8" table:formula="of:=ROUND([.C31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6])=0;&quot;&quot;;COUNTIF([.$C$16:.C316];&quot;&gt;=&quot;&amp;Goal)/COUNTA([.$C$16:.C316]))">
            <text:p/>
          </table:table-cell>
          <table:table-cell table:style-name="ce25" table:formula="of:=IF(COUNTA([.C316])=0;&quot;&quot;;SUM([.$C$16:.C316])/COUNT([.$C$16:.C31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9" calcext:value-type="date">
            <text:p>29/10/2015</text:p>
          </table:table-cell>
          <table:table-cell table:style-name="ce8" table:formula="of:=ROUND([.C31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7])=0;&quot;&quot;;COUNTIF([.$C$16:.C317];&quot;&gt;=&quot;&amp;Goal)/COUNTA([.$C$16:.C317]))">
            <text:p/>
          </table:table-cell>
          <table:table-cell table:style-name="ce25" table:formula="of:=IF(COUNTA([.C317])=0;&quot;&quot;;SUM([.$C$16:.C317])/COUNT([.$C$16:.C31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30" calcext:value-type="date">
            <text:p>30/10/2015</text:p>
          </table:table-cell>
          <table:table-cell table:style-name="ce8" table:formula="of:=ROUND([.C31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8])=0;&quot;&quot;;COUNTIF([.$C$16:.C318];&quot;&gt;=&quot;&amp;Goal)/COUNTA([.$C$16:.C318]))">
            <text:p/>
          </table:table-cell>
          <table:table-cell table:style-name="ce25" table:formula="of:=IF(COUNTA([.C318])=0;&quot;&quot;;SUM([.$C$16:.C318])/COUNT([.$C$16:.C31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31" calcext:value-type="date">
            <text:p>31/10/2015</text:p>
          </table:table-cell>
          <table:table-cell table:style-name="ce8" table:formula="of:=ROUND([.C31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9])=0;&quot;&quot;;COUNTIF([.$C$16:.C319];&quot;&gt;=&quot;&amp;Goal)/COUNTA([.$C$16:.C319]))">
            <text:p/>
          </table:table-cell>
          <table:table-cell table:style-name="ce25" table:formula="of:=IF(COUNTA([.C319])=0;&quot;&quot;;SUM([.$C$16:.C319])/COUNT([.$C$16:.C31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1" calcext:value-type="date">
            <text:p>01/11/2015</text:p>
          </table:table-cell>
          <table:table-cell table:style-name="ce8" table:formula="of:=ROUND([.C32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0])=0;&quot;&quot;;COUNTIF([.$C$16:.C320];&quot;&gt;=&quot;&amp;Goal)/COUNTA([.$C$16:.C320]))">
            <text:p/>
          </table:table-cell>
          <table:table-cell table:style-name="ce25" table:formula="of:=IF(COUNTA([.C320])=0;&quot;&quot;;SUM([.$C$16:.C320])/COUNT([.$C$16:.C32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2" calcext:value-type="date">
            <text:p>02/11/2015</text:p>
          </table:table-cell>
          <table:table-cell table:style-name="ce8" table:formula="of:=ROUND([.C32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1])=0;&quot;&quot;;COUNTIF([.$C$16:.C321];&quot;&gt;=&quot;&amp;Goal)/COUNTA([.$C$16:.C321]))">
            <text:p/>
          </table:table-cell>
          <table:table-cell table:style-name="ce25" table:formula="of:=IF(COUNTA([.C321])=0;&quot;&quot;;SUM([.$C$16:.C321])/COUNT([.$C$16:.C32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3" calcext:value-type="date">
            <text:p>03/11/2015</text:p>
          </table:table-cell>
          <table:table-cell table:style-name="ce8" table:formula="of:=ROUND([.C32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2])=0;&quot;&quot;;COUNTIF([.$C$16:.C322];&quot;&gt;=&quot;&amp;Goal)/COUNTA([.$C$16:.C322]))">
            <text:p/>
          </table:table-cell>
          <table:table-cell table:style-name="ce25" table:formula="of:=IF(COUNTA([.C322])=0;&quot;&quot;;SUM([.$C$16:.C322])/COUNT([.$C$16:.C32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4" calcext:value-type="date">
            <text:p>04/11/2015</text:p>
          </table:table-cell>
          <table:table-cell table:style-name="ce8" table:formula="of:=ROUND([.C32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3])=0;&quot;&quot;;COUNTIF([.$C$16:.C323];&quot;&gt;=&quot;&amp;Goal)/COUNTA([.$C$16:.C323]))">
            <text:p/>
          </table:table-cell>
          <table:table-cell table:style-name="ce25" table:formula="of:=IF(COUNTA([.C323])=0;&quot;&quot;;SUM([.$C$16:.C323])/COUNT([.$C$16:.C32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5" calcext:value-type="date">
            <text:p>05/11/2015</text:p>
          </table:table-cell>
          <table:table-cell table:style-name="ce8" table:formula="of:=ROUND([.C32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4])=0;&quot;&quot;;COUNTIF([.$C$16:.C324];&quot;&gt;=&quot;&amp;Goal)/COUNTA([.$C$16:.C324]))">
            <text:p/>
          </table:table-cell>
          <table:table-cell table:style-name="ce25" table:formula="of:=IF(COUNTA([.C324])=0;&quot;&quot;;SUM([.$C$16:.C324])/COUNT([.$C$16:.C32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6" calcext:value-type="date">
            <text:p>06/11/2015</text:p>
          </table:table-cell>
          <table:table-cell table:style-name="ce8" table:formula="of:=ROUND([.C32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5])=0;&quot;&quot;;COUNTIF([.$C$16:.C325];&quot;&gt;=&quot;&amp;Goal)/COUNTA([.$C$16:.C325]))">
            <text:p/>
          </table:table-cell>
          <table:table-cell table:style-name="ce25" table:formula="of:=IF(COUNTA([.C325])=0;&quot;&quot;;SUM([.$C$16:.C325])/COUNT([.$C$16:.C32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7" calcext:value-type="date">
            <text:p>07/11/2015</text:p>
          </table:table-cell>
          <table:table-cell table:style-name="ce8" table:formula="of:=ROUND([.C32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6])=0;&quot;&quot;;COUNTIF([.$C$16:.C326];&quot;&gt;=&quot;&amp;Goal)/COUNTA([.$C$16:.C326]))">
            <text:p/>
          </table:table-cell>
          <table:table-cell table:style-name="ce25" table:formula="of:=IF(COUNTA([.C326])=0;&quot;&quot;;SUM([.$C$16:.C326])/COUNT([.$C$16:.C32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8" calcext:value-type="date">
            <text:p>08/11/2015</text:p>
          </table:table-cell>
          <table:table-cell table:style-name="ce8" table:formula="of:=ROUND([.C32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7])=0;&quot;&quot;;COUNTIF([.$C$16:.C327];&quot;&gt;=&quot;&amp;Goal)/COUNTA([.$C$16:.C327]))">
            <text:p/>
          </table:table-cell>
          <table:table-cell table:style-name="ce25" table:formula="of:=IF(COUNTA([.C327])=0;&quot;&quot;;SUM([.$C$16:.C327])/COUNT([.$C$16:.C32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9" calcext:value-type="date">
            <text:p>09/11/2015</text:p>
          </table:table-cell>
          <table:table-cell table:style-name="ce8" table:formula="of:=ROUND([.C32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8])=0;&quot;&quot;;COUNTIF([.$C$16:.C328];&quot;&gt;=&quot;&amp;Goal)/COUNTA([.$C$16:.C328]))">
            <text:p/>
          </table:table-cell>
          <table:table-cell table:style-name="ce25" table:formula="of:=IF(COUNTA([.C328])=0;&quot;&quot;;SUM([.$C$16:.C328])/COUNT([.$C$16:.C32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0" calcext:value-type="date">
            <text:p>10/11/2015</text:p>
          </table:table-cell>
          <table:table-cell table:style-name="ce8" table:formula="of:=ROUND([.C32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9])=0;&quot;&quot;;COUNTIF([.$C$16:.C329];&quot;&gt;=&quot;&amp;Goal)/COUNTA([.$C$16:.C329]))">
            <text:p/>
          </table:table-cell>
          <table:table-cell table:style-name="ce25" table:formula="of:=IF(COUNTA([.C329])=0;&quot;&quot;;SUM([.$C$16:.C329])/COUNT([.$C$16:.C32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1" calcext:value-type="date">
            <text:p>11/11/2015</text:p>
          </table:table-cell>
          <table:table-cell table:style-name="ce8" table:formula="of:=ROUND([.C33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0])=0;&quot;&quot;;COUNTIF([.$C$16:.C330];&quot;&gt;=&quot;&amp;Goal)/COUNTA([.$C$16:.C330]))">
            <text:p/>
          </table:table-cell>
          <table:table-cell table:style-name="ce25" table:formula="of:=IF(COUNTA([.C330])=0;&quot;&quot;;SUM([.$C$16:.C330])/COUNT([.$C$16:.C33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2" calcext:value-type="date">
            <text:p>12/11/2015</text:p>
          </table:table-cell>
          <table:table-cell table:style-name="ce8" table:formula="of:=ROUND([.C33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1])=0;&quot;&quot;;COUNTIF([.$C$16:.C331];&quot;&gt;=&quot;&amp;Goal)/COUNTA([.$C$16:.C331]))">
            <text:p/>
          </table:table-cell>
          <table:table-cell table:style-name="ce25" table:formula="of:=IF(COUNTA([.C331])=0;&quot;&quot;;SUM([.$C$16:.C331])/COUNT([.$C$16:.C33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3" calcext:value-type="date">
            <text:p>13/11/2015</text:p>
          </table:table-cell>
          <table:table-cell table:style-name="ce8" table:formula="of:=ROUND([.C33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2])=0;&quot;&quot;;COUNTIF([.$C$16:.C332];&quot;&gt;=&quot;&amp;Goal)/COUNTA([.$C$16:.C332]))">
            <text:p/>
          </table:table-cell>
          <table:table-cell table:style-name="ce25" table:formula="of:=IF(COUNTA([.C332])=0;&quot;&quot;;SUM([.$C$16:.C332])/COUNT([.$C$16:.C33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4" calcext:value-type="date">
            <text:p>14/11/2015</text:p>
          </table:table-cell>
          <table:table-cell table:style-name="ce8" table:formula="of:=ROUND([.C33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3])=0;&quot;&quot;;COUNTIF([.$C$16:.C333];&quot;&gt;=&quot;&amp;Goal)/COUNTA([.$C$16:.C333]))">
            <text:p/>
          </table:table-cell>
          <table:table-cell table:style-name="ce25" table:formula="of:=IF(COUNTA([.C333])=0;&quot;&quot;;SUM([.$C$16:.C333])/COUNT([.$C$16:.C33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5" calcext:value-type="date">
            <text:p>15/11/2015</text:p>
          </table:table-cell>
          <table:table-cell table:style-name="ce8" table:formula="of:=ROUND([.C33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4])=0;&quot;&quot;;COUNTIF([.$C$16:.C334];&quot;&gt;=&quot;&amp;Goal)/COUNTA([.$C$16:.C334]))">
            <text:p/>
          </table:table-cell>
          <table:table-cell table:style-name="ce25" table:formula="of:=IF(COUNTA([.C334])=0;&quot;&quot;;SUM([.$C$16:.C334])/COUNT([.$C$16:.C33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6" calcext:value-type="date">
            <text:p>16/11/2015</text:p>
          </table:table-cell>
          <table:table-cell table:style-name="ce8" table:formula="of:=ROUND([.C33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5])=0;&quot;&quot;;COUNTIF([.$C$16:.C335];&quot;&gt;=&quot;&amp;Goal)/COUNTA([.$C$16:.C335]))">
            <text:p/>
          </table:table-cell>
          <table:table-cell table:style-name="ce25" table:formula="of:=IF(COUNTA([.C335])=0;&quot;&quot;;SUM([.$C$16:.C335])/COUNT([.$C$16:.C33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7" calcext:value-type="date">
            <text:p>17/11/2015</text:p>
          </table:table-cell>
          <table:table-cell table:style-name="ce8" table:formula="of:=ROUND([.C33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6])=0;&quot;&quot;;COUNTIF([.$C$16:.C336];&quot;&gt;=&quot;&amp;Goal)/COUNTA([.$C$16:.C336]))">
            <text:p/>
          </table:table-cell>
          <table:table-cell table:style-name="ce25" table:formula="of:=IF(COUNTA([.C336])=0;&quot;&quot;;SUM([.$C$16:.C336])/COUNT([.$C$16:.C33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8" calcext:value-type="date">
            <text:p>18/11/2015</text:p>
          </table:table-cell>
          <table:table-cell table:style-name="ce8" table:formula="of:=ROUND([.C33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7])=0;&quot;&quot;;COUNTIF([.$C$16:.C337];&quot;&gt;=&quot;&amp;Goal)/COUNTA([.$C$16:.C337]))">
            <text:p/>
          </table:table-cell>
          <table:table-cell table:style-name="ce25" table:formula="of:=IF(COUNTA([.C337])=0;&quot;&quot;;SUM([.$C$16:.C337])/COUNT([.$C$16:.C33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9" calcext:value-type="date">
            <text:p>19/11/2015</text:p>
          </table:table-cell>
          <table:table-cell table:style-name="ce8" table:formula="of:=ROUND([.C33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8])=0;&quot;&quot;;COUNTIF([.$C$16:.C338];&quot;&gt;=&quot;&amp;Goal)/COUNTA([.$C$16:.C338]))">
            <text:p/>
          </table:table-cell>
          <table:table-cell table:style-name="ce25" table:formula="of:=IF(COUNTA([.C338])=0;&quot;&quot;;SUM([.$C$16:.C338])/COUNT([.$C$16:.C33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0" calcext:value-type="date">
            <text:p>20/11/2015</text:p>
          </table:table-cell>
          <table:table-cell table:style-name="ce8" table:formula="of:=ROUND([.C33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9])=0;&quot;&quot;;COUNTIF([.$C$16:.C339];&quot;&gt;=&quot;&amp;Goal)/COUNTA([.$C$16:.C339]))">
            <text:p/>
          </table:table-cell>
          <table:table-cell table:style-name="ce25" table:formula="of:=IF(COUNTA([.C339])=0;&quot;&quot;;SUM([.$C$16:.C339])/COUNT([.$C$16:.C33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1" calcext:value-type="date">
            <text:p>21/11/2015</text:p>
          </table:table-cell>
          <table:table-cell table:style-name="ce8" table:formula="of:=ROUND([.C34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0])=0;&quot;&quot;;COUNTIF([.$C$16:.C340];&quot;&gt;=&quot;&amp;Goal)/COUNTA([.$C$16:.C340]))">
            <text:p/>
          </table:table-cell>
          <table:table-cell table:style-name="ce25" table:formula="of:=IF(COUNTA([.C340])=0;&quot;&quot;;SUM([.$C$16:.C340])/COUNT([.$C$16:.C34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2" calcext:value-type="date">
            <text:p>22/11/2015</text:p>
          </table:table-cell>
          <table:table-cell table:style-name="ce8" table:formula="of:=ROUND([.C34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1])=0;&quot;&quot;;COUNTIF([.$C$16:.C341];&quot;&gt;=&quot;&amp;Goal)/COUNTA([.$C$16:.C341]))">
            <text:p/>
          </table:table-cell>
          <table:table-cell table:style-name="ce25" table:formula="of:=IF(COUNTA([.C341])=0;&quot;&quot;;SUM([.$C$16:.C341])/COUNT([.$C$16:.C34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3" calcext:value-type="date">
            <text:p>23/11/2015</text:p>
          </table:table-cell>
          <table:table-cell table:style-name="ce8" table:formula="of:=ROUND([.C34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2])=0;&quot;&quot;;COUNTIF([.$C$16:.C342];&quot;&gt;=&quot;&amp;Goal)/COUNTA([.$C$16:.C342]))">
            <text:p/>
          </table:table-cell>
          <table:table-cell table:style-name="ce25" table:formula="of:=IF(COUNTA([.C342])=0;&quot;&quot;;SUM([.$C$16:.C342])/COUNT([.$C$16:.C34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4" calcext:value-type="date">
            <text:p>24/11/2015</text:p>
          </table:table-cell>
          <table:table-cell table:style-name="ce8" table:formula="of:=ROUND([.C34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3])=0;&quot;&quot;;COUNTIF([.$C$16:.C343];&quot;&gt;=&quot;&amp;Goal)/COUNTA([.$C$16:.C343]))">
            <text:p/>
          </table:table-cell>
          <table:table-cell table:style-name="ce25" table:formula="of:=IF(COUNTA([.C343])=0;&quot;&quot;;SUM([.$C$16:.C343])/COUNT([.$C$16:.C34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5" calcext:value-type="date">
            <text:p>25/11/2015</text:p>
          </table:table-cell>
          <table:table-cell table:style-name="ce8" table:formula="of:=ROUND([.C34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4])=0;&quot;&quot;;COUNTIF([.$C$16:.C344];&quot;&gt;=&quot;&amp;Goal)/COUNTA([.$C$16:.C344]))">
            <text:p/>
          </table:table-cell>
          <table:table-cell table:style-name="ce25" table:formula="of:=IF(COUNTA([.C344])=0;&quot;&quot;;SUM([.$C$16:.C344])/COUNT([.$C$16:.C34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6" calcext:value-type="date">
            <text:p>26/11/2015</text:p>
          </table:table-cell>
          <table:table-cell table:style-name="ce8" table:formula="of:=ROUND([.C34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5])=0;&quot;&quot;;COUNTIF([.$C$16:.C345];&quot;&gt;=&quot;&amp;Goal)/COUNTA([.$C$16:.C345]))">
            <text:p/>
          </table:table-cell>
          <table:table-cell table:style-name="ce25" table:formula="of:=IF(COUNTA([.C345])=0;&quot;&quot;;SUM([.$C$16:.C345])/COUNT([.$C$16:.C34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7" calcext:value-type="date">
            <text:p>27/11/2015</text:p>
          </table:table-cell>
          <table:table-cell table:style-name="ce8" table:formula="of:=ROUND([.C34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6])=0;&quot;&quot;;COUNTIF([.$C$16:.C346];&quot;&gt;=&quot;&amp;Goal)/COUNTA([.$C$16:.C346]))">
            <text:p/>
          </table:table-cell>
          <table:table-cell table:style-name="ce25" table:formula="of:=IF(COUNTA([.C346])=0;&quot;&quot;;SUM([.$C$16:.C346])/COUNT([.$C$16:.C34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8" calcext:value-type="date">
            <text:p>28/11/2015</text:p>
          </table:table-cell>
          <table:table-cell table:style-name="ce8" table:formula="of:=ROUND([.C34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7])=0;&quot;&quot;;COUNTIF([.$C$16:.C347];&quot;&gt;=&quot;&amp;Goal)/COUNTA([.$C$16:.C347]))">
            <text:p/>
          </table:table-cell>
          <table:table-cell table:style-name="ce25" table:formula="of:=IF(COUNTA([.C347])=0;&quot;&quot;;SUM([.$C$16:.C347])/COUNT([.$C$16:.C34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9" calcext:value-type="date">
            <text:p>29/11/2015</text:p>
          </table:table-cell>
          <table:table-cell table:style-name="ce8" table:formula="of:=ROUND([.C34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8])=0;&quot;&quot;;COUNTIF([.$C$16:.C348];&quot;&gt;=&quot;&amp;Goal)/COUNTA([.$C$16:.C348]))">
            <text:p/>
          </table:table-cell>
          <table:table-cell table:style-name="ce25" table:formula="of:=IF(COUNTA([.C348])=0;&quot;&quot;;SUM([.$C$16:.C348])/COUNT([.$C$16:.C34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30" calcext:value-type="date">
            <text:p>30/11/2015</text:p>
          </table:table-cell>
          <table:table-cell table:style-name="ce8" table:formula="of:=ROUND([.C34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9])=0;&quot;&quot;;COUNTIF([.$C$16:.C349];&quot;&gt;=&quot;&amp;Goal)/COUNTA([.$C$16:.C349]))">
            <text:p/>
          </table:table-cell>
          <table:table-cell table:style-name="ce25" table:formula="of:=IF(COUNTA([.C349])=0;&quot;&quot;;SUM([.$C$16:.C349])/COUNT([.$C$16:.C34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1" calcext:value-type="date">
            <text:p>01/12/2015</text:p>
          </table:table-cell>
          <table:table-cell table:style-name="ce8" table:formula="of:=ROUND([.C35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0])=0;&quot;&quot;;COUNTIF([.$C$16:.C350];&quot;&gt;=&quot;&amp;Goal)/COUNTA([.$C$16:.C350]))">
            <text:p/>
          </table:table-cell>
          <table:table-cell table:style-name="ce25" table:formula="of:=IF(COUNTA([.C350])=0;&quot;&quot;;SUM([.$C$16:.C350])/COUNT([.$C$16:.C35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2" calcext:value-type="date">
            <text:p>02/12/2015</text:p>
          </table:table-cell>
          <table:table-cell table:style-name="ce8" table:formula="of:=ROUND([.C35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1])=0;&quot;&quot;;COUNTIF([.$C$16:.C351];&quot;&gt;=&quot;&amp;Goal)/COUNTA([.$C$16:.C351]))">
            <text:p/>
          </table:table-cell>
          <table:table-cell table:style-name="ce25" table:formula="of:=IF(COUNTA([.C351])=0;&quot;&quot;;SUM([.$C$16:.C351])/COUNT([.$C$16:.C35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3" calcext:value-type="date">
            <text:p>03/12/2015</text:p>
          </table:table-cell>
          <table:table-cell table:style-name="ce8" table:formula="of:=ROUND([.C35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2])=0;&quot;&quot;;COUNTIF([.$C$16:.C352];&quot;&gt;=&quot;&amp;Goal)/COUNTA([.$C$16:.C352]))">
            <text:p/>
          </table:table-cell>
          <table:table-cell table:style-name="ce25" table:formula="of:=IF(COUNTA([.C352])=0;&quot;&quot;;SUM([.$C$16:.C352])/COUNT([.$C$16:.C35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4" calcext:value-type="date">
            <text:p>04/12/2015</text:p>
          </table:table-cell>
          <table:table-cell table:style-name="ce8" table:formula="of:=ROUND([.C35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3])=0;&quot;&quot;;COUNTIF([.$C$16:.C353];&quot;&gt;=&quot;&amp;Goal)/COUNTA([.$C$16:.C353]))">
            <text:p/>
          </table:table-cell>
          <table:table-cell table:style-name="ce25" table:formula="of:=IF(COUNTA([.C353])=0;&quot;&quot;;SUM([.$C$16:.C353])/COUNT([.$C$16:.C35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5" calcext:value-type="date">
            <text:p>05/12/2015</text:p>
          </table:table-cell>
          <table:table-cell table:style-name="ce8" table:formula="of:=ROUND([.C35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4])=0;&quot;&quot;;COUNTIF([.$C$16:.C354];&quot;&gt;=&quot;&amp;Goal)/COUNTA([.$C$16:.C354]))">
            <text:p/>
          </table:table-cell>
          <table:table-cell table:style-name="ce25" table:formula="of:=IF(COUNTA([.C354])=0;&quot;&quot;;SUM([.$C$16:.C354])/COUNT([.$C$16:.C35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6" calcext:value-type="date">
            <text:p>06/12/2015</text:p>
          </table:table-cell>
          <table:table-cell table:style-name="ce8" table:formula="of:=ROUND([.C35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5])=0;&quot;&quot;;COUNTIF([.$C$16:.C355];&quot;&gt;=&quot;&amp;Goal)/COUNTA([.$C$16:.C355]))">
            <text:p/>
          </table:table-cell>
          <table:table-cell table:style-name="ce25" table:formula="of:=IF(COUNTA([.C355])=0;&quot;&quot;;SUM([.$C$16:.C355])/COUNT([.$C$16:.C35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7" calcext:value-type="date">
            <text:p>07/12/2015</text:p>
          </table:table-cell>
          <table:table-cell table:style-name="ce8" table:formula="of:=ROUND([.C35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6])=0;&quot;&quot;;COUNTIF([.$C$16:.C356];&quot;&gt;=&quot;&amp;Goal)/COUNTA([.$C$16:.C356]))">
            <text:p/>
          </table:table-cell>
          <table:table-cell table:style-name="ce25" table:formula="of:=IF(COUNTA([.C356])=0;&quot;&quot;;SUM([.$C$16:.C356])/COUNT([.$C$16:.C35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8" calcext:value-type="date">
            <text:p>08/12/2015</text:p>
          </table:table-cell>
          <table:table-cell table:style-name="ce8" table:formula="of:=ROUND([.C35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7])=0;&quot;&quot;;COUNTIF([.$C$16:.C357];&quot;&gt;=&quot;&amp;Goal)/COUNTA([.$C$16:.C357]))">
            <text:p/>
          </table:table-cell>
          <table:table-cell table:style-name="ce25" table:formula="of:=IF(COUNTA([.C357])=0;&quot;&quot;;SUM([.$C$16:.C357])/COUNT([.$C$16:.C35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9" calcext:value-type="date">
            <text:p>09/12/2015</text:p>
          </table:table-cell>
          <table:table-cell table:style-name="ce8" table:formula="of:=ROUND([.C35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8])=0;&quot;&quot;;COUNTIF([.$C$16:.C358];&quot;&gt;=&quot;&amp;Goal)/COUNTA([.$C$16:.C358]))">
            <text:p/>
          </table:table-cell>
          <table:table-cell table:style-name="ce25" table:formula="of:=IF(COUNTA([.C358])=0;&quot;&quot;;SUM([.$C$16:.C358])/COUNT([.$C$16:.C35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0" calcext:value-type="date">
            <text:p>10/12/2015</text:p>
          </table:table-cell>
          <table:table-cell table:style-name="ce8" table:formula="of:=ROUND([.C35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9])=0;&quot;&quot;;COUNTIF([.$C$16:.C359];&quot;&gt;=&quot;&amp;Goal)/COUNTA([.$C$16:.C359]))">
            <text:p/>
          </table:table-cell>
          <table:table-cell table:style-name="ce25" table:formula="of:=IF(COUNTA([.C359])=0;&quot;&quot;;SUM([.$C$16:.C359])/COUNT([.$C$16:.C35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1" calcext:value-type="date">
            <text:p>11/12/2015</text:p>
          </table:table-cell>
          <table:table-cell table:style-name="ce8" table:formula="of:=ROUND([.C36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0])=0;&quot;&quot;;COUNTIF([.$C$16:.C360];&quot;&gt;=&quot;&amp;Goal)/COUNTA([.$C$16:.C360]))">
            <text:p/>
          </table:table-cell>
          <table:table-cell table:style-name="ce25" table:formula="of:=IF(COUNTA([.C360])=0;&quot;&quot;;SUM([.$C$16:.C360])/COUNT([.$C$16:.C36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2" calcext:value-type="date">
            <text:p>12/12/2015</text:p>
          </table:table-cell>
          <table:table-cell table:style-name="ce8" table:formula="of:=ROUND([.C36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1])=0;&quot;&quot;;COUNTIF([.$C$16:.C361];&quot;&gt;=&quot;&amp;Goal)/COUNTA([.$C$16:.C361]))">
            <text:p/>
          </table:table-cell>
          <table:table-cell table:style-name="ce25" table:formula="of:=IF(COUNTA([.C361])=0;&quot;&quot;;SUM([.$C$16:.C361])/COUNT([.$C$16:.C36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3" calcext:value-type="date">
            <text:p>13/12/2015</text:p>
          </table:table-cell>
          <table:table-cell table:style-name="ce8" table:formula="of:=ROUND([.C36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2])=0;&quot;&quot;;COUNTIF([.$C$16:.C362];&quot;&gt;=&quot;&amp;Goal)/COUNTA([.$C$16:.C362]))">
            <text:p/>
          </table:table-cell>
          <table:table-cell table:style-name="ce25" table:formula="of:=IF(COUNTA([.C362])=0;&quot;&quot;;SUM([.$C$16:.C362])/COUNT([.$C$16:.C36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4" calcext:value-type="date">
            <text:p>14/12/2015</text:p>
          </table:table-cell>
          <table:table-cell table:style-name="ce8" table:formula="of:=ROUND([.C36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3])=0;&quot;&quot;;COUNTIF([.$C$16:.C363];&quot;&gt;=&quot;&amp;Goal)/COUNTA([.$C$16:.C363]))">
            <text:p/>
          </table:table-cell>
          <table:table-cell table:style-name="ce25" table:formula="of:=IF(COUNTA([.C363])=0;&quot;&quot;;SUM([.$C$16:.C363])/COUNT([.$C$16:.C36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5" calcext:value-type="date">
            <text:p>15/12/2015</text:p>
          </table:table-cell>
          <table:table-cell table:style-name="ce8" table:formula="of:=ROUND([.C36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4])=0;&quot;&quot;;COUNTIF([.$C$16:.C364];&quot;&gt;=&quot;&amp;Goal)/COUNTA([.$C$16:.C364]))">
            <text:p/>
          </table:table-cell>
          <table:table-cell table:style-name="ce25" table:formula="of:=IF(COUNTA([.C364])=0;&quot;&quot;;SUM([.$C$16:.C364])/COUNT([.$C$16:.C36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6" calcext:value-type="date">
            <text:p>16/12/2015</text:p>
          </table:table-cell>
          <table:table-cell table:style-name="ce8" table:formula="of:=ROUND([.C36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5])=0;&quot;&quot;;COUNTIF([.$C$16:.C365];&quot;&gt;=&quot;&amp;Goal)/COUNTA([.$C$16:.C365]))">
            <text:p/>
          </table:table-cell>
          <table:table-cell table:style-name="ce25" table:formula="of:=IF(COUNTA([.C365])=0;&quot;&quot;;SUM([.$C$16:.C365])/COUNT([.$C$16:.C36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7" calcext:value-type="date">
            <text:p>17/12/2015</text:p>
          </table:table-cell>
          <table:table-cell table:style-name="ce8" table:formula="of:=ROUND([.C36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6])=0;&quot;&quot;;COUNTIF([.$C$16:.C366];&quot;&gt;=&quot;&amp;Goal)/COUNTA([.$C$16:.C366]))">
            <text:p/>
          </table:table-cell>
          <table:table-cell table:style-name="ce25" table:formula="of:=IF(COUNTA([.C366])=0;&quot;&quot;;SUM([.$C$16:.C366])/COUNT([.$C$16:.C36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8" calcext:value-type="date">
            <text:p>18/12/2015</text:p>
          </table:table-cell>
          <table:table-cell table:style-name="ce8" table:formula="of:=ROUND([.C36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7])=0;&quot;&quot;;COUNTIF([.$C$16:.C367];&quot;&gt;=&quot;&amp;Goal)/COUNTA([.$C$16:.C367]))">
            <text:p/>
          </table:table-cell>
          <table:table-cell table:style-name="ce25" table:formula="of:=IF(COUNTA([.C367])=0;&quot;&quot;;SUM([.$C$16:.C367])/COUNT([.$C$16:.C36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9" calcext:value-type="date">
            <text:p>19/12/2015</text:p>
          </table:table-cell>
          <table:table-cell table:style-name="ce8" table:formula="of:=ROUND([.C36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8])=0;&quot;&quot;;COUNTIF([.$C$16:.C368];&quot;&gt;=&quot;&amp;Goal)/COUNTA([.$C$16:.C368]))">
            <text:p/>
          </table:table-cell>
          <table:table-cell table:style-name="ce25" table:formula="of:=IF(COUNTA([.C368])=0;&quot;&quot;;SUM([.$C$16:.C368])/COUNT([.$C$16:.C36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0" calcext:value-type="date">
            <text:p>20/12/2015</text:p>
          </table:table-cell>
          <table:table-cell table:style-name="ce8" table:formula="of:=ROUND([.C36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9])=0;&quot;&quot;;COUNTIF([.$C$16:.C369];&quot;&gt;=&quot;&amp;Goal)/COUNTA([.$C$16:.C369]))">
            <text:p/>
          </table:table-cell>
          <table:table-cell table:style-name="ce25" table:formula="of:=IF(COUNTA([.C369])=0;&quot;&quot;;SUM([.$C$16:.C369])/COUNT([.$C$16:.C36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1" calcext:value-type="date">
            <text:p>21/12/2015</text:p>
          </table:table-cell>
          <table:table-cell table:style-name="ce8" table:formula="of:=ROUND([.C37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0])=0;&quot;&quot;;COUNTIF([.$C$16:.C370];&quot;&gt;=&quot;&amp;Goal)/COUNTA([.$C$16:.C370]))">
            <text:p/>
          </table:table-cell>
          <table:table-cell table:style-name="ce25" table:formula="of:=IF(COUNTA([.C370])=0;&quot;&quot;;SUM([.$C$16:.C370])/COUNT([.$C$16:.C37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2" calcext:value-type="date">
            <text:p>22/12/2015</text:p>
          </table:table-cell>
          <table:table-cell table:style-name="ce8" table:formula="of:=ROUND([.C37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1])=0;&quot;&quot;;COUNTIF([.$C$16:.C371];&quot;&gt;=&quot;&amp;Goal)/COUNTA([.$C$16:.C371]))">
            <text:p/>
          </table:table-cell>
          <table:table-cell table:style-name="ce25" table:formula="of:=IF(COUNTA([.C371])=0;&quot;&quot;;SUM([.$C$16:.C371])/COUNT([.$C$16:.C37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3" calcext:value-type="date">
            <text:p>23/12/2015</text:p>
          </table:table-cell>
          <table:table-cell table:style-name="ce8" table:formula="of:=ROUND([.C37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2])=0;&quot;&quot;;COUNTIF([.$C$16:.C372];&quot;&gt;=&quot;&amp;Goal)/COUNTA([.$C$16:.C372]))">
            <text:p/>
          </table:table-cell>
          <table:table-cell table:style-name="ce25" table:formula="of:=IF(COUNTA([.C372])=0;&quot;&quot;;SUM([.$C$16:.C372])/COUNT([.$C$16:.C37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4" calcext:value-type="date">
            <text:p>24/12/2015</text:p>
          </table:table-cell>
          <table:table-cell table:style-name="ce8" table:formula="of:=ROUND([.C37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3])=0;&quot;&quot;;COUNTIF([.$C$16:.C373];&quot;&gt;=&quot;&amp;Goal)/COUNTA([.$C$16:.C373]))">
            <text:p/>
          </table:table-cell>
          <table:table-cell table:style-name="ce25" table:formula="of:=IF(COUNTA([.C373])=0;&quot;&quot;;SUM([.$C$16:.C373])/COUNT([.$C$16:.C37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5" calcext:value-type="date">
            <text:p>25/12/2015</text:p>
          </table:table-cell>
          <table:table-cell table:style-name="ce8" table:formula="of:=ROUND([.C37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4])=0;&quot;&quot;;COUNTIF([.$C$16:.C374];&quot;&gt;=&quot;&amp;Goal)/COUNTA([.$C$16:.C374]))">
            <text:p/>
          </table:table-cell>
          <table:table-cell table:style-name="ce25" table:formula="of:=IF(COUNTA([.C374])=0;&quot;&quot;;SUM([.$C$16:.C374])/COUNT([.$C$16:.C37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6" calcext:value-type="date">
            <text:p>26/12/2015</text:p>
          </table:table-cell>
          <table:table-cell table:style-name="ce8" table:formula="of:=ROUND([.C37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5])=0;&quot;&quot;;COUNTIF([.$C$16:.C375];&quot;&gt;=&quot;&amp;Goal)/COUNTA([.$C$16:.C375]))">
            <text:p/>
          </table:table-cell>
          <table:table-cell table:style-name="ce25" table:formula="of:=IF(COUNTA([.C375])=0;&quot;&quot;;SUM([.$C$16:.C375])/COUNT([.$C$16:.C37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7" calcext:value-type="date">
            <text:p>27/12/2015</text:p>
          </table:table-cell>
          <table:table-cell table:style-name="ce8" table:formula="of:=ROUND([.C37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6])=0;&quot;&quot;;COUNTIF([.$C$16:.C376];&quot;&gt;=&quot;&amp;Goal)/COUNTA([.$C$16:.C376]))">
            <text:p/>
          </table:table-cell>
          <table:table-cell table:style-name="ce25" table:formula="of:=IF(COUNTA([.C376])=0;&quot;&quot;;SUM([.$C$16:.C376])/COUNT([.$C$16:.C37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8" calcext:value-type="date">
            <text:p>28/12/2015</text:p>
          </table:table-cell>
          <table:table-cell table:style-name="ce8" table:formula="of:=ROUND([.C37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7])=0;&quot;&quot;;COUNTIF([.$C$16:.C377];&quot;&gt;=&quot;&amp;Goal)/COUNTA([.$C$16:.C377]))">
            <text:p/>
          </table:table-cell>
          <table:table-cell table:style-name="ce25" table:formula="of:=IF(COUNTA([.C377])=0;&quot;&quot;;SUM([.$C$16:.C377])/COUNT([.$C$16:.C37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9" calcext:value-type="date">
            <text:p>29/12/2015</text:p>
          </table:table-cell>
          <table:table-cell table:style-name="ce8" table:formula="of:=ROUND([.C37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8])=0;&quot;&quot;;COUNTIF([.$C$16:.C378];&quot;&gt;=&quot;&amp;Goal)/COUNTA([.$C$16:.C378]))">
            <text:p/>
          </table:table-cell>
          <table:table-cell table:style-name="ce25" table:formula="of:=IF(COUNTA([.C378])=0;&quot;&quot;;SUM([.$C$16:.C378])/COUNT([.$C$16:.C37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30" calcext:value-type="date">
            <text:p>30/12/2015</text:p>
          </table:table-cell>
          <table:table-cell table:style-name="ce8" table:formula="of:=ROUND([.C37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9])=0;&quot;&quot;;COUNTIF([.$C$16:.C379];&quot;&gt;=&quot;&amp;Goal)/COUNTA([.$C$16:.C379]))">
            <text:p/>
          </table:table-cell>
          <table:table-cell table:style-name="ce25" table:formula="of:=IF(COUNTA([.C379])=0;&quot;&quot;;SUM([.$C$16:.C379])/COUNT([.$C$16:.C37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31" calcext:value-type="date">
            <text:p>31/12/2015</text:p>
          </table:table-cell>
          <table:table-cell table:style-name="ce8" table:formula="of:=ROUND([.C38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80])=0;&quot;&quot;;COUNTIF([.$C$16:.C380];&quot;&gt;=&quot;&amp;Goal)/COUNTA([.$C$16:.C380]))">
            <text:p/>
          </table:table-cell>
          <table:table-cell table:style-name="ce25" table:formula="of:=IF(COUNTA([.C380])=0;&quot;&quot;;SUM([.$C$16:.C380])/COUNT([.$C$16:.C38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4">
          <table:table-cell table:style-name="ce1" table:number-columns-repeated="9"/>
          <table:table-cell table:style-name="ce17" table:number-columns-repeated="2"/>
          <table:table-cell table:number-columns-repeated="1013"/>
        </table:table-row>
        <table:table-row table:style-name="ro10" table:visibility="collapse" table:number-rows-repeated="1048189">
          <table:table-cell table:number-columns-repeated="1024"/>
        </table:table-row>
        <table:table-row table:style-name="ro11" table:visibility="collapse" table:number-rows-repeated="5">
          <table:table-cell table:number-columns-repeated="1024"/>
        </table:table-row>
        <table:table-row table:style-name="ro11" table:visibility="collapse">
          <table:table-cell table:number-columns-repeated="1024"/>
        </table:table-row>
      </table:table>
      <table:named-expressions>
        <table:named-range table:name="Calories" table:base-cell-address="$Steps.$A$1" table:cell-range-address="$Steps.$E$16:.$E$380"/>
        <table:named-range table:name="CaloriesPerDay" table:base-cell-address="$Steps.$A$1" table:cell-range-address="$Steps.$E$4"/>
        <table:named-range table:name="Distance" table:base-cell-address="$Steps.$A$1" table:cell-range-address="$Steps.$D$16:.$D$380"/>
        <table:named-range table:name="DistancePerDay" table:base-cell-address="$Steps.$A$1" table:cell-range-address="$Steps.$D$4"/>
        <table:named-range table:name="Goal" table:base-cell-address="$Steps.$D$6" table:cell-range-address="$Steps.$D$7"/>
        <table:named-range table:name="MaxCalories" table:base-cell-address="$Steps.$E$4" table:cell-range-address="$Steps.$E$5"/>
        <table:named-range table:name="MaxDistance" table:base-cell-address="$Steps.$D$4" table:cell-range-address="$Steps.$D$5"/>
        <table:named-range table:name="MaxSteps" table:base-cell-address="$Steps.$C$4" table:cell-range-address="$Steps.$C$5"/>
        <table:named-range table:name="NoDays" table:base-cell-address="$Steps.$A$1" table:cell-range-address="$Steps.$H$3"/>
        <table:named-range table:name="PivotSource" table:base-cell-address="$Steps.$C$22" table:cell-range-address="$Steps.$B$15:.$E$380"/>
        <table:named-range table:name="StdDev0.5" table:base-cell-address="$Steps.$A$1" table:cell-range-address="$Steps.$B$12"/>
        <table:named-range table:name="StdDev0.5High" table:base-cell-address="$Steps.$A$1" table:cell-range-address="$Steps.$D$12"/>
        <table:named-range table:name="StdDev0.5Low" table:base-cell-address="$Steps.$A$1" table:cell-range-address="$Steps.$C$12"/>
        <table:named-range table:name="StdDev1" table:base-cell-address="$Steps.$A$1" table:cell-range-address="$Steps.$B$13"/>
        <table:named-range table:name="StdDev1High" table:base-cell-address="$Steps.$A$1" table:cell-range-address="$Steps.$D$13"/>
        <table:named-range table:name="StdDev1Low" table:base-cell-address="$Steps.$A$1" table:cell-range-address="$Steps.$C$13"/>
        <table:named-range table:name="StdDev2" table:base-cell-address="$Steps.$A$1" table:cell-range-address="$Steps.$B$14"/>
        <table:named-range table:name="StdDev2High" table:base-cell-address="$Steps.$A$1" table:cell-range-address="$Steps.$D$14"/>
        <table:named-range table:name="StdDev2Low" table:base-cell-address="$Steps.$A$1" table:cell-range-address="$Steps.$C$14"/>
        <table:named-range table:name="StdDevVal" table:base-cell-address="$Steps.$A$1" table:cell-range-address="$Steps.$E$11"/>
        <table:named-range table:name="Steps" table:base-cell-address="$Steps.$A$1" table:cell-range-address="$Steps.$C$16:.$C$380"/>
        <table:named-range table:name="StepsPerDay" table:base-cell-address="$Steps.$A$1" table:cell-range-address="$Steps.$C$4"/>
        <table:named-range table:name="TotalCalories" table:base-cell-address="$Steps.$A$1" table:cell-range-address="$Steps.$E$3"/>
        <table:named-range table:name="TotalDistance" table:base-cell-address="$Steps.$A$1" table:cell-range-address="$Steps.$D$3"/>
        <table:named-range table:name="TotalSteps" table:base-cell-address="$Steps.$A$1" table:cell-range-address="$Steps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ivot_20_Table_20_Category" style:display-name="Excel Built-in 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ivot_20_Table_20_Corner" style:display-name="Excel Built-in 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ivot_20_Table_20_Field" style:display-name="Excel Built-in 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ivot_20_Table_20_Result" style:display-name="Excel Built-in 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Pivot_20_Table_20_Title" style:display-name="Excel Built-in 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Pivot_20_Table_20_Value" style:display-name="Excel Built-in 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fill-image draw:name="Empty" xlink:href="Pictures/100000000000000800000008DD0ADA29.png" xlink:type="simple" xlink:show="embed" xlink:actuate="onLoad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9:05:11.361692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quency" style:display-name="PageStyle_Frequenc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GB</dc:language>
    <meta:editing-cycles>9</meta:editing-cycles>
    <meta:editing-duration>PT2H4M45S</meta:editing-duration>
    <dc:date>2015-09-28T19:06:49.452735740</dc:date>
    <meta:generator>LibreOffice/4.2.8.2$Linux_X86_64 LibreOffice_project/420m0$Build-2</meta:generator>
    <meta:document-statistic meta:table-count="1" meta:cell-count="15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1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style:text-position="0% 100%" fo:font-size="10pt" style:font-size-asian="10pt" style:font-size-complex="10pt"/>
    </style:style>
    <style:style style:name="ch9" style:family="chart" style:data-style-name="N11">
      <style:chart-properties chart:symbol-type="automatic" chart:symbol-width="0.141cm" chart:symbol-height="0.141cm" chart:link-data-style-to-source="true" chart:label-position="right">
        <chart:label-separator>
          <text:p>; </text:p>
        </chart:label-separator>
      </style:chart-properties>
      <style:graphic-properties draw:stroke="none"/>
      <style:text-properties style:text-position="0% 100%" fo:font-size="10pt" style:font-size-asian="10pt" style:font-size-complex="10pt"/>
    </style:style>
    <style:style style:name="ch10" style:family="chart" style:data-style-name="N11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001cm" svg:height="5.543cm" xlink:href=".." xlink:type="simple" chart:class="chart:line" chart:style-name="ch1">
        <chart:title svg:x="2.823cm" svg:y="0.246cm" chart:style-name="ch2">
          <text:p>Cumulative Achievement Ratio</text:p>
        </chart:title>
        <chart:plot-area chart:style-name="ch3" table:cell-range-address="Steps.G15:Steps.G380" chart:data-source-has-labels="row" svg:x="0.28cm" svg:y="1.355cm" svg:width="13.441cm" svg:height="3.048cm">
          <chartooo:coordinate-region svg:x="2.066cm" svg:y="1.554cm" svg:width="11.608cm" svg:height="1.925cm"/>
          <chart:axis chart:dimension="x" chart:name="primary-x" chart:style-name="ch4">
            <chart:title svg:x="6.446cm" svg:y="4.514cm" chart:style-name="ch5">
              <text:p>Time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eps.G16:Steps.G380" chart:label-cell-address="Steps.G15:Steps.G15" chart:class="chart:line">
            <chart:data-point chart:repeated="365"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hievement Ratio</text:p>
                <draw:g>
                  <svg:desc>Steps.G15:Steps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teps.G16:Steps.G3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style:text-position="0% 100%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001cm" svg:height="5.545cm" xlink:href=".." xlink:type="simple" chart:class="chart:line" chart:style-name="ch1">
        <chart:title svg:x="6.13cm" svg:y="0.246cm" chart:style-name="ch2">
          <text:p>Steps</text:p>
        </chart:title>
        <chart:legend chart:legend-position="end" svg:x="11.466cm" svg:y="2.224cm" style:legend-expansion="high" chart:style-name="ch3"/>
        <chart:plot-area chart:style-name="ch4" table:cell-range-address="Steps.A16:Steps.A380 Steps.C15:Steps.C380 Steps.H15:Steps.H380" chart:data-source-has-labels="both" svg:x="0.28cm" svg:y="1.355cm" svg:width="10.906cm" svg:height="3.05cm">
          <chartooo:coordinate-region svg:x="1.114cm" svg:y="1.554cm" svg:width="10.072cm" svg:height="2.204cm"/>
          <chart:axis chart:dimension="x" chart:name="primary-x" chart:style-name="ch5" chartooo:axis-type="auto">
            <chartooo:date-scale/>
            <chart:title svg:x="5.285cm" svg:y="4.516cm" chart:style-name="ch6">
              <text:p>Date</text:p>
            </chart:title>
            <chart:categories table:cell-range-address="Steps.A16:Steps.A38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teps.C16:Steps.C380" chart:label-cell-address="Steps.C15:Steps.C15" chart:class="chart:line">
            <chart:data-point chart:repeated="365"/>
          </chart:series>
          <chart:series chart:style-name="ch10" chart:values-cell-range-address="Steps.H16:Steps.H380" chart:label-cell-address="Steps.H15:Steps.H15" chart:class="chart:line">
            <chart:data-point chart:repeated="3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ps</text:p>
                <draw:g>
                  <svg:desc>Steps.C15:Steps.C15</svg:desc>
                </draw:g>
              </table:table-cell>
              <table:table-cell office:value-type="string">
                <text:p>Average</text:p>
                <draw:g>
                  <svg:desc>Steps.H15:Steps.H15</svg:desc>
                </draw:g>
              </table:table-cell>
            </table:table-row>
          </table:table-header-rows>
          <table:table-rows>
            <table:table-row>
              <table:table-cell office:value-type="float" office:value="42005">
                <text:p>42010</text:p>
                <draw:g>
                  <svg:desc>Steps.A16:Steps.A380</svg:desc>
                </draw:g>
              </table:table-cell>
              <table:table-cell office:value-type="float" office:value="NaN">
                <text:p>NaN</text:p>
                <draw:g>
                  <svg:desc>Steps.C16:Steps.C380</svg:desc>
                </draw:g>
              </table:table-cell>
              <table:table-cell office:value-type="float" office:value="NaN">
                <text:p>NaN</text:p>
                <draw:g>
                  <svg:desc>Steps.H16:Steps.H380</svg:desc>
                </draw:g>
              </table:table-cell>
            </table:table-row>
            <table:table-row>
              <table:table-cell office:value-type="float" office:value="42006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7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8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1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3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4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5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7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8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1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2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4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5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7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8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9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1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2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3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4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5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8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9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1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2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3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4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5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6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7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8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9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1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2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3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4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5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6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7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8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9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1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2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3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6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7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8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9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1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2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3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4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5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6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7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8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9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1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2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3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4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5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6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7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8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9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1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2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3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4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6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7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8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9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1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2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3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4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5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6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7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8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9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1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2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3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4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5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6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7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8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9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1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2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3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4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6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7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9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1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2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3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4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5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6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7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8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9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1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2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3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4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5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6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7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8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9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1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2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3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4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5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7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8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9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1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2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3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4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5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6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7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8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9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1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2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3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4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5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6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7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8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9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1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2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3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4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5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7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8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9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1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2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3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4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5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6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7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8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9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1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2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3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4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5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6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7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8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9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1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2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3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4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5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6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8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1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2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3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4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5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6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7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8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1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2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3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5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7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8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1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2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4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5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6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7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9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1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3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5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6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7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8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9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3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4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5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6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7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8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9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1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5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7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8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9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2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4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5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6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1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5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6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9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3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5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6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8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3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4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5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6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7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8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1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2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3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4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6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7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8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9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1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2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3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4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5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7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8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9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2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3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4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5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6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7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8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9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